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9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6.993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5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6" style:family="graphic" style:parent-style-name="standard">
      <style:graphic-properties draw:fill-color="#1c1c1c" draw:textarea-horizontal-align="justify" draw:textarea-vertical-align="middle" draw:auto-grow-height="false" fo:min-height="0.258cm" fo:min-width="1.53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3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8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401cm" fo:min-width="6.993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10.422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1.02cm" fo:min-width="6.993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512cm" fo:min-width="5.596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766cm" fo:min-width="7.247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893cm" fo:min-width="9.66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766cm" fo:min-width="7.755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1.02cm" fo:min-width="7.755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0.422cm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1.057cm"/>
    </style:style>
    <style:style style:name="gr21" style:family="graphic" style:parent-style-name="standard">
      <style:graphic-properties svg:stroke-color="#000000" draw:fill-color="#407927" draw:textarea-horizontal-align="justify" draw:textarea-vertical-align="middle" draw:auto-grow-height="false" fo:min-height="1.401cm" fo:min-width="10.422cm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8.136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1.819cm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92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28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0.766cm" fo:min-width="9.66cm"/>
    </style:style>
    <style:style style:name="gr36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766cm" fo:min-width="2.675cm"/>
    </style:style>
    <style:style style:name="gr38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3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4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42" style:family="graphic" style:parent-style-name="standard">
      <style:graphic-properties draw:fill-color="#eeeeee" draw:textarea-horizontal-align="justify" draw:textarea-vertical-align="middle" draw:auto-grow-height="false" fo:min-height="0.766cm" fo:min-width="5.596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44" style:family="graphic" style:parent-style-name="standard">
      <style:graphic-properties draw:fill-color="#eeeeee" draw:textarea-horizontal-align="justify" draw:textarea-vertical-align="middle" draw:auto-grow-height="false" fo:min-height="0.893cm" fo:min-width="7.628cm"/>
    </style:style>
    <style:style style:name="gr45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46" style:family="graphic" style:parent-style-name="standard">
      <style:graphic-properties draw:fill-color="#eeeeee" draw:textarea-horizontal-align="justify" draw:textarea-vertical-align="middle" draw:auto-grow-height="false" fo:min-height="1.02cm" fo:min-width="6.104cm"/>
    </style:style>
    <style:style style:name="gr47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48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4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1.201cm" fo:min-width="6.231cm"/>
    </style:style>
    <style:style style:name="gr51" style:family="graphic" style:parent-style-name="standard">
      <style:graphic-properties draw:fill-color="#adc5e7" draw:textarea-horizontal-align="justify" draw:textarea-vertical-align="middle" draw:auto-grow-height="false" fo:min-height="0.331cm" fo:min-width="4.453cm"/>
    </style:style>
    <style:style style:name="gr52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</style:style>
    <style:style style:name="gr54" style:family="graphic" style:parent-style-name="standard">
      <style:graphic-properties draw:fill-color="#1c1c1c" draw:textarea-horizontal-align="justify" draw:textarea-vertical-align="middle" draw:auto-grow-height="false" fo:min-height="0.258cm" fo:min-width="2.294cm"/>
    </style:style>
    <style:style style:name="gr55" style:family="graphic" style:parent-style-name="standard">
      <style:graphic-properties draw:fill-color="#1c1c1c" draw:textarea-horizontal-align="justify" draw:textarea-vertical-align="middle" draw:auto-grow-height="false" fo:min-height="0.258cm" fo:min-width="1.786cm"/>
    </style:style>
    <style:style style:name="gr56" style:family="graphic" style:parent-style-name="standard">
      <style:graphic-properties draw:fill-color="#1c1c1c" draw:textarea-horizontal-align="justify" draw:textarea-vertical-align="middle" draw:auto-grow-height="false" fo:min-height="0.258cm" fo:min-width="2.04cm"/>
    </style:style>
    <style:style style:name="gr57" style:family="graphic" style:parent-style-name="standard">
      <style:graphic-properties draw:fill-color="#111111" draw:textarea-horizontal-align="justify" draw:textarea-vertical-align="middle" draw:auto-grow-height="false" fo:min-height="0.258cm" fo:min-width="2.04cm"/>
    </style:style>
    <style:style style:name="gr58" style:family="graphic" style:parent-style-name="standard">
      <style:graphic-properties draw:fill-color="#111111" draw:textarea-horizontal-align="justify" draw:textarea-vertical-align="middle" draw:auto-grow-height="false" fo:min-height="0.258cm" fo:min-width="2.421cm"/>
    </style:style>
    <style:style style:name="gr59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56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6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787cm"/>
    </style:style>
    <style:style style:name="gr62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009cm"/>
    </style:style>
    <style:style style:name="gr6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0.803cm"/>
    </style:style>
    <style:style style:name="gr64" style:family="graphic" style:parent-style-name="standard">
      <style:graphic-properties svg:stroke-color="#000000" draw:fill-color="#dddddd" draw:textarea-horizontal-align="justify" draw:textarea-vertical-align="middle" draw:auto-grow-height="false" fo:min-height="2.163cm" fo:min-width="9.914cm"/>
    </style:style>
    <style:style style:name="gr65" style:family="graphic" style:parent-style-name="standard">
      <style:graphic-properties draw:fill-color="#eeeeee" draw:textarea-horizontal-align="justify" draw:textarea-vertical-align="middle" draw:auto-grow-height="false" fo:min-height="0.766cm" fo:min-width="2.802cm"/>
    </style:style>
    <style:style style:name="gr66" style:family="graphic" style:parent-style-name="standard">
      <style:graphic-properties draw:fill-color="#eeeeee" draw:textarea-horizontal-align="justify" draw:textarea-vertical-align="middle" draw:auto-grow-height="false" fo:min-height="0.766cm" fo:min-width="5.85cm"/>
    </style:style>
    <style:style style:name="gr67" style:family="graphic" style:parent-style-name="standard">
      <style:graphic-properties draw:fill-color="#eeeeee" draw:textarea-horizontal-align="justify" draw:textarea-vertical-align="middle" draw:auto-grow-height="false" fo:min-height="0.639cm" fo:min-width="7.12cm"/>
    </style:style>
    <style:style style:name="gr68" style:family="graphic" style:parent-style-name="standard">
      <style:graphic-properties draw:fill-color="#eeeeee" draw:textarea-horizontal-align="justify" draw:textarea-vertical-align="middle" draw:auto-grow-height="false" fo:min-height="0.766cm" fo:min-width="5.723cm"/>
    </style:style>
    <style:style style:name="gr69" style:family="graphic" style:parent-style-name="standard">
      <style:graphic-properties draw:fill-color="#eeeeee" draw:textarea-horizontal-align="justify" draw:textarea-vertical-align="middle" draw:auto-grow-height="false" fo:min-height="0.766cm" fo:min-width="4.326cm"/>
    </style:style>
    <style:style style:name="gr7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74cm" fo:min-width="6.231cm"/>
    </style:style>
    <style:style style:name="gr7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2.036cm" fo:min-width="9.025cm"/>
    </style:style>
    <style:style style:name="gr7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7.755cm"/>
    </style:style>
    <style:style style:name="gr73" style:family="graphic" style:parent-style-name="standard">
      <style:graphic-properties draw:fill-color="#eeeeee" draw:textarea-horizontal-align="justify" draw:textarea-vertical-align="middle" draw:auto-grow-height="false" fo:min-height="0.766cm" fo:min-width="4.072cm"/>
    </style:style>
    <style:style style:name="gr7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8.26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</style:style>
    <style:style style:name="gr76" style:family="graphic" style:parent-style-name="standard">
      <style:graphic-properties draw:fill-color="#eeeeee" draw:textarea-horizontal-align="justify" draw:textarea-vertical-align="middle" draw:auto-grow-height="false" fo:min-height="0.893cm" fo:min-width="4.961cm"/>
    </style:style>
    <style:style style:name="gr77" style:family="graphic" style:parent-style-name="standard">
      <style:graphic-properties draw:fill-color="#eeeeee" draw:textarea-horizontal-align="justify" draw:textarea-vertical-align="middle" draw:auto-grow-height="false" fo:min-height="0.766cm" fo:min-width="5.469cm"/>
    </style:style>
    <style:style style:name="gr78" style:family="graphic" style:parent-style-name="standard">
      <style:graphic-properties draw:fill-color="#eeeeee" draw:textarea-horizontal-align="justify" draw:textarea-vertical-align="middle" draw:auto-grow-height="false" fo:min-height="0.766cm" fo:min-width="7.374cm"/>
    </style:style>
    <style:style style:name="gr79" style:family="graphic" style:parent-style-name="standard">
      <style:graphic-properties draw:fill-color="#eeeeee" draw:textarea-horizontal-align="justify" draw:textarea-vertical-align="middle" draw:auto-grow-height="false" fo:min-height="0.766cm" fo:min-width="6.112cm"/>
    </style:style>
    <style:style style:name="gr80" style:family="graphic" style:parent-style-name="standard">
      <style:graphic-properties draw:fill-color="#eeeeee" draw:textarea-horizontal-align="justify" draw:textarea-vertical-align="middle" draw:auto-grow-height="false" fo:min-height="0.766cm" fo:min-width="4.641cm"/>
    </style:style>
    <style:style style:name="gr81" style:family="graphic" style:parent-style-name="standard">
      <style:graphic-properties draw:fill-color="#eeeeee" draw:textarea-horizontal-align="justify" draw:textarea-vertical-align="middle" draw:auto-grow-height="false" fo:min-height="0.766cm" fo:min-width="4.895cm"/>
    </style:style>
    <style:style style:name="gr82" style:family="graphic" style:parent-style-name="standard">
      <style:graphic-properties draw:fill-color="#eeeeee" draw:textarea-horizontal-align="justify" draw:textarea-vertical-align="middle" draw:auto-grow-height="false" fo:min-height="0.766cm" fo:min-width="6.314cm"/>
    </style:style>
    <style:style style:name="gr83" style:family="graphic" style:parent-style-name="standard">
      <style:graphic-properties draw:fill-color="#eeeeee" draw:textarea-horizontal-align="justify" draw:textarea-vertical-align="middle" draw:auto-grow-height="false" fo:min-height="0.766cm" fo:min-width="8.097cm"/>
    </style:style>
    <style:style style:name="gr84" style:family="graphic" style:parent-style-name="standard">
      <style:graphic-properties draw:fill-color="#eeeeee" draw:textarea-horizontal-align="justify" draw:textarea-vertical-align="middle" draw:auto-grow-height="false" fo:min-height="0.766cm" fo:min-width="5.652cm"/>
    </style:style>
    <style:style style:name="gr85" style:family="graphic" style:parent-style-name="standard">
      <style:graphic-properties svg:stroke-color="#000000" draw:fill-color="#407927" draw:textarea-horizontal-align="justify" draw:textarea-vertical-align="middle" draw:auto-grow-height="false" fo:min-height="0.893cm" fo:min-width="3.691cm"/>
    </style:style>
    <style:style style:name="gr86" style:family="graphic" style:parent-style-name="standard">
      <style:graphic-properties svg:stroke-color="#000000" draw:fill-color="#1b75bc" draw:textarea-horizontal-align="justify" draw:textarea-vertical-align="middle" draw:auto-grow-height="false" fo:min-height="0.512cm" fo:min-width="3.564cm"/>
    </style:style>
    <style:style style:name="gr87" style:family="graphic" style:parent-style-name="standard">
      <style:graphic-properties draw:fill-color="#1c1c1c" draw:textarea-horizontal-align="justify" draw:textarea-vertical-align="middle" draw:auto-grow-height="false" fo:min-height="0.254cm" fo:min-width="1.532cm"/>
    </style:style>
    <style:style style:name="gr8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374cm"/>
    </style:style>
    <style:style style:name="gr8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93cm"/>
    </style:style>
    <style:style style:name="gr90" style:family="graphic" style:parent-style-name="standard">
      <style:graphic-properties draw:fill-color="#eeeeee" draw:textarea-horizontal-align="justify" draw:textarea-vertical-align="middle" draw:auto-grow-height="false" fo:min-height="0.712cm" fo:min-width="6.822cm"/>
    </style:style>
    <style:style style:name="gr91" style:family="graphic" style:parent-style-name="standard">
      <style:graphic-properties draw:fill-color="#eeeeee" draw:textarea-horizontal-align="justify" draw:textarea-vertical-align="middle" draw:auto-grow-height="false" fo:min-height="0.766cm" fo:min-width="3.818cm"/>
    </style:style>
    <style:style style:name="gr92" style:family="graphic" style:parent-style-name="standard">
      <style:graphic-properties draw:fill-color="#eeeeee" draw:textarea-horizontal-align="justify" draw:textarea-vertical-align="middle" draw:auto-grow-height="false" fo:min-height="0.712cm" fo:min-width="4.599cm"/>
    </style:style>
    <style:style style:name="gr93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12cm"/>
    </style:style>
    <style:style style:name="gr94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8.263cm"/>
    </style:style>
    <style:style style:name="gr9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6.711cm"/>
    </style:style>
    <style:style style:name="gr96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8.136cm"/>
    </style:style>
    <style:style style:name="gr97" style:family="graphic" style:parent-style-name="standard">
      <style:graphic-properties draw:fill-color="#eeeeee" draw:textarea-horizontal-align="justify" draw:textarea-vertical-align="middle" draw:auto-grow-height="false" fo:min-height="0.712cm" fo:min-width="6.732cm"/>
    </style:style>
    <style:style style:name="gr98" style:family="graphic" style:parent-style-name="standard">
      <style:graphic-properties draw:fill-color="#eeeeee" draw:textarea-horizontal-align="justify" draw:textarea-vertical-align="middle" draw:auto-grow-height="false" fo:min-height="0.712cm" fo:min-width="4.326cm"/>
    </style:style>
    <style:style style:name="gr99" style:family="graphic" style:parent-style-name="standard">
      <style:graphic-properties draw:fill-color="#eeeeee" draw:textarea-horizontal-align="justify" draw:textarea-vertical-align="middle" draw:auto-grow-height="false" fo:min-height="0.766cm" fo:min-width="4.961cm"/>
    </style:style>
    <style:style style:name="gr100" style:family="graphic" style:parent-style-name="standard">
      <style:graphic-properties draw:fill-color="#eeeeee" draw:textarea-horizontal-align="justify" draw:textarea-vertical-align="middle" draw:auto-grow-height="false" fo:min-height="0.712cm" fo:min-width="7.494cm"/>
    </style:style>
    <style:style style:name="gr101" style:family="graphic" style:parent-style-name="standard">
      <style:graphic-properties svg:stroke-color="#000000" draw:fill-color="#dddddd" draw:textarea-horizontal-align="justify" draw:textarea-vertical-align="middle" draw:auto-grow-height="false" fo:min-height="2.036cm" fo:min-width="9.66cm"/>
    </style:style>
    <style:style style:name="gr102" style:family="graphic" style:parent-style-name="standard">
      <style:graphic-properties draw:fill-color="#eeeeee" draw:textarea-horizontal-align="justify" draw:textarea-vertical-align="middle" draw:auto-grow-height="false" fo:min-height="0.712cm" fo:min-width="4.747cm"/>
    </style:style>
    <style:style style:name="gr10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7.854cm"/>
    </style:style>
    <style:style style:name="gr104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8.263cm"/>
    </style:style>
    <style:style style:name="gr105" style:family="graphic" style:parent-style-name="standard">
      <style:graphic-properties draw:fill-color="#eeeeee" draw:textarea-horizontal-align="justify" draw:textarea-vertical-align="middle" draw:auto-grow-height="false" fo:min-height="0.712cm" fo:min-width="7.28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4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loext:graphic-properties draw:fill-color="#1c1c1c"/>
      <style:paragraph-properties fo:text-align="center"/>
      <style:text-properties fo:color="#ffffff" fo:font-size="8pt" fo:language="ru" fo:country="RU" style:font-size-asian="8pt" style:font-size-complex="8pt"/>
    </style:style>
    <style:style style:name="P7" style:family="paragraph">
      <loext:graphic-properties draw:fill-color="#f37b70"/>
      <style:paragraph-properties fo:text-align="center"/>
      <style:text-properties fo:font-size="8pt" fo:language="ru" fo:country="RU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10" style:family="paragraph">
      <loext:graphic-properties draw:fill-color="#407927"/>
      <style:paragraph-properties fo:text-align="center"/>
      <style:text-properties fo:color="#ffffff" fo:font-size="8pt" fo:language="ru" fo:country="RU" style:font-size-asian="8pt" style:font-size-complex="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111111"/>
      <style:paragraph-properties fo:text-align="center"/>
      <style:text-properties fo:color="#ffffff" fo:font-size="8pt" fo:language="ru" fo:country="RU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8pt" fo:language="ru" fo:country="RU" style:font-size-asian="8pt" style:font-size-complex="8pt"/>
    </style:style>
    <style:style style:name="P15" style:family="paragraph">
      <loext:graphic-properties draw:fill-color="#1b75bc"/>
      <style:paragraph-properties fo:text-align="center"/>
      <style:text-properties fo:color="#ffffff" fo:font-size="8pt" fo:language="ru" fo:country="RU" style:font-size-asian="8pt" style:font-size-complex="8pt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color="#ffffff" fo:font-size="8pt" fo:language="ru" fo:country="RU" style:font-size-asian="8pt" style:font-size-complex="8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ru" fo:country="RU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79cm" svg:height="0.962cm" svg:x="139.106cm" svg:y="2.397cm">
          <draw:text-box>
            <text:p>Сцена 0. Выбор персонажа</text:p>
          </draw:text-box>
        </draw:frame>
        <draw:custom-shape draw:style-name="gr2" draw:text-style-name="P3" xml:id="id1" draw:id="id1" draw:layer="layout" svg:width="7.493cm" svg:height="1.016cm" svg:x="141.462cm" svg:y="9.255cm">
          <text:p text:style-name="P2"><text:span text:style-name="T1">Добро пожаловать.</text:span></text:p>
          <text:p text:style-name="P2"><text:span text:style-name="T1">Пожалуйста, выберите себе персонаж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1.462cm" svg:y="8.747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842cm" svg:height="1.016cm" svg:x="138.668cm" svg:y="12.176cm">
          <text:p text:style-name="P2"><text:span text:style-name="T1">София Новикова. 27 лет. Росс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1.397cm" svg:height="0.508cm" svg:x="138.66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2.032cm" svg:height="0.508cm" svg:x="138.668cm" svg:y="13.192cm">
          <text:p text:style-name="P2"><text:span text:style-name="T2">Choos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1.462cm" svg:y1="9.763cm" svg:x2="139.366cm" svg:y2="11.668cm" draw:start-shape="id1" draw:start-glue-point="3" draw:end-shape="id2" draw:end-glue-point="0" svg:d="M141462 9763h-2096v1905" svg:viewBox="0 0 2097 1906">
          <text:p/>
        </draw:connector>
        <draw:custom-shape draw:style-name="gr4" draw:text-style-name="P3" draw:layer="layout" svg:width="5.842cm" svg:height="1.016cm" svg:x="145.78cm" svg:y="12.176cm">
          <text:p text:style-name="P2"><text:span text:style-name="T1">Жопа Ми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5.7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45.78cm" svg:y="13.192cm">
          <text:p text:style-name="P2"><text:span text:style-name="T2">S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4" draw:id="id4" draw:layer="layout" svg:width="3.81cm" svg:height="0.762cm" svg:x="133.08cm" svg:y="12.303cm">
          <text:p text:style-name="P2"><text:span text:style-name="T1">Добавляет портреты</text:span></text:p>
          <text:p text:style-name="P2"><text:span text:style-name="T1">персонаже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8.668cm" svg:y1="12.684cm" svg:x2="136.89cm" svg:y2="12.684cm" draw:start-shape="id3" draw:start-glue-point="3" draw:end-shape="id4" draw:end-glue-point="1" svg:d="M138668 12684h-1778" svg:viewBox="0 0 1779 1">
          <text:p/>
        </draw:connector>
        <draw:custom-shape draw:style-name="gr8" draw:text-style-name="P7" xml:id="id5" draw:id="id5" draw:layer="layout" svg:width="3.81cm" svg:height="0.762cm" svg:x="135.62cm" svg:y="7.858cm">
          <text:p text:style-name="P2"><text:span text:style-name="T1">Добавляет портрет</text:span></text:p>
          <text:p text:style-name="P2"><text:span text:style-name="T1">неизвестного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462cm" svg:y1="9.763cm" svg:x2="139.43cm" svg:y2="8.239cm" draw:start-shape="id1" draw:start-glue-point="3" draw:end-shape="id5" draw:end-glue-point="1" svg:d="M141462 9763l-2032-1524" svg:viewBox="0 0 2033 1525">
          <text:p/>
        </draw:connector>
        <draw:custom-shape draw:style-name="gr2" draw:text-style-name="P3" draw:layer="layout" svg:width="7.493cm" svg:height="1.016cm" svg:x="136.128cm" svg:y="16.367cm">
          <text:p text:style-name="P2"><text:span text:style-name="T1">Интересно. Посмотрим, что из этого полу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4.445cm" svg:height="0.508cm" svg:x="136.128cm" svg:y="15.859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13.7cm" svg:x2="138.35cm" svg:y2="15.859cm" draw:start-shape="id6" draw:start-glue-point="2" draw:end-shape="id7" draw:end-glue-point="0" svg:d="M139684 13700v1080h-1334v1079" svg:viewBox="0 0 1335 2160">
          <text:p/>
        </draw:connector>
      </draw:page>
      <draw:page draw:name="page2" draw:style-name="dp1" draw:master-page-name="Default">
        <draw:frame draw:style-name="gr10" draw:text-style-name="P1" draw:layer="layout" svg:width="5.828cm" svg:height="0.962cm" svg:x="140.192cm" svg:y="3.54cm">
          <draw:text-box>
            <text:p>Сцена 0. Пролог</text:p>
          </draw:text-box>
        </draw:frame>
        <draw:custom-shape draw:style-name="gr2" draw:text-style-name="P3" xml:id="id8" draw:id="id8" draw:layer="layout" svg:width="7.493cm" svg:height="1.016cm" svg:x="139.684cm" svg:y="12.557cm">
          <text:p text:style-name="P2"><text:span text:style-name="T1">Добрый день, девушка. </text:span></text:p>
          <text:p text:style-name="P2"><text:span text:style-name="T1">Помогите мне выбрать телевизор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" draw:id="id33" draw:layer="layout" svg:width="4.445cm" svg:height="0.508cm" svg:x="139.684cm" svg:y="12.049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29.651cm" svg:y="15.351cm">
          <text:p text:style-name="P2"><text:span text:style-name="T1">Да. Какой телевизор Вы хотит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1.397cm" svg:height="0.508cm" svg:x="129.651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" draw:id="id41" draw:layer="layout" svg:width="2.032cm" svg:height="0.508cm" svg:x="129.651cm" svg:y="16.367cm">
          <text:p text:style-name="P2"><text:span text:style-name="T2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84cm" svg:y1="13.065cm" svg:x2="130.349cm" svg:y2="14.843cm" draw:start-shape="id8" draw:start-glue-point="3" draw:end-shape="id9" draw:end-glue-point="0" svg:d="M139684 13065h-9335v1778" svg:viewBox="0 0 9336 1779">
          <text:p/>
        </draw:connector>
        <draw:custom-shape draw:style-name="gr4" draw:text-style-name="P3" draw:layer="layout" svg:width="5.842cm" svg:height="1.016cm" svg:x="141.589cm" svg:y="15.351cm">
          <text:p text:style-name="P2"><text:span text:style-name="T1">[Рассмеятся] А может купите утюг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1.397cm" svg:height="0.508cm" svg:x="141.589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2.032cm" svg:height="0.508cm" svg:x="141.589cm" svg:y="16.367cm">
          <text:p text:style-name="P2"><text:span text:style-name="T2">May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43cm" svg:y1="13.573cm" svg:x2="142.287cm" svg:y2="14.843cm" draw:start-shape="id8" draw:start-glue-point="2" draw:end-shape="id10" draw:end-glue-point="0" svg:d="M143430 13573v635h-1143v635" svg:viewBox="0 0 1144 1271">
          <text:p/>
        </draw:connector>
        <draw:custom-shape draw:style-name="gr4" draw:text-style-name="P3" draw:layer="layout" svg:width="5.842cm" svg:height="1.016cm" svg:x="151.876cm" svg:y="15.224cm">
          <text:p text:style-name="P2"><text:span text:style-name="T1">[Зло] Отвал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1.397cm" svg:height="0.508cm" svg:x="151.876cm" svg:y="14.7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876cm" svg:y="16.24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77cm" svg:y1="13.065cm" svg:x2="152.574cm" svg:y2="14.716cm" draw:start-shape="id8" draw:start-glue-point="1" draw:end-shape="id11" draw:end-glue-point="0" svg:d="M147177 13065h5397v1651" svg:viewBox="0 0 5398 1652">
          <text:p/>
        </draw:connector>
        <draw:custom-shape draw:style-name="gr11" draw:text-style-name="P3" xml:id="id18" draw:id="id18" draw:layer="layout" svg:width="7.493cm" svg:height="1.651cm" svg:x="140.192cm" svg:y="19.288cm">
          <text:p text:style-name="P2"><text:span text:style-name="T1">Утюг? </text:span></text:p>
          <text:p text:style-name="P2"><text:span text:style-name="T1">Девушка, по Вашему это смешно? </text:span></text:p>
          <text:p text:style-name="P2"><text:span text:style-name="T1">Вы сумасшедшая? </text:span></text:p>
          <text:p text:style-name="P2"><text:span text:style-name="T1">Позовите администратора. Хотя нет, я лучше сам най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4.445cm" svg:height="0.508cm" svg:x="140.192cm" svg:y="18.78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605cm" svg:y1="16.875cm" svg:x2="142.414cm" svg:y2="18.78cm" draw:start-shape="id12" draw:start-glue-point="2" draw:end-shape="id13" draw:end-glue-point="0" svg:d="M142605 16875v953h-191v952" svg:viewBox="0 0 192 1906">
          <text:p/>
        </draw:connector>
        <draw:custom-shape draw:style-name="gr12" draw:text-style-name="P9" xml:id="id14" draw:id="id14" draw:layer="layout" svg:width="10.922cm" svg:height="1.905cm" svg:x="139.557cm" svg:y="27.289cm">
          <text:p text:style-name="P2"><text:span text:style-name="T1">Расстроенный клиент уходит в поисках администратора, </text:span></text:p>
          <text:p text:style-name="P2"><text:span text:style-name="T1">бубня себе под нос ругательства. </text:span></text:p>
          <text:p text:style-name="P2"><text:span text:style-name="T1">Вы видите как он нашёл другого консультанта, </text:span></text:p>
          <text:p text:style-name="P2"><text:span text:style-name="T1">который показал ему где администратор.</text:span></text:p>
          <text:p text:style-name="P2"><text:span text:style-name="T1">Спустя несколько минут клиент и администратор идут к В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23" draw:id="id23" draw:layer="layout" svg:width="7.493cm" svg:height="1.27cm" svg:x="140.319cm" svg:y="33.893cm">
          <text:p text:style-name="P2"><text:span text:style-name="T1">Спокойно, я разберусь.</text:span></text:p>
          <text:p text:style-name="P2"><text:span text:style-name="T1">(Обращается к Вам) Это правда? </text:span></text:p>
          <text:p text:style-name="P2"><text:span text:style-name="T1">Ты предложила клиенту утюг вместо телевизо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4.445cm" svg:height="0.508cm" svg:x="140.319cm" svg:y="33.385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16" draw:id="id16" draw:layer="layout" svg:width="6.096cm" svg:height="0.762cm" svg:x="140.319cm" svg:y="30.972cm">
          <text:p text:style-name="P2"><text:span text:style-name="T1">Вот эта боль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4.445cm" svg:height="0.508cm" svg:x="140.319cm" svg:y="30.464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018cm" svg:y1="29.194cm" svg:x2="142.541cm" svg:y2="30.464cm" draw:start-shape="id14" draw:start-glue-point="2" draw:end-shape="id15" draw:end-glue-point="0" svg:d="M145018 29194v635h-2477v635" svg:viewBox="0 0 2478 1271">
          <text:p/>
        </draw:connector>
        <draw:connector draw:style-name="gr7" draw:text-style-name="P2" draw:layer="layout" svg:x1="143.367cm" svg:y1="31.734cm" svg:x2="142.541cm" svg:y2="33.385cm" draw:start-shape="id16" draw:start-glue-point="2" draw:end-shape="id17" draw:end-glue-point="0" svg:d="M143367 31734v826h-826v825" svg:viewBox="0 0 827 1652">
          <text:p/>
        </draw:connector>
        <draw:custom-shape draw:style-name="gr15" draw:text-style-name="P3" draw:layer="layout" svg:width="7.747cm" svg:height="1.016cm" svg:x="135.112cm" svg:y="22.209cm">
          <text:p text:style-name="P2"><text:span text:style-name="T1">Постойте. Извините меня. Не знаю что на меня нашл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" draw:id="id19" draw:layer="layout" svg:width="1.397cm" svg:height="0.508cm" svg:x="135.112cm" svg:y="21.7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" draw:id="id20" draw:layer="layout" svg:width="2.032cm" svg:height="0.508cm" svg:x="135.112cm" svg:y="23.225cm">
          <text:p text:style-name="P2"><text:span text:style-name="T2">Sor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192cm" svg:y1="20.113cm" svg:x2="135.81cm" svg:y2="21.701cm" draw:start-shape="id18" draw:start-glue-point="3" draw:end-shape="id19" draw:end-glue-point="0" svg:d="M140192 20113h-4382v1588" svg:viewBox="0 0 4383 1589">
          <text:p/>
        </draw:connector>
        <draw:custom-shape draw:style-name="gr16" draw:text-style-name="P3" xml:id="id34" draw:id="id34" draw:layer="layout" svg:width="10.16cm" svg:height="1.143cm" svg:x="126.476cm" svg:y="25.638cm">
          <text:p text:style-name="P2"><text:span text:style-name="T1">Я найду другого консультанта и сообщу Вашему администратору.</text:span></text:p>
          <text:p text:style-name="P2"><text:span text:style-name="T1">А Вам рекомендую ле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" draw:id="id21" draw:layer="layout" svg:width="4.445cm" svg:height="0.508cm" svg:x="126.476cm" svg:y="25.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128cm" svg:y1="23.733cm" svg:x2="128.698cm" svg:y2="25.13cm" draw:start-shape="id20" draw:start-glue-point="2" draw:end-shape="id21" draw:end-glue-point="0" svg:d="M136128 23733v699h-7430v698" svg:viewBox="0 0 7431 1398">
          <text:p/>
        </draw:connector>
        <draw:custom-shape draw:style-name="gr17" draw:text-style-name="P3" draw:layer="layout" svg:width="8.255cm" svg:height="1.016cm" svg:x="144.002cm" svg:y="22.336cm">
          <text:p text:style-name="P2"><text:span text:style-name="T1">Да пожалуйста. Мне всё равно тут не нравится работ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" draw:id="id31" draw:layer="layout" svg:width="1.397cm" svg:height="0.508cm" svg:x="144.002cm" svg:y="21.8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" draw:id="id22" draw:layer="layout" svg:width="2.032cm" svg:height="0.508cm" svg:x="144.002cm" svg:y="23.352cm">
          <text:p text:style-name="P2"><text:span text:style-name="T2">Go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23.86cm" svg:x2="145.018cm" svg:y2="27.289cm" draw:start-shape="id22" draw:start-glue-point="2" draw:end-shape="id14" draw:end-glue-point="0" svg:d="M145018 23860v3429" svg:viewBox="0 0 1 3430">
          <text:p/>
        </draw:connector>
        <draw:custom-shape draw:style-name="gr15" draw:text-style-name="P3" draw:layer="layout" svg:width="7.747cm" svg:height="1.016cm" svg:x="134.731cm" svg:y="36.433cm">
          <text:p text:style-name="P2"><text:span text:style-name="T1">Простите меня. У меня был плохой день.</text:span></text:p>
          <text:p text:style-name="P2"><text:span text:style-name="T1">Пожалуйста, не увольняйте мен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" draw:id="id24" draw:layer="layout" svg:width="1.397cm" svg:height="0.508cm" svg:x="134.731cm" svg:y="35.9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" draw:id="id25" draw:layer="layout" svg:width="2.032cm" svg:height="0.508cm" svg:x="134.731cm" svg:y="37.449cm">
          <text:p text:style-name="P2"><text:span text:style-name="T2">Sorry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34.528cm" svg:x2="135.429cm" svg:y2="35.925cm" draw:start-shape="id23" draw:start-glue-point="3" draw:end-shape="id24" draw:end-glue-point="0" svg:d="M140319 34528h-4890v1397" svg:viewBox="0 0 4891 1398">
          <text:p/>
        </draw:connector>
        <draw:custom-shape draw:style-name="gr18" draw:text-style-name="P3" xml:id="id27" draw:id="id27" draw:layer="layout" svg:width="8.255cm" svg:height="1.27cm" svg:x="134.731cm" svg:y="39.481cm">
          <text:p text:style-name="P2"><text:span text:style-name="T1">[Кричит] Какой ещё плохой день? </text:span></text:p>
          <text:p text:style-name="P2"><text:span text:style-name="T1">Ты стояла тут одна, практически до конца рабочей смены.</text:span></text:p>
          <text:p text:style-name="P2"><text:span text:style-name="T1">Ты в своём уме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" draw:id="id26" draw:layer="layout" svg:width="4.445cm" svg:height="0.508cm" svg:x="134.731cm" svg:y="38.973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37.957cm" svg:x2="136.953cm" svg:y2="38.973cm" draw:start-shape="id25" draw:start-glue-point="2" draw:end-shape="id26" draw:end-glue-point="0" svg:d="M135747 37957v508h1206v508" svg:viewBox="0 0 1207 1017">
          <text:p/>
        </draw:connector>
        <draw:custom-shape draw:style-name="gr15" draw:text-style-name="P3" draw:layer="layout" svg:width="7.747cm" svg:height="1.016cm" svg:x="134.731cm" svg:y="42.783cm">
          <text:p text:style-name="P2"><text:span text:style-name="T1">Я исправлюсь. Позвольте мне ещё р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" draw:id="id28" draw:layer="layout" svg:width="1.397cm" svg:height="0.508cm" svg:x="134.731cm" svg:y="42.27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" draw:id="id29" draw:layer="layout" svg:width="2.032cm" svg:height="0.508cm" svg:x="134.731cm" svg:y="43.799cm">
          <text:p text:style-name="P2"><text:span text:style-name="T2">LetM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858cm" svg:y1="40.751cm" svg:x2="135.429cm" svg:y2="42.275cm" draw:start-shape="id27" draw:start-glue-point="2" draw:end-shape="id28" draw:end-glue-point="0" svg:d="M138858 40751v762h-3429v762" svg:viewBox="0 0 3430 1525">
          <text:p/>
        </draw:connector>
        <draw:custom-shape draw:style-name="gr13" draw:text-style-name="P3" xml:id="id39" draw:id="id39" draw:layer="layout" svg:width="7.493cm" svg:height="1.27cm" svg:x="134.731cm" svg:y="45.704cm">
          <text:p text:style-name="P2"><text:span text:style-name="T1">Никаких «ещё раз». Ты уволена. Вымет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" draw:id="id30" draw:layer="layout" svg:width="4.445cm" svg:height="0.508cm" svg:x="134.731cm" svg:y="45.196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44.307cm" svg:x2="136.953cm" svg:y2="45.196cm" draw:start-shape="id29" draw:start-glue-point="2" draw:end-shape="id30" draw:end-glue-point="0" svg:d="M135747 44307v445h1206v444" svg:viewBox="0 0 1207 890">
          <text:p/>
        </draw:connector>
        <draw:connector draw:style-name="gr7" draw:text-style-name="P2" draw:layer="layout" svg:x1="143.938cm" svg:y1="20.939cm" svg:x2="144.7cm" svg:y2="21.828cm" draw:start-shape="id18" draw:start-glue-point="2" draw:end-shape="id31" draw:end-glue-point="0" svg:d="M143938 20939v444h762v445" svg:viewBox="0 0 763 890">
          <text:p/>
        </draw:connector>
        <draw:custom-shape draw:style-name="gr12" draw:text-style-name="P9" xml:id="id32" draw:id="id32" draw:layer="layout" svg:width="10.922cm" svg:height="1.905cm" svg:x="137.398cm" svg:y="8.493cm">
          <text:p text:style-name="P2"><text:span text:style-name="T1">Вы стоите в торговом зале, среди бытовой техники. </text:span></text:p>
          <text:p text:style-name="P2"><text:span text:style-name="T1">На Вас одежда продавца-консультанта, а на бейдже написано</text:span></text:p>
          <text:p text:style-name="P2"><text:span text:style-name="T1">«Новикова София»</text:span></text:p>
          <text:p text:style-name="P2"><text:span text:style-name="T1">На часах 18:33. </text:span></text:p>
          <text:p text:style-name="P2"><text:span text:style-name="T1">Меньше получаса до конца вашего рабочего дня.</text:span></text:p>
          <text:p text:style-name="P2"><text:span text:style-name="T1">Видите как к Вам подходит клиент. Вероятно с вопрос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859cm" svg:y1="10.398cm" svg:x2="141.906cm" svg:y2="12.049cm" draw:start-shape="id32" draw:start-glue-point="2" draw:end-shape="id33" draw:end-glue-point="0" svg:d="M142859 10398v825h-953v826" svg:viewBox="0 0 954 1652">
          <text:p/>
        </draw:connector>
        <draw:custom-shape draw:style-name="gr12" draw:text-style-name="P9" xml:id="id35" draw:id="id35" draw:layer="layout" svg:width="10.922cm" svg:height="1.905cm" svg:x="125.841cm" svg:y="28.432cm">
          <text:p text:style-name="P2"><text:span text:style-name="T1">Расстроенный клиент уходит.</text:span></text:p>
          <text:p text:style-name="P2"><text:span text:style-name="T1">Вы видите как он нашёл другого консультанта, </text:span></text:p>
          <text:p text:style-name="P2"><text:span text:style-name="T1">Вы стоите и ждете. На часах уже 19:00, конец рабочего дня, </text:span></text:p>
          <text:p text:style-name="P2"><text:span text:style-name="T1">а администратор не подошёл.</text:span></text:p>
          <text:p text:style-name="P2"><text:span text:style-name="T1">Облегченно вздыхаете и идете собираться дом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556cm" svg:y1="26.781cm" svg:x2="131.302cm" svg:y2="28.432cm" draw:start-shape="id34" draw:start-glue-point="2" draw:end-shape="id35" draw:end-glue-point="0" svg:d="M131556 26781v825h-254v826" svg:viewBox="0 0 255 1652">
          <text:p/>
        </draw:connector>
        <draw:custom-shape draw:style-name="gr19" draw:text-style-name="P9" xml:id="id38" draw:id="id38" draw:layer="layout" svg:width="10.922cm" svg:height="1.651cm" svg:x="117.967cm" svg:y="51.165cm">
          <text:p text:style-name="P2"><text:span text:style-name="T1">Вот Вы уже идёте по улице, думая о сегодняшнем дне.</text:span></text:p>
          <text:p text:style-name="P2"><text:span text:style-name="T1">Переходите по пешеходному переходу, направляясь в метро.</text:span></text:p>
          <text:p text:style-name="P2"><text:span text:style-name="T1">Тьма окутывает Ваше сознание. Пусто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302cm" svg:y1="30.337cm" svg:x2="118.983cm" svg:y2="50.657cm" draw:start-shape="id35" draw:start-glue-point="2" draw:end-shape="id36" draw:end-glue-point="0" svg:d="M131302 30337v10160h-12319v10160" svg:viewBox="0 0 12320 20321">
          <text:p/>
        </draw:connector>
        <draw:custom-shape draw:style-name="gr20" draw:text-style-name="P9" xml:id="id37" draw:id="id37" draw:layer="layout" svg:width="11.557cm" svg:height="1.651cm" svg:x="130.794cm" svg:y="48.244cm">
          <text:p text:style-name="P2"><text:span text:style-name="T1">Вы идёте за своими вещами, переодеваетесь и выходите прочь из этого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794cm" svg:y1="49.069cm" svg:x2="128.889cm" svg:y2="51.99cm" draw:start-shape="id37" draw:start-glue-point="3" draw:end-shape="id38" draw:end-glue-point="1" svg:d="M130794 49069h-953v2921h-952" svg:viewBox="0 0 1906 2922">
          <text:p/>
        </draw:connector>
        <draw:connector draw:style-name="gr7" draw:text-style-name="P2" draw:layer="layout" svg:x1="138.477cm" svg:y1="46.974cm" svg:x2="136.572cm" svg:y2="48.244cm" draw:start-shape="id39" draw:start-glue-point="2" draw:end-shape="id37" draw:end-glue-point="0" svg:d="M138477 46974v635h-1905v635" svg:viewBox="0 0 1906 1271">
          <text:p/>
        </draw:connector>
        <draw:custom-shape draw:style-name="gr21" draw:text-style-name="P10" xml:id="id40" draw:id="id40" draw:layer="layout" svg:width="10.922cm" svg:height="1.651cm" svg:x="117.967cm" svg:y="55.991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Пробужден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3.428cm" svg:y1="52.816cm" svg:x2="123.428cm" svg:y2="55.991cm" draw:start-shape="id38" draw:start-glue-point="2" draw:end-shape="id40" draw:end-glue-point="0" svg:d="M123428 52816v3175" svg:viewBox="0 0 1 3176">
          <text:p/>
        </draw:connector>
        <draw:custom-shape draw:style-name="gr6" draw:text-style-name="P6" xml:id="id36" draw:id="id36" draw:layer="layout" svg:width="2.032cm" svg:height="0.508cm" svg:x="117.967cm" svg:y="50.657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3" draw:id="id43" draw:layer="layout" svg:width="7.493cm" svg:height="1.016cm" svg:x="87.614cm" svg:y="18.78cm">
          <text:p text:style-name="P2"><text:span text:style-name="T1">Мне какой-нибудь не дорогой со Смарт TV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" draw:id="id42" draw:layer="layout" svg:width="4.445cm" svg:height="0.508cm" svg:x="87.614cm" svg:y="18.272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67cm" svg:y1="16.875cm" svg:x2="89.836cm" svg:y2="18.272cm" draw:start-shape="id41" draw:start-glue-point="2" draw:end-shape="id42" draw:end-glue-point="0" svg:d="M130667 16875v699h-40831v698" svg:viewBox="0 0 40832 1398">
          <text:p/>
        </draw:connector>
        <draw:custom-shape draw:style-name="gr4" draw:text-style-name="P3" draw:layer="layout" svg:width="5.842cm" svg:height="1.016cm" svg:x="82.153cm" svg:y="21.955cm">
          <text:p text:style-name="P2"><text:span text:style-name="T1">Проводить клиента к телевизорам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4" draw:id="id44" draw:layer="layout" svg:width="1.397cm" svg:height="0.508cm" svg:x="82.15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" draw:id="id45" draw:layer="layout" svg:width="2.032cm" svg:height="0.508cm" svg:x="82.153cm" svg:y="22.971cm">
          <text:p text:style-name="P2"><text:span text:style-name="T2">GoWith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xml:id="id46" draw:id="id46" draw:layer="layout" svg:width="8.636cm" svg:height="1.27cm" svg:x="80.629cm" svg:y="25.638cm">
          <text:p text:style-name="P2"><text:span text:style-name="T1">Вы даете понять клиенту, что ему нужно следовать за Вами.</text:span></text:p>
          <text:p text:style-name="P2"><text:span text:style-name="T1">Отводите его в отдел видео техники и</text:span></text:p>
          <text:p text:style-name="P2"><text:span text:style-name="T1">показываете недорогие модели телевизо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91.043cm" svg:y="21.955cm">
          <text:p text:style-name="P2"><text:span text:style-name="T1">Почему недорогой? Вы нищеброд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7" draw:id="id47" draw:layer="layout" svg:width="1.397cm" svg:height="0.508cm" svg:x="91.04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91.043cm" svg:y="22.971cm">
          <text:p text:style-name="P2"><text:span text:style-name="T2">Po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7.614cm" svg:y1="19.288cm" svg:x2="82.851cm" svg:y2="21.447cm" draw:start-shape="id43" draw:start-glue-point="3" draw:end-shape="id44" draw:end-glue-point="0" svg:d="M87614 19288h-4763v2159" svg:viewBox="0 0 4764 2160">
          <text:p/>
        </draw:connector>
        <draw:connector draw:style-name="gr7" draw:text-style-name="P2" draw:layer="layout" svg:x1="83.169cm" svg:y1="23.479cm" svg:x2="84.947cm" svg:y2="25.638cm" draw:start-shape="id45" draw:start-glue-point="2" draw:end-shape="id46" draw:end-glue-point="0" svg:d="M83169 23479v1080h1778v1079" svg:viewBox="0 0 1779 2160">
          <text:p/>
        </draw:connector>
        <draw:connector draw:style-name="gr7" draw:text-style-name="P2" draw:layer="layout" svg:x1="91.36cm" svg:y1="19.796cm" svg:x2="91.741cm" svg:y2="21.447cm" draw:start-shape="id43" draw:start-glue-point="2" draw:end-shape="id47" draw:end-glue-point="0" svg:d="M91360 19796v826h381v825" svg:viewBox="0 0 382 1652">
          <text:p/>
        </draw:connector>
        <draw:custom-shape draw:style-name="gr2" draw:text-style-name="P3" xml:id="id49" draw:id="id49" draw:layer="layout" svg:width="7.493cm" svg:height="1.016cm" svg:x="81.645cm" svg:y="29.321cm">
          <text:p text:style-name="P2"><text:span text:style-name="T1">А расскажите мне про эту модель </text:span></text:p>
          <text:p text:style-name="P2"><text:span text:style-name="T1">(показывает пальцем на телевизор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" draw:id="id48" draw:layer="layout" svg:width="4.445cm" svg:height="0.508cm" svg:x="81.645cm" svg:y="28.8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4.947cm" svg:y1="26.908cm" svg:x2="83.867cm" svg:y2="28.813cm" draw:start-shape="id46" draw:start-glue-point="2" draw:end-shape="id48" draw:end-glue-point="0" svg:d="M84947 26908v953h-1080v952" svg:viewBox="0 0 1081 1906">
          <text:p/>
        </draw:connector>
        <draw:custom-shape draw:style-name="gr23" draw:text-style-name="P3" draw:layer="layout" svg:width="6.604cm" svg:height="1.016cm" svg:x="76.057cm" svg:y="31.988cm">
          <text:p text:style-name="P2"><text:span text:style-name="T1">Рассказать все что знаете про этот телевизор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0" draw:id="id50" draw:layer="layout" svg:width="1.397cm" svg:height="0.508cm" svg:x="76.057cm" svg:y="31.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" draw:id="id52" draw:layer="layout" svg:width="2.032cm" svg:height="0.508cm" svg:x="76.057cm" svg:y="33.004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1.645cm" svg:y1="29.829cm" svg:x2="76.755cm" svg:y2="31.48cm" draw:start-shape="id49" draw:start-glue-point="3" draw:end-shape="id50" draw:end-glue-point="0" svg:d="M81645 29829h-4890v1651" svg:viewBox="0 0 4891 1652">
          <text:p/>
        </draw:connector>
        <draw:custom-shape draw:style-name="gr23" draw:text-style-name="P3" draw:layer="layout" svg:width="6.604cm" svg:height="1.016cm" svg:x="84.185cm" svg:y="31.861cm">
          <text:p text:style-name="P2"><text:span text:style-name="T1">Телевизор говно. Да тут все гов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1" draw:id="id51" draw:layer="layout" svg:width="1.397cm" svg:height="0.508cm" svg:x="84.185cm" svg:y="31.3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84.185cm" svg:y="32.877cm">
          <text:p text:style-name="P2"><text:span text:style-name="T2">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391cm" svg:y1="30.337cm" svg:x2="84.883cm" svg:y2="31.353cm" draw:start-shape="id49" draw:start-glue-point="2" draw:end-shape="id51" draw:end-glue-point="0" svg:d="M85391 30337v508h-508v508" svg:viewBox="0 0 509 1017">
          <text:p/>
        </draw:connector>
        <draw:custom-shape draw:style-name="gr2" draw:text-style-name="P3" xml:id="id54" draw:id="id54" draw:layer="layout" svg:width="7.493cm" svg:height="1.016cm" svg:x="74.615cm" svg:y="36.323cm">
          <text:p text:style-name="P2"><text:span text:style-name="T1">Понят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" draw:id="id53" draw:layer="layout" svg:width="4.445cm" svg:height="0.508cm" svg:x="74.615cm" svg:y="35.81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55" draw:id="id55" draw:layer="layout" svg:width="12.319cm" svg:height="1.27cm" svg:x="71.866cm" svg:y="38.338cm">
          <text:p text:style-name="P2"><text:span text:style-name="T1">Вы смотрите на клиента. Похоже в его голове идут сложные мыслительные процесс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073cm" svg:y1="33.512cm" svg:x2="76.837cm" svg:y2="35.815cm" draw:start-shape="id52" draw:start-glue-point="2" draw:end-shape="id53" draw:end-glue-point="0" svg:d="M77073 33512v1152h-236v1151" svg:viewBox="0 0 237 2304">
          <text:p/>
        </draw:connector>
        <draw:connector draw:style-name="gr7" draw:text-style-name="P2" draw:layer="layout" svg:x1="78.361cm" svg:y1="37.339cm" svg:x2="78.025cm" svg:y2="38.338cm" draw:start-shape="id54" draw:start-glue-point="2" draw:end-shape="id55" draw:end-glue-point="0" svg:d="M78361 37339v500h-336v499" svg:viewBox="0 0 337 1000">
          <text:p/>
        </draw:connector>
        <draw:custom-shape draw:style-name="gr2" draw:text-style-name="P3" xml:id="id57" draw:id="id57" draw:layer="layout" svg:width="7.493cm" svg:height="1.016cm" svg:x="74.152cm" svg:y="41.513cm">
          <text:p text:style-name="P2"><text:span text:style-name="T1">Я возьм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" draw:id="id56" draw:layer="layout" svg:width="4.445cm" svg:height="0.508cm" svg:x="74.152cm" svg:y="41.00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78.025cm" svg:y1="39.608cm" svg:x2="76.374cm" svg:y2="41.005cm" draw:start-shape="id55" draw:start-glue-point="2" draw:end-shape="id56" draw:end-glue-point="0" svg:d="M78025 39608v699h-1651v698" svg:viewBox="0 0 1652 1398">
          <text:p/>
        </draw:connector>
        <draw:custom-shape draw:style-name="gr23" draw:text-style-name="P3" draw:layer="layout" svg:width="6.604cm" svg:height="1.016cm" svg:x="73.39cm" svg:y="44.688cm">
          <text:p text:style-name="P2"><text:span text:style-name="T1">Хорошо. Пойдемте на касс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8" draw:id="id58" draw:layer="layout" svg:width="1.397cm" svg:height="0.508cm" svg:x="73.39cm" svg:y="44.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9" draw:id="id59" draw:layer="layout" svg:width="2.032cm" svg:height="0.508cm" svg:x="73.39cm" svg:y="45.704cm">
          <text:p text:style-name="P2"><text:span text:style-name="T2">LetBu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898cm" svg:y1="42.529cm" svg:x2="74.088cm" svg:y2="44.18cm" draw:start-shape="id57" draw:start-glue-point="2" draw:end-shape="id58" draw:end-glue-point="0" svg:d="M77898 42529v826h-3810v825" svg:viewBox="0 0 3811 1652">
          <text:p/>
        </draw:connector>
        <draw:custom-shape draw:style-name="gr25" draw:text-style-name="P9" xml:id="id60" draw:id="id60" draw:layer="layout" svg:width="6.892cm" svg:height="1.524cm" svg:x="71.324cm" svg:y="51.292cm">
          <text:p text:style-name="P2"><text:span text:style-name="T1">Клиент оплачивает покупку и уходит.</text:span></text:p>
          <text:p text:style-name="P2"><text:span text:style-name="T1">Вы смотрите на часы — рабочий день окончен.</text:span></text:p>
          <text:p text:style-name="P2"><text:span text:style-name="T1">Переодеваетесь и выходите из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4.406cm" svg:y1="46.212cm" svg:x2="74.77cm" svg:y2="51.292cm" draw:start-shape="id59" draw:start-glue-point="2" draw:end-shape="id60" draw:end-glue-point="0" svg:d="M74406 46212v2540h364v2540" svg:viewBox="0 0 365 5081">
          <text:p/>
        </draw:connector>
        <draw:connector draw:style-name="gr7" draw:text-style-name="P2" draw:layer="layout" svg:x1="78.216cm" svg:y1="52.054cm" svg:x2="117.967cm" svg:y2="51.99cm" draw:start-shape="id60" draw:start-glue-point="1" draw:end-shape="id38" draw:end-glue-point="3" svg:d="M78216 52054h19876v-64h19875" svg:viewBox="0 0 39752 65">
          <text:p/>
        </draw:connector>
        <draw:custom-shape draw:style-name="gr8" draw:text-style-name="P7" xml:id="id61" draw:id="id61" draw:layer="layout" svg:width="3.81cm" svg:height="0.762cm" svg:x="132.318cm" svg:y="7.35cm">
          <text:p text:style-name="P2"><text:span text:style-name="T1">Добавляет портрет</text:span></text:p>
          <text:p text:style-name="P2"><text:span text:style-name="T1">клиен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7.398cm" svg:y1="9.445cm" svg:x2="136.128cm" svg:y2="7.731cm" draw:start-shape="id32" draw:start-glue-point="3" draw:end-shape="id61" draw:end-glue-point="1" svg:d="M137398 9445l-1270-1714" svg:viewBox="0 0 1271 1715">
          <text:p/>
        </draw:connector>
        <draw:custom-shape draw:style-name="gr8" draw:text-style-name="P7" xml:id="id62" draw:id="id62" draw:layer="layout" svg:width="3.81cm" svg:height="0.762cm" svg:x="137.906cm" svg:y="25.384cm">
          <text:p text:style-name="P2"><text:span text:style-name="T1">Добавляет портрет</text:span></text:p>
          <text:p text:style-name="P2"><text:span text:style-name="T1">администратор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5.018cm" svg:y1="27.289cm" svg:x2="141.716cm" svg:y2="25.765cm" draw:start-shape="id14" draw:start-glue-point="0" draw:end-shape="id62" draw:end-glue-point="1" svg:d="M145018 27289l-3302-1524" svg:viewBox="0 0 3303 1525">
          <text:p/>
        </draw:connector>
      </draw:page>
      <draw:page draw:name="page3" draw:style-name="dp1" draw:master-page-name="Default">
        <draw:custom-shape draw:style-name="gr26" draw:text-style-name="P9" xml:id="id97" draw:id="id97" draw:layer="layout" svg:width="10.922cm" svg:height="1.143cm" svg:x="142.605cm" svg:y="4.937cm">
          <text:p text:style-name="P2"><text:span text:style-name="T1">Ваше сознание постепенно возвращается из пустоты. </text:span></text:p>
          <text:p text:style-name="P2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8" draw:id="id98">
          <draw:custom-shape draw:style-name="gr27" draw:text-style-name="P3" draw:layer="layout" svg:width="5.334cm" svg:height="1.016cm" svg:x="145.399cm" svg:y="7.096cm">
            <text:p text:style-name="P2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445cm" svg:height="0.508cm" svg:x="145.399cm" svg:y="6.588cm">
            <text:p text:style-name="P2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28" draw:text-style-name="P9" xml:id="id63" draw:id="id63" draw:layer="layout" svg:width="10.16cm" svg:height="2.921cm" svg:x="142.937cm" svg:y="8.62cm">
          <text:p text:style-name="P2"><text:span text:style-name="T1">Вы пытаетесь открыть глаза. Голова гудит, как от похмелья. </text:span></text:p>
          <text:p text:style-name="P2"><text:span text:style-name="T1">Руками Вы пытаетесь дотянутся до глаз, но руки не поддаются. </text:span></text:p>
          <text:p text:style-name="P2"><text:span text:style-name="T1">Пробуете пошевелить ногами - без результата. </text:span></text:p>
          <text:p text:style-name="P2"><text:span text:style-name="T1">Становится страшно. Спустя несколько минут, </text:span></text:p>
          <text:p text:style-name="P2"><text:span text:style-name="T1">Вам всё таки удаётся приоткрыть глаза. </text:span></text:p>
          <text:p text:style-name="P2"><text:span text:style-name="T1">Ещё столько же потребовалось, что бы навести фокус на собеседника. </text:span></text:p>
          <text:p text:style-name="P2"><text:span text:style-name="T1">Вы разглядели двух женщин. </text:span></text:p>
          <text:p text:style-name="P2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2.794cm" svg:height="1.016cm" svg:x="137.144cm" svg:y="13.192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4" draw:id="id64" draw:layer="layout" svg:width="1.397cm" svg:height="0.508cm" svg:x="137.144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7.112cm" svg:height="1.016cm" svg:x="141.208cm" svg:y="13.192cm">
          <text:p text:style-name="P2"><text:span text:style-name="T1">Что с моими руками и ногами? Они не двигаю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41.208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556cm" svg:height="1.016cm" svg:x="157.083cm" svg:y="13.446cm">
          <text:p text:style-name="P2"><text:span text:style-name="T1">Уходите, я хочу спать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5" draw:id="id65" draw:layer="layout" svg:width="1.397cm" svg:height="0.508cm" svg:x="157.083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8.763cm" svg:height="1.016cm" svg:x="161.528cm" svg:y="13.446cm">
          <text:p text:style-name="P2"><text:span text:style-name="T1">[Раздражённо] Проваливайте! Что Вы делаете у меня до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6" draw:id="id66" draw:layer="layout" svg:width="1.397cm" svg:height="0.508cm" svg:x="161.528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xml:id="id67" draw:id="id67" draw:layer="layout" svg:width="9.906cm" svg:height="1.016cm" svg:x="128cm" svg:y="16.24cm">
          <text:p text:style-name="P2"><text:span text:style-name="T1">Я доктор Элизабет Томпсон. </text:span></text:p>
          <text:p text:style-name="P2"><text:span text:style-name="T1">Это медсестра Агата Стоун (показывает на женщину, стоящую рядом). </text:span></text:p>
          <text:p text:style-name="P2"><text:span text:style-name="T1">Ты знаешь, где находи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0" draw:id="id100" draw:layer="layout" svg:width="4.445cm" svg:height="0.508cm" svg:x="128cm" svg:y="15.73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37cm" svg:y1="10.08cm" svg:x2="137.842cm" svg:y2="12.684cm" draw:start-shape="id63" draw:start-glue-point="3" draw:end-shape="id64" draw:end-glue-point="0" svg:d="M142937 10080h-5095v2604" svg:viewBox="0 0 5096 2605">
          <text:p/>
        </draw:connector>
        <draw:connector draw:style-name="gr7" draw:text-style-name="P2" draw:layer="layout" svg:x1="142.937cm" svg:y1="10.08cm" svg:x2="141.906cm" svg:y2="12.684cm" draw:start-shape="id63" draw:start-glue-point="3" svg:d="M142937 10080h-766v2604h-265" svg:viewBox="0 0 1032 2605">
          <text:p/>
        </draw:connector>
        <draw:connector draw:style-name="gr7" draw:text-style-name="P2" draw:layer="layout" svg:x1="148.017cm" svg:y1="11.541cm" svg:x2="157.781cm" svg:y2="12.938cm" draw:start-shape="id63" draw:start-glue-point="2" draw:end-shape="id65" draw:end-glue-point="0" svg:d="M148017 11541v698h9764v699" svg:viewBox="0 0 9765 1398">
          <text:p/>
        </draw:connector>
        <draw:connector draw:style-name="gr7" draw:text-style-name="P2" draw:layer="layout" svg:x1="153.097cm" svg:y1="10.08cm" svg:x2="162.226cm" svg:y2="12.938cm" draw:start-shape="id63" draw:start-glue-point="1" draw:end-shape="id66" draw:end-glue-point="0" svg:d="M153097 10080h9129v2858" svg:viewBox="0 0 9130 2859">
          <text:p/>
        </draw:connector>
        <draw:custom-shape draw:style-name="gr34" draw:text-style-name="P3" draw:layer="layout" svg:width="5.588cm" svg:height="1.016cm" svg:x="126.603cm" svg:y="19.034cm">
          <text:p text:style-name="P2"><text:span text:style-name="T1">[Удивлённо] Доктор? Я что, в больниц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8" draw:id="id68" draw:layer="layout" svg:width="1.397cm" svg:height="0.508cm" svg:x="126.603cm" svg:y="18.52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17.256cm" svg:x2="127.301cm" svg:y2="18.526cm" draw:start-shape="id67" draw:start-glue-point="2" draw:end-shape="id68" draw:end-glue-point="0" svg:d="M132953 17256v635h-5652v635" svg:viewBox="0 0 5653 1271">
          <text:p/>
        </draw:connector>
        <draw:custom-shape draw:style-name="gr35" draw:text-style-name="P3" xml:id="id71" draw:id="id71" draw:layer="layout" svg:width="10.16cm" svg:height="1.016cm" svg:x="117.205cm" svg:y="21.955cm">
          <text:p text:style-name="P2"><text:span text:style-name="T1">Элис, ты в психиатрической больнице, в отделении интенсивной терапии. </text:span></text:p>
          <text:p text:style-name="P2"><text:span text:style-name="T1">Я твой лечащий врач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70" draw:id="id70" draw:layer="layout" svg:width="4.953cm" svg:height="0.508cm" svg:x="117.205cm" svg:y="21.447cm">
          <text:p text:style-name="P2"><text:span text:style-name="T1">ДОКТОР ЭЛИЗАБЕТ ТОМСО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6.603cm" svg:y1="20.304cm" svg:x2="119.681cm" svg:y2="21.447cm" draw:start-shape="id69" draw:start-glue-point="3" draw:end-shape="id70" draw:end-glue-point="0" svg:d="M126603 20304h-6922v1143" svg:viewBox="0 0 6923 1144">
          <text:p/>
        </draw:connector>
        <draw:custom-shape draw:style-name="gr37" draw:text-style-name="P3" draw:layer="layout" svg:width="3.175cm" svg:height="1.016cm" svg:x="112.76cm" svg:y="23.606cm">
          <text:p text:style-name="P2"><text:span text:style-name="T1">Кто такая Элис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2" draw:id="id72" draw:layer="layout" svg:width="1.397cm" svg:height="0.508cm" svg:x="112.76cm" svg:y="23.0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7.205cm" svg:y1="22.463cm" svg:x2="113.458cm" svg:y2="23.098cm" draw:start-shape="id71" draw:start-glue-point="3" draw:end-shape="id72" draw:end-glue-point="0" svg:d="M117205 22463h-3747v635" svg:viewBox="0 0 3748 636">
          <text:p/>
        </draw:connector>
        <draw:g xml:id="id74" draw:id="id74">
          <draw:custom-shape draw:style-name="gr4" draw:text-style-name="P3" draw:layer="layout" svg:width="5.842cm" svg:height="1.016cm" svg:x="108.315cm" svg:y="26.273cm">
            <text:p text:style-name="P2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8.315cm" svg:y="25.76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112.76cm" svg:y1="24.876cm" svg:x2="111.236cm" svg:y2="25.765cm" draw:start-shape="id73" draw:start-glue-point="3" draw:end-shape="id74" draw:end-glue-point="0" svg:d="M112760 24876h-1524v889" svg:viewBox="0 0 1525 890">
          <text:p/>
        </draw:connector>
        <draw:g xml:id="id76" draw:id="id76">
          <draw:custom-shape draw:style-name="gr38" draw:text-style-name="P3" draw:layer="layout" svg:width="10.033cm" svg:height="1.016cm" svg:x="103.997cm" svg:y="30.591cm">
            <text:p text:style-name="P2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3.997cm" svg:y="30.083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ustom-shape draw:style-name="gr39" draw:text-style-name="P9" xml:id="id75" draw:id="id75" draw:layer="layout" svg:width="11.303cm" svg:height="1.143cm" svg:x="101.838cm" svg:y="27.797cm">
          <text:p text:style-name="P2"><text:span text:style-name="T1">Доктор некоторое время в замешательстве смотрит на медсестру, </text:span></text:p>
          <text:p text:style-name="P2"><text:span text:style-name="T1">потом её взгляд возвращается к Вам. </text:span></text:p>
          <text:p text:style-name="P2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8.315cm" svg:y1="26.527cm" svg:x2="107.489cm" svg:y2="27.797cm" draw:start-shape="id74" draw:start-glue-point="3" draw:end-shape="id75" draw:end-glue-point="0" svg:d="M108315 26527h-826v1270" svg:viewBox="0 0 827 1271">
          <text:p/>
        </draw:connector>
        <draw:connector draw:style-name="gr7" draw:text-style-name="P2" draw:layer="layout" svg:x1="107.489cm" svg:y1="28.94cm" svg:x2="106.473cm" svg:y2="30.083cm" draw:start-shape="id75" draw:start-glue-point="2" svg:d="M107489 28940v822h-1016v321" svg:viewBox="0 0 1017 1144">
          <text:p/>
        </draw:connector>
        <draw:custom-shape draw:style-name="gr40" draw:text-style-name="P9" xml:id="id77" draw:id="id77" draw:layer="layout" svg:width="9.144cm" svg:height="1.143cm" svg:x="103.235cm" svg:y="32.496cm">
          <text:p text:style-name="P2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9.013cm" svg:y1="31.607cm" svg:x2="107.807cm" svg:y2="32.496cm" draw:start-shape="id76" draw:start-glue-point="2" draw:end-shape="id77" draw:end-glue-point="0" svg:d="M109013 31607v444h-1206v445" svg:viewBox="0 0 1207 890">
          <text:p/>
        </draw:connector>
        <draw:custom-shape draw:style-name="gr41" draw:text-style-name="P3" draw:layer="layout" svg:width="7.239cm" svg:height="1.016cm" svg:x="99.806cm" svg:y="35.036cm">
          <text:p text:style-name="P2"><text:span text:style-name="T1">Тут какая то ошибка. Я не Элис.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8" draw:id="id78" draw:layer="layout" svg:width="1.397cm" svg:height="0.508cm" svg:x="99.806cm" svg:y="34.5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03.235cm" svg:y1="33.067cm" svg:x2="100.504cm" svg:y2="34.528cm" draw:start-shape="id77" draw:start-glue-point="3" draw:end-shape="id78" draw:end-glue-point="0" svg:d="M103235 33067h-2731v1461" svg:viewBox="0 0 2732 1462">
          <text:p/>
        </draw:connector>
        <draw:g xml:id="id80" draw:id="id80">
          <draw:custom-shape draw:style-name="gr42" draw:text-style-name="P3" draw:layer="layout" svg:width="6.096cm" svg:height="1.016cm" svg:x="95.615cm" svg:y="37.576cm">
            <text:p text:style-name="P2"><text:span text:style-name="T1">Это мы обсудим на сеансах терапии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95.615cm" svg:y="37.068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9.806cm" svg:y1="36.306cm" svg:x2="98.091cm" svg:y2="37.068cm" draw:start-shape="id79" draw:start-glue-point="3" svg:d="M99806 36306h-1108v762h-607" svg:viewBox="0 0 1716 763">
          <text:p/>
        </draw:connector>
        <draw:custom-shape draw:style-name="gr43" draw:text-style-name="P3" draw:layer="layout" svg:width="4.699cm" svg:height="1.016cm" svg:x="91.551cm" svg:y="40.243cm">
          <text:p text:style-name="P2"><text:span text:style-name="T1">Почему я не могу пошевелитс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1" draw:id="id81" draw:layer="layout" svg:width="1.397cm" svg:height="0.508cm" svg:x="91.551cm" svg:y="39.73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95.615cm" svg:y1="37.83cm" svg:x2="92.249cm" svg:y2="39.735cm" draw:start-shape="id80" draw:start-glue-point="3" draw:end-shape="id81" draw:end-glue-point="0" svg:d="M95615 37830h-3366v1905" svg:viewBox="0 0 3367 1906">
          <text:p/>
        </draw:connector>
        <draw:g xml:id="id83" draw:id="id83">
          <draw:custom-shape draw:style-name="gr44" draw:text-style-name="P3" draw:layer="layout" svg:width="8.128cm" svg:height="1.143cm" svg:x="85.455cm" svg:y="42.783cm">
            <text:p text:style-name="P2"><text:span text:style-name="T1">Ты представляла опасность для себя и окружающих. </text:span></text:p>
            <text:p text:style-name="P2"><text:span text:style-name="T1">Нам пришлось обездвижить тебя.</text:span></text:p>
            <text:p text:style-name="P2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85.455cm" svg:y="42.27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1.551cm" svg:y1="41.513cm" svg:x2="87.931cm" svg:y2="42.275cm" draw:start-shape="id82" draw:start-glue-point="3" svg:d="M91551 41513h-2060v762h-1560" svg:viewBox="0 0 3621 763">
          <text:p/>
        </draw:connector>
        <draw:custom-shape draw:style-name="gr29" draw:text-style-name="P3" xml:id="id85" draw:id="id85" draw:layer="layout" svg:width="2.794cm" svg:height="1.016cm" svg:x="80.629cm" svg:y="45.323cm">
          <text:p text:style-name="P2"><text:span text:style-name="T1">Но я не опа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4" draw:id="id84" draw:layer="layout" svg:width="1.397cm" svg:height="0.508cm" svg:x="80.629cm" svg:y="44.81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455cm" svg:y1="43.1cm" svg:x2="81.327cm" svg:y2="44.815cm" draw:start-shape="id83" draw:start-glue-point="3" draw:end-shape="id84" draw:end-glue-point="0" svg:d="M85455 43100h-4128v1715" svg:viewBox="0 0 4129 1716">
          <text:p/>
        </draw:connector>
        <draw:custom-shape draw:style-name="gr38" draw:text-style-name="P3" xml:id="id87" draw:id="id87" draw:layer="layout" svg:width="10.033cm" svg:height="1.016cm" svg:x="73.263cm" svg:y="47.736cm">
          <text:p text:style-name="P2"><text:span text:style-name="T1">Время покажет. На сегодня хватит. </text:span></text:p>
          <text:p text:style-name="P2"><text:span text:style-name="T1">Сестра Агата даст тебе успокоительное и ты поспишь. Увидимс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86" draw:id="id86" draw:layer="layout" svg:width="4.953cm" svg:height="0.508cm" svg:x="73.263cm" svg:y="47.22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0.629cm" svg:y1="45.831cm" svg:x2="75.739cm" svg:y2="47.228cm" draw:start-shape="id85" draw:start-glue-point="3" draw:end-shape="id86" draw:end-glue-point="0" svg:d="M80629 45831h-4890v1397" svg:viewBox="0 0 4891 1398">
          <text:p/>
        </draw:connector>
        <draw:custom-shape draw:style-name="gr45" draw:text-style-name="P3" xml:id="id90" draw:id="id90" draw:layer="layout" svg:width="5.715cm" svg:height="1.016cm" svg:x="67.421cm" svg:y="52.689cm">
          <text:p text:style-name="P2"><text:span text:style-name="T1">Пожалуйста, постойте. </text:span></text:p>
          <text:p text:style-name="P2"><text:span text:style-name="T1">Можно мне в туалет? И ещё я хочу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9" draw:id="id89" draw:layer="layout" svg:width="1.397cm" svg:height="0.508cm" svg:x="67.421cm" svg:y="52.18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xml:id="id88" draw:id="id88" draw:layer="layout" svg:width="9.144cm" svg:height="1.143cm" svg:x="65.643cm" svg:y="49.641cm">
          <text:p text:style-name="P2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3.263cm" svg:y1="48.244cm" svg:x2="70.215cm" svg:y2="49.641cm" draw:start-shape="id87" draw:start-glue-point="3" draw:end-shape="id88" draw:end-glue-point="0" svg:d="M73263 48244h-3048v1397" svg:viewBox="0 0 3049 1398">
          <text:p/>
        </draw:connector>
        <draw:connector draw:style-name="gr7" draw:text-style-name="P2" draw:layer="layout" svg:x1="70.215cm" svg:y1="50.784cm" svg:x2="68.119cm" svg:y2="52.181cm" draw:start-shape="id88" draw:start-glue-point="2" draw:end-shape="id89" draw:end-glue-point="0" svg:d="M70215 50784v698h-2096v699" svg:viewBox="0 0 2097 1398">
          <text:p/>
        </draw:connector>
        <draw:g xml:id="id109" draw:id="id109">
          <draw:custom-shape draw:style-name="gr23" draw:text-style-name="P3" draw:layer="layout" svg:width="6.604cm" svg:height="1.016cm" svg:x="60.944cm" svg:y="54.975cm">
            <text:p text:style-name="P2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0.944cm" svg:y="54.467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7.421cm" svg:y1="53.197cm" svg:x2="63.42cm" svg:y2="54.467cm" draw:start-shape="id90" draw:start-glue-point="3" svg:d="M67421 53197h-2251v1270h-1750" svg:viewBox="0 0 4002 1271">
          <text:p/>
        </draw:connector>
        <draw:custom-shape draw:style-name="gr46" draw:text-style-name="P3" xml:id="id141" draw:id="id141" draw:layer="layout" svg:width="6.604cm" svg:height="1.27cm" svg:x="37.068cm" svg:y="102.219cm">
          <text:p text:style-name="P2"><text:span text:style-name="T1">Последствия сильных транквилизаторов.</text:span></text:p>
          <text:p text:style-name="P2"><text:span text:style-name="T1">Посиди немного, принесу воды и поесть. </text:span></text:p>
          <text:p text:style-name="P2"><text:span text:style-name="T1">Тебе нужны силы. Я быстро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8" draw:id="id148" draw:layer="layout" svg:width="4.953cm" svg:height="0.508cm" svg:x="37.068cm" svg:y="101.71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xml:id="id91" draw:id="id91" draw:layer="layout" svg:width="10.16cm" svg:height="1.524cm" svg:x="35.417cm" svg:y="104.378cm">
          <text:p text:style-name="P2"><text:span text:style-name="T1">Вы с трудом сидите.</text:span></text:p>
          <text:p text:style-name="P2"><text:span text:style-name="T1">Спустя десять минут Агата возвращается в палату с едой и стаканом воды.</text:span></text:p>
          <text:p text:style-name="P2"><text:span text:style-name="T1">Она медленно кормит Вас и даёт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2" draw:id="id92">
          <draw:custom-shape draw:style-name="gr4" draw:text-style-name="P3" draw:layer="layout" svg:width="5.842cm" svg:height="1.016cm" svg:x="37.57cm" svg:y="107.68cm">
            <text:p text:style-name="P2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37.57cm" svg:y="107.17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40.497cm" svg:y1="105.902cm" svg:x2="40.491cm" svg:y2="107.172cm" draw:start-shape="id91" draw:start-glue-point="2" draw:end-shape="id92" draw:end-glue-point="0" svg:d="M40497 105902v635h-6v635" svg:viewBox="0 0 7 1271">
          <text:p/>
        </draw:connector>
        <draw:custom-shape draw:style-name="gr45" draw:text-style-name="P3" draw:layer="layout" svg:width="5.715cm" svg:height="1.016cm" svg:x="33.252cm" svg:y="110.347cm">
          <text:p text:style-name="P2"><text:span text:style-name="T1">Вы опять привяжите мен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93" draw:id="id93" draw:layer="layout" svg:width="1.397cm" svg:height="0.508cm" svg:x="33.252cm" svg:y="109.839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7.57cm" svg:y1="107.934cm" svg:x2="33.95cm" svg:y2="109.839cm" draw:start-shape="id92" draw:start-glue-point="3" draw:end-shape="id93" draw:end-glue-point="0" svg:d="M37570 107934h-3620v1905" svg:viewBox="0 0 3621 1906">
          <text:p/>
        </draw:connector>
        <draw:custom-shape draw:style-name="gr48" draw:text-style-name="P3" draw:layer="layout" svg:width="8.763cm" svg:height="1.143cm" svg:x="31.728cm" svg:y="114.157cm">
          <text:p text:style-name="P2"><text:span text:style-name="T1"><text:s/></text:span><text:span text:style-name="T1">Извини, таковы правила. Но не переживай. </text:span></text:p>
          <text:p text:style-name="P2"><text:span text:style-name="T1">Утром я тебя отвяжу. Конечно если будешь вести себя хорошо.</text:span></text:p>
          <text:p text:style-name="P2"><text:span text:style-name="T1">Договорились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xml:id="id111" draw:id="id111" draw:layer="layout" svg:width="4.953cm" svg:height="0.508cm" svg:x="31.728cm" svg:y="113.649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1.855cm" svg:y="117.078cm">
          <text:p text:style-name="P2"><text:span text:style-name="T1">Да. Похоже у меня нет выб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1.855cm" svg:y="116.5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109cm" svg:y1="115.3cm" svg:x2="32.553cm" svg:y2="116.57cm" svg:d="M36109 115300h-1778v1270h-1778" svg:viewBox="0 0 3557 1271">
          <text:p/>
        </draw:connector>
        <draw:custom-shape draw:style-name="gr49" draw:text-style-name="P9" xml:id="id94" draw:id="id94" draw:layer="layout" svg:width="8.763cm" svg:height="1.651cm" svg:x="32.109cm" svg:y="119.872cm">
          <text:p text:style-name="P2"><text:span text:style-name="T1">Медленно ложитесь и санитары фиксируют Ваши ноги и руки.</text:span></text:p>
          <text:p text:style-name="P2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0.966cm" svg:y="123.555cm">
          <text:p text:style-name="P2"><text:span text:style-name="T1">Пожалуйста, можно без лекарств?</text:span></text:p>
          <text:p text:style-name="P2"><text:span text:style-name="T1">Мне будет ещё хуж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0.966cm" svg:y="123.04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49cm" svg:y1="121.523cm" svg:x2="31.664cm" svg:y2="123.047cm" draw:start-shape="id94" draw:start-glue-point="2" svg:d="M36490 121523v1012h-4826v512" svg:viewBox="0 0 4827 1525">
          <text:p/>
        </draw:connector>
        <draw:custom-shape draw:style-name="gr50" draw:text-style-name="P3" xml:id="id95" draw:id="id95" draw:layer="layout" svg:width="6.731cm" svg:height="1.451cm" svg:x="29.696cm" svg:y="127.311cm">
          <text:p text:style-name="P2"><text:span text:style-name="T1">Распоряжение твоего лечащего врача. </text:span></text:p>
          <text:p text:style-name="P2"><text:span text:style-name="T1">Не беспокойся, всё будет хорошо.</text:span></text:p>
          <text:p text:style-name="P2"><text:span text:style-name="T1">Это лёгкие седативные. </text:span></text:p>
          <text:p text:style-name="P2"><text:span text:style-name="T1">Ты отдохнёш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" draw:layer="layout" svg:width="4.953cm" svg:height="0.581cm" svg:x="29.696cm" svg:y="126.73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xml:id="id96" draw:id="id96" draw:layer="layout" svg:width="6.858cm" svg:height="1.524cm" svg:x="29.575cm" svg:y="130.159cm">
          <text:p text:style-name="P2"><text:span text:style-name="T1">Агата осторожно делает укол в Ваше плечо.</text:span></text:p>
          <text:p text:style-name="P2"><text:span text:style-name="T1">Санитары и медсестра выходят из палаты,</text:span></text:p>
          <text:p text:style-name="P2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061cm" svg:y1="128.762cm" svg:x2="33.004cm" svg:y2="130.159cm" draw:start-shape="id95" draw:start-glue-point="2" draw:end-shape="id96" draw:end-glue-point="0" svg:d="M33061 128762v698h-57v699" svg:viewBox="0 0 58 1398">
          <text:p/>
        </draw:connector>
        <draw:connector draw:style-name="gr7" draw:text-style-name="P2" draw:layer="layout" svg:x1="148.066cm" svg:y1="6.08cm" svg:x2="148.066cm" svg:y2="6.588cm" draw:start-shape="id97" draw:start-glue-point="2" draw:end-shape="id98" draw:end-glue-point="0" svg:d="M148066 6080v508" svg:viewBox="0 0 1 509">
          <text:p/>
        </draw:connector>
        <draw:connector draw:style-name="gr7" draw:text-style-name="P2" draw:layer="layout" svg:x1="148.066cm" svg:y1="8.112cm" svg:x2="148.017cm" svg:y2="8.62cm" draw:start-shape="id98" draw:start-glue-point="2" draw:end-shape="id63" draw:end-glue-point="0" svg:d="M148066 8112v254h-49v254" svg:viewBox="0 0 50 509">
          <text:p/>
        </draw:connector>
        <draw:frame draw:style-name="gr53" draw:text-style-name="P11" draw:layer="layout" svg:width="9.371cm" svg:height="0.962cm" svg:x="108.696cm" svg:y="15.859cm">
          <draw:text-box>
            <text:p><text:span text:style-name="T3">Вопрос про английские имена</text:span></text:p>
          </draw:text-box>
        </draw:frame>
        <draw:custom-shape draw:style-name="gr6" draw:text-style-name="P6" xml:id="id99" draw:id="id99" draw:layer="layout" svg:width="2.032cm" svg:height="0.508cm" svg:x="137.144cm" svg:y="14.20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" xml:id="id69" draw:id="id69" draw:layer="layout" svg:width="2.794cm" svg:height="0.508cm" svg:x="126.603cm" svg:y="20.05cm">
          <text:p text:style-name="P2"><text:span text:style-name="T2">MayBeHosp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3" draw:id="id73" draw:layer="layout" svg:width="2.286cm" svg:height="0.508cm" svg:x="112.76cm" svg:y="24.622cm">
          <text:p text:style-name="P2"><text:span text:style-name="T2">Who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9" draw:id="id79" draw:layer="layout" svg:width="2.286cm" svg:height="0.508cm" svg:x="99.806cm" svg:y="36.052cm">
          <text:p text:style-name="P2"><text:span text:style-name="T2">No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6" xml:id="id82" draw:id="id82" draw:layer="layout" svg:width="2.54cm" svg:height="0.508cm" svg:x="91.551cm" svg:y="41.259cm">
          <text:p text:style-name="P2"><text:span text:style-name="T2">WhyCant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layout" svg:width="2.54cm" svg:height="0.508cm" svg:x="80.629cm" svg:y="46.339cm">
          <text:p text:style-name="P2"><text:span text:style-name="T2">NotDanger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44cm" svg:y1="14.462cm" svg:x2="130.222cm" svg:y2="15.732cm" draw:start-shape="id99" draw:start-glue-point="3" draw:end-shape="id100" draw:end-glue-point="0" svg:d="M137144 14462h-6922v1270" svg:viewBox="0 0 6923 1271">
          <text:p/>
        </draw:connector>
        <draw:custom-shape draw:style-name="gr58" draw:text-style-name="P12" draw:layer="layout" svg:width="2.921cm" svg:height="0.508cm" svg:x="67.421cm" svg:y="53.705cm">
          <text:p text:style-name="P2"><text:span text:style-name="T2">PleaseNeedToi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01" draw:id="id101" draw:layer="layout" svg:width="3.81cm" svg:height="0.762cm" svg:x="137.906cm" svg:y="7.985cm">
          <text:p text:style-name="P2"><text:span text:style-name="T1">Добавляет портреты</text:span></text:p>
          <text:p text:style-name="P2"><text:span text:style-name="T1">неизвест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2.937cm" svg:y1="10.08cm" svg:x2="141.716cm" svg:y2="8.366cm" draw:start-shape="id63" draw:start-glue-point="3" draw:end-shape="id101" draw:end-glue-point="1" svg:d="M142937 10080l-1221-1714" svg:viewBox="0 0 1222 1715">
          <text:p/>
        </draw:connector>
        <draw:custom-shape draw:style-name="gr59" draw:text-style-name="P7" xml:id="id102" draw:id="id102" draw:layer="layout" svg:width="4.064cm" svg:height="0.762cm" svg:x="122.666cm" svg:y="16.367cm">
          <text:p text:style-name="P2"><text:span text:style-name="T1">Обновляет данные портр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28cm" svg:y1="16.748cm" svg:x2="126.73cm" svg:y2="16.748cm" draw:start-shape="id67" draw:start-glue-point="3" draw:end-shape="id102" draw:end-glue-point="1" svg:d="M128000 16748h-1270" svg:viewBox="0 0 1271 1">
          <text:p/>
        </draw:connector>
        <draw:frame draw:style-name="gr60" draw:text-style-name="P1" draw:layer="layout" svg:width="7.297cm" svg:height="0.962cm" svg:x="144.129cm" svg:y="2.651cm">
          <draw:text-box>
            <text:p>Сцена 1. Пробуждение</text:p>
          </draw:text-box>
        </draw:frame>
        <draw:custom-shape draw:style-name="gr61" draw:text-style-name="P9" xml:id="id108" draw:id="id108" draw:layer="layout" svg:width="10.287cm" svg:height="1.143cm" svg:x="56.372cm" svg:y="57.007cm">
          <text:p text:style-name="P2"><text:span text:style-name="T1">Агата ненадолго выходит из палаты и возвращается с двумя санитарами.</text:span></text:p>
          <text:p text:style-name="P2"><text:span text:style-name="T1">Вместе они отвязывают Вас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7" draw:id="id107">
          <draw:custom-shape draw:style-name="gr4" draw:text-style-name="P3" draw:layer="layout" svg:width="5.842cm" svg:height="1.016cm" svg:x="58.404cm" svg:y="59.42cm">
            <text:p text:style-name="P2"><text:span text:style-name="T1">Попробуй встать. Не тороп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404cm" svg:y="58.91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2" draw:text-style-name="P9" xml:id="id106" draw:id="id106" draw:layer="layout" svg:width="8.509cm" svg:height="1.143cm" svg:x="57.642cm" svg:y="61.071cm">
          <text:p text:style-name="P2"><text:span text:style-name="T1">Встаёте и пытаетесь идти, но с первым же шагом понимаете,</text:span></text:p>
          <text:p text:style-name="P2"><text:span text:style-name="T1">Что сами не дойдёте. Вас трясёт от слабос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4" draw:id="id104">
          <draw:custom-shape draw:style-name="gr4" draw:text-style-name="P3" draw:layer="layout" svg:width="5.842cm" svg:height="1.016cm" svg:x="58.658cm" svg:y="63.611cm">
            <text:p text:style-name="P2"><text:span text:style-name="T1">Помогите ей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658cm" svg:y="63.10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3" draw:text-style-name="P9" xml:id="id105" draw:id="id105" draw:layer="layout" svg:width="11.303cm" svg:height="1.27cm" svg:x="56.245cm" svg:y="65.389cm">
          <text:p text:style-name="P2"><text:span text:style-name="T1">Санитары берут Вас под руки, что бы не упали и медленно выводят из плат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49.006cm" svg:y="90.789cm">
          <text:p text:style-name="P2"><text:span text:style-name="T1">Я тебе помогу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6" draw:id="id146" draw:layer="layout" svg:width="4.953cm" svg:height="0.508cm" svg:x="49.006cm" svg:y="90.28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64" draw:text-style-name="P9" xml:id="id103" draw:id="id103" draw:layer="layout" svg:width="10.414cm" svg:height="2.413cm" svg:x="44.682cm" svg:y="94.345cm">
          <text:p text:style-name="P2"><text:span text:style-name="T1">Медсестра помогает Вам с больничной одеждой, </text:span></text:p>
          <text:p text:style-name="P2"><text:span text:style-name="T1">усаживает и даёт время справить нужду.</text:span></text:p>
          <text:p text:style-name="P13"><text:span text:style-name="T1">После того как Вы заканчиваете и Агата помогает одеться, </text:span></text:p>
          <text:p text:style-name="P13"><text:span text:style-name="T1">двое санитаров отводят Вас обратно в палату.</text:span></text:p>
          <text:p text:style-name="P2"><text:span text:style-name="T1">Помогают сесть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1.927cm" svg:y1="91.805cm" svg:x2="49.889cm" svg:y2="94.345cm" draw:end-shape="id103" draw:end-glue-point="0" svg:d="M51927 91805v1019h-2038v1521" svg:viewBox="0 0 2039 2541">
          <text:p/>
        </draw:connector>
        <draw:connector draw:style-name="gr7" draw:text-style-name="P2" draw:layer="layout" svg:x1="61.579cm" svg:y1="64.627cm" svg:x2="61.896cm" svg:y2="65.389cm" draw:start-shape="id104" draw:start-glue-point="2" draw:end-shape="id105" draw:end-glue-point="0" svg:d="M61579 64627v381h317v381" svg:viewBox="0 0 318 763">
          <text:p/>
        </draw:connector>
        <draw:connector draw:style-name="gr7" draw:text-style-name="P2" draw:layer="layout" svg:x1="61.896cm" svg:y1="62.214cm" svg:x2="61.579cm" svg:y2="63.103cm" draw:start-shape="id106" draw:start-glue-point="2" draw:end-shape="id104" draw:end-glue-point="0" svg:d="M61896 62214v444h-317v445" svg:viewBox="0 0 318 890">
          <text:p/>
        </draw:connector>
        <draw:connector draw:style-name="gr7" draw:text-style-name="P2" draw:layer="layout" svg:x1="61.325cm" svg:y1="60.436cm" svg:x2="61.896cm" svg:y2="61.071cm" draw:start-shape="id107" draw:start-glue-point="2" draw:end-shape="id106" draw:end-glue-point="0" svg:d="M61325 60436v317h571v318" svg:viewBox="0 0 572 636">
          <text:p/>
        </draw:connector>
        <draw:connector draw:style-name="gr7" draw:text-style-name="P2" draw:layer="layout" svg:x1="61.515cm" svg:y1="58.15cm" svg:x2="61.325cm" svg:y2="58.912cm" draw:start-shape="id108" draw:start-glue-point="2" draw:end-shape="id107" draw:end-glue-point="0" svg:d="M61515 58150v381h-190v381" svg:viewBox="0 0 191 763">
          <text:p/>
        </draw:connector>
        <draw:connector draw:style-name="gr7" draw:text-style-name="P2" draw:layer="layout" svg:x1="64.246cm" svg:y1="55.991cm" svg:x2="61.515cm" svg:y2="57.007cm" draw:start-shape="id109" draw:start-glue-point="2" draw:end-shape="id108" svg:d="M64246 55991v508h-2731v508" svg:viewBox="0 0 2732 1017">
          <text:p/>
        </draw:connector>
        <draw:custom-shape draw:style-name="gr58" draw:text-style-name="P12" xml:id="id110" draw:id="id110" draw:layer="layout" svg:width="2.921cm" svg:height="0.508cm" svg:x="33.252cm" svg:y="111.363cm">
          <text:p text:style-name="P2"><text:span text:style-name="T2">YouTi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252cm" svg:y1="111.617cm" svg:x2="34.204cm" svg:y2="113.649cm" draw:start-shape="id110" draw:start-glue-point="3" draw:end-shape="id111" draw:end-glue-point="0" svg:d="M33252 111617h-502v1143h1454v889" svg:viewBox="0 0 1455 2033">
          <text:p/>
        </draw:connector>
        <draw:custom-shape draw:style-name="gr58" draw:text-style-name="P12" xml:id="id112" draw:id="id112" draw:layer="layout" svg:width="2.921cm" svg:height="0.508cm" svg:x="31.855cm" svg:y="118.094cm">
          <text:p text:style-name="P2"><text:span text:style-name="T2">Yes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1.855cm" svg:y1="118.348cm" svg:x2="32.109cm" svg:y2="120.697cm" draw:start-shape="id112" draw:start-glue-point="3" draw:end-shape="id94" draw:end-glue-point="3" svg:d="M31855 118348h-502v2349h756" svg:viewBox="0 0 757 2350">
          <text:p/>
        </draw:connector>
        <draw:custom-shape draw:style-name="gr58" draw:text-style-name="P12" xml:id="id113" draw:id="id113" draw:layer="layout" svg:width="2.921cm" svg:height="0.508cm" svg:x="30.966cm" svg:y="124.571cm">
          <text:p text:style-name="P2"><text:span text:style-name="T2">NoDrugsP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0.966cm" svg:y1="124.825cm" svg:x2="29.696cm" svg:y2="128.036cm" draw:start-shape="id113" draw:start-glue-point="3" draw:end-shape="id95" draw:end-glue-point="3" svg:d="M30966 124825h-1772v3211h502" svg:viewBox="0 0 1773 3212">
          <text:p/>
        </draw:connector>
        <draw:custom-shape draw:style-name="gr6" draw:text-style-name="P6" xml:id="id114" draw:id="id114" draw:layer="layout" svg:width="2.032cm" svg:height="0.508cm" svg:x="141.208cm" svg:y="14.208cm">
          <text:p text:style-name="P2"><text:span text:style-name="T2">WhyMyLe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xml:id="id116" draw:id="id116" draw:layer="layout" svg:width="8.128cm" svg:height="1.143cm" svg:x="140.7cm" svg:y="16.367cm">
          <text:p text:style-name="P2"><text:span text:style-name="T1">Ты представляла опасность для себя и окружающих. </text:span></text:p>
          <text:p text:style-name="P2"><text:span text:style-name="T1">Нам пришлось обездвижить тебя.</text:span></text:p>
          <text:p text:style-name="P2"><text:span text:style-name="T1"><text:s/></text:span><text:span text:style-name="T1">Будешь хорошо себя вести и я отвяжу теб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15" draw:id="id115" draw:layer="layout" svg:width="4.953cm" svg:height="0.508cm" svg:x="140.7cm" svg:y="15.859cm">
          <text:p text:style-name="P2"><text:span text:style-name="T1">ВТОР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4cm" svg:y1="14.716cm" svg:x2="143.176cm" svg:y2="15.859cm" draw:start-shape="id114" draw:start-glue-point="2" draw:end-shape="id115" draw:end-glue-point="0" svg:d="M142224 14716v572h952v571" svg:viewBox="0 0 953 1144">
          <text:p/>
        </draw:connector>
        <draw:custom-shape draw:style-name="gr65" draw:text-style-name="P3" draw:layer="layout" svg:width="3.302cm" svg:height="1.016cm" svg:x="139.049cm" svg:y="19.288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7" draw:id="id117" draw:layer="layout" svg:width="1.397cm" svg:height="0.508cm" svg:x="139.049cm" svg:y="18.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18" draw:id="id118" draw:layer="layout" svg:width="2.032cm" svg:height="0.508cm" svg:x="139.049cm" svg:y="20.304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7cm" svg:y1="16.938cm" svg:x2="139.747cm" svg:y2="18.78cm" draw:start-shape="id116" draw:start-glue-point="3" draw:end-shape="id117" draw:end-glue-point="0" svg:d="M140700 16938h-953v1842" svg:viewBox="0 0 954 1843">
          <text:p/>
        </draw:connector>
        <draw:connector draw:style-name="gr7" draw:text-style-name="P2" draw:layer="layout" svg:x1="139.049cm" svg:y1="20.558cm" svg:x2="137.906cm" svg:y2="16.748cm" draw:start-shape="id118" draw:start-glue-point="3" draw:end-shape="id67" draw:end-glue-point="1" svg:d="M139049 20558h-571v-3810h-572" svg:viewBox="0 0 1144 3811">
          <text:p/>
        </draw:connector>
        <draw:custom-shape draw:style-name="gr66" draw:text-style-name="P3" draw:layer="layout" svg:width="6.35cm" svg:height="1.016cm" svg:x="143.621cm" svg:y="19.161cm">
          <text:p text:style-name="P2"><text:span text:style-name="T1">Это какой то бред. Отвяжите меня сейчас ж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9" draw:id="id119" draw:layer="layout" svg:width="1.397cm" svg:height="0.508cm" svg:x="143.62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1" draw:id="id121" draw:layer="layout" svg:width="2.032cm" svg:height="0.508cm" svg:x="143.621cm" svg:y="20.177cm">
          <text:p text:style-name="P2"><text:span text:style-name="T2">Bull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" draw:layer="layout" svg:width="6.35cm" svg:height="1.016cm" svg:x="151.241cm" svg:y="19.161cm">
          <text:p text:style-name="P2"><text:span text:style-name="T1">[Кричать] Помогите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0" draw:id="id120" draw:layer="layout" svg:width="1.397cm" svg:height="0.508cm" svg:x="151.24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241cm" svg:y="20.177cm">
          <text:p text:style-name="P2"><text:span text:style-name="T2">Help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764cm" svg:y1="17.51cm" svg:x2="144.319cm" svg:y2="18.653cm" draw:start-shape="id116" draw:start-glue-point="2" draw:end-shape="id119" draw:end-glue-point="0" svg:d="M144764 17510v571h-445v572" svg:viewBox="0 0 446 1144">
          <text:p/>
        </draw:connector>
        <draw:connector draw:style-name="gr7" draw:text-style-name="P2" draw:layer="layout" svg:x1="148.828cm" svg:y1="16.938cm" svg:x2="151.939cm" svg:y2="18.653cm" draw:start-shape="id116" draw:start-glue-point="1" draw:end-shape="id120" draw:end-glue-point="0" svg:d="M148828 16938h3111v1715" svg:viewBox="0 0 3112 1716">
          <text:p/>
        </draw:connector>
        <draw:custom-shape draw:style-name="gr67" draw:text-style-name="P3" xml:id="id124" draw:id="id124" draw:layer="layout" svg:width="7.62cm" svg:height="0.889cm" svg:x="142.097cm" svg:y="22.59cm">
          <text:p text:style-name="P2"><text:span text:style-name="T1">Пожалуйста, успокойся. Мы не причиним, тебе вред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22" draw:id="id122" draw:layer="layout" svg:width="4.953cm" svg:height="0.508cm" svg:x="142.097cm" svg:y="22.08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0.685cm" svg:x2="144.573cm" svg:y2="22.082cm" draw:start-shape="id121" draw:start-glue-point="2" draw:end-shape="id122" draw:end-glue-point="0" svg:d="M144637 20685v699h-64v698" svg:viewBox="0 0 65 1398">
          <text:p/>
        </draw:connector>
        <draw:custom-shape draw:style-name="gr65" draw:text-style-name="P3" draw:layer="layout" svg:width="3.302cm" svg:height="1.016cm" svg:x="137.398cm" svg:y="24.495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5" draw:id="id125" draw:layer="layout" svg:width="1.397cm" svg:height="0.508cm" svg:x="137.398cm" svg:y="23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3" draw:id="id123" draw:layer="layout" svg:width="2.032cm" svg:height="0.508cm" svg:x="137.398cm" svg:y="25.511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25.765cm" svg:x2="132.953cm" svg:y2="17.256cm" draw:start-shape="id123" draw:start-glue-point="3" draw:end-shape="id67" draw:end-glue-point="2" svg:d="M137398 25765h-4445v-8509" svg:viewBox="0 0 4446 8510">
          <text:p/>
        </draw:connector>
        <draw:custom-shape draw:style-name="gr68" draw:text-style-name="P3" draw:layer="layout" svg:width="6.223cm" svg:height="1.016cm" svg:x="143.24cm" svg:y="25.511cm">
          <text:p text:style-name="P2"><text:span text:style-name="T1">[Раздраженно] Как я могу успокоится? </text:span></text:p>
          <text:p text:style-name="P2"><text:span text:style-name="T1">Кто Вы такие?</text:span></text:p>
          <text:p text:style-name="P2"><text:span text:style-name="T1">Это 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6" draw:id="id126" draw:layer="layout" svg:width="1.397cm" svg:height="0.508cm" svg:x="143.24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7" draw:id="id127" draw:layer="layout" svg:width="2.032cm" svg:height="0.508cm" svg:x="143.24cm" svg:y="26.527cm">
          <text:p text:style-name="P2"><text:span text:style-name="T2">Is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097cm" svg:y1="23.034cm" svg:x2="138.096cm" svg:y2="23.987cm" draw:start-shape="id124" draw:start-glue-point="3" draw:end-shape="id125" draw:end-glue-point="0" svg:d="M142097 23034h-4001v953" svg:viewBox="0 0 4002 954">
          <text:p/>
        </draw:connector>
        <draw:connector draw:style-name="gr7" draw:text-style-name="P2" draw:layer="layout" svg:x1="145.907cm" svg:y1="23.479cm" svg:x2="143.938cm" svg:y2="25.003cm" draw:start-shape="id124" draw:start-glue-point="2" draw:end-shape="id126" draw:end-glue-point="0" svg:d="M145907 23479v762h-1969v762" svg:viewBox="0 0 1970 1525">
          <text:p/>
        </draw:connector>
        <draw:connector draw:style-name="gr7" draw:text-style-name="P2" draw:layer="layout" svg:x1="143.24cm" svg:y1="26.781cm" svg:x2="132.953cm" svg:y2="17.256cm" draw:start-shape="id127" draw:start-glue-point="3" draw:end-shape="id67" draw:end-glue-point="2" svg:d="M143240 26781h-10287v-9525" svg:viewBox="0 0 10288 9526">
          <text:p/>
        </draw:connector>
        <draw:custom-shape draw:style-name="gr69" draw:text-style-name="P3" draw:layer="layout" svg:width="4.826cm" svg:height="1.016cm" svg:x="161.02cm" svg:y="22.463cm">
          <text:p text:style-name="P2"><text:span text:style-name="T1">[Кричать] Продолжать кричать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61.02cm" svg:y="21.9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61.02cm" svg:y="23.479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" draw:layer="layout" svg:width="4.826cm" svg:height="1.016cm" svg:x="150.352cm" svg:y="25.511cm">
          <text:p text:style-name="P2"><text:span text:style-name="T1">[Кричать] Отвяжите, немедленно,</text:span></text:p>
          <text:p text:style-name="P2"><text:span text:style-name="T1">мать вашу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50.352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0.352cm" svg:y="26.527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3.175cm" svg:height="1.016cm" svg:x="59.801cm" svg:y="69.072cm">
          <text:p text:style-name="P2"><text:span text:style-name="T1">Огляде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0" draw:id="id130" draw:layer="layout" svg:width="1.397cm" svg:height="0.508cm" svg:x="59.801cm" svg:y="68.564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28" draw:id="id128" draw:layer="layout" svg:width="2.921cm" svg:height="0.508cm" svg:x="59.801cm" svg:y="70.088cm">
          <text:p text:style-name="P2"><text:span text:style-name="T2">LookA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xml:id="id134" draw:id="id134" draw:layer="layout" svg:width="6.731cm" svg:height="1.524cm" svg:x="52.816cm" svg:y="79.232cm">
          <text:p text:style-name="P2"><text:span text:style-name="T1">Вас заводят в туалет. </text:span></text:p>
          <text:p text:style-name="P2"><text:span text:style-name="T1">Видите кабинки и раковины.</text:span></text:p>
          <text:p text:style-name="P2"><text:span text:style-name="T1">Санитары помогают зайти в свободную кабин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4" xml:id="id129" draw:id="id129" draw:layer="layout" svg:width="9.525cm" svg:height="2.286cm" svg:x="56.753cm" svg:y="71.612cm">
          <text:p text:style-name="P13"><text:span text:style-name="T1">Вы оглядываетесь вокруг себя.</text:span></text:p>
          <text:p text:style-name="P13"><text:span text:style-name="T1">По обе стороны от Вас длинный коридор с дверьми.</text:span></text:p>
          <text:p text:style-name="P13"><text:span text:style-name="T1">В коридоре стоят люди в больничной одежде. </text:span></text:p>
          <text:p text:style-name="P13"><text:span text:style-name="T1">Увидев Вас они на некоторое время смотрят, как Вас ведут под руки.</text:span></text:p>
          <text:p text:style-name="P13"><text:span text:style-name="T1">Слышите как люди переговариваются. Кто то смеётся.</text:span></text:p>
          <text:p text:style-name="P13"><text:span text:style-name="T1">Вам слышится: «Буйную повели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261cm" svg:y1="70.596cm" svg:x2="61.515cm" svg:y2="71.612cm" draw:start-shape="id128" draw:start-glue-point="2" draw:end-shape="id129" draw:end-glue-point="0" svg:d="M61261 70596v508h254v508" svg:viewBox="0 0 255 1017">
          <text:p/>
        </draw:connector>
        <draw:connector draw:style-name="gr7" draw:text-style-name="P2" draw:layer="layout" svg:x1="61.896cm" svg:y1="66.659cm" svg:x2="60.499cm" svg:y2="68.564cm" draw:start-shape="id105" draw:start-glue-point="2" draw:end-shape="id130" draw:end-glue-point="0" svg:d="M61896 66659v953h-1397v952" svg:viewBox="0 0 1398 1906">
          <text:p/>
        </draw:connector>
        <draw:custom-shape draw:style-name="gr37" draw:text-style-name="P3" draw:layer="layout" svg:width="3.175cm" svg:height="1.016cm" svg:x="54.721cm" svg:y="75.676cm">
          <text:p text:style-name="P2"><text:span text:style-name="T1">Продолжить ид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1" draw:id="id131" draw:layer="layout" svg:width="1.397cm" svg:height="0.508cm" svg:x="54.721cm" svg:y="75.168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3" draw:id="id133" draw:layer="layout" svg:width="2.921cm" svg:height="0.508cm" svg:x="54.721cm" svg:y="76.692cm">
          <text:p text:style-name="P2"><text:span text:style-name="T2">GoFor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55.419cm" svg:y2="75.168cm" draw:start-shape="id129" draw:start-glue-point="2" draw:end-shape="id131" draw:end-glue-point="0" svg:d="M61515 73898v635h-6096v635" svg:viewBox="0 0 6097 1271">
          <text:p/>
        </draw:connector>
        <draw:custom-shape draw:style-name="gr37" draw:text-style-name="P3" draw:layer="layout" svg:width="3.175cm" svg:height="1.016cm" svg:x="60.817cm" svg:y="75.549cm">
          <text:p text:style-name="P2"><text:span text:style-name="T1">Попытатся сбежа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2" draw:id="id132" draw:layer="layout" svg:width="1.397cm" svg:height="0.508cm" svg:x="60.817cm" svg:y="75.04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5" draw:id="id135" draw:layer="layout" svg:width="2.921cm" svg:height="0.508cm" svg:x="60.817cm" svg:y="76.565cm">
          <text:p text:style-name="P2"><text:span text:style-name="T2">TryEsca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61.515cm" svg:y2="75.041cm" draw:start-shape="id129" draw:start-glue-point="2" draw:end-shape="id132" draw:end-glue-point="0" svg:d="M61515 73898v1143" svg:viewBox="0 0 1 1144">
          <text:p/>
        </draw:connector>
        <draw:connector draw:style-name="gr7" draw:text-style-name="P2" draw:layer="layout" svg:x1="56.181cm" svg:y1="77.2cm" svg:x2="56.181cm" svg:y2="79.232cm" draw:start-shape="id133" draw:start-glue-point="2" draw:end-shape="id134" draw:end-glue-point="0" svg:d="M56181 77200v2032" svg:viewBox="0 0 1 2033">
          <text:p/>
        </draw:connector>
        <draw:custom-shape draw:style-name="gr72" draw:text-style-name="P14" xml:id="id136" draw:id="id136" draw:layer="layout" svg:width="8.255cm" svg:height="1.27cm" svg:x="61.452cm" svg:y="78.47cm">
          <text:p text:style-name="P2"><text:span text:style-name="T1">Вы пытаетесь вырваться, но санитары крепко Вас держа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2.277cm" svg:y1="77.073cm" svg:x2="65.579cm" svg:y2="78.47cm" draw:start-shape="id135" draw:start-glue-point="2" draw:end-shape="id136" draw:end-glue-point="0" svg:d="M62277 77073v699h3302v698" svg:viewBox="0 0 3303 1398">
          <text:p/>
        </draw:connector>
        <draw:g xml:id="id137" draw:id="id137">
          <draw:custom-shape draw:style-name="gr15" draw:text-style-name="P3" draw:layer="layout" svg:width="7.747cm" svg:height="1.016cm" svg:x="61.96cm" svg:y="81.391cm">
            <text:p text:style-name="P2"><text:span text:style-name="T1">Элис, не глупи. </text:span></text:p>
            <text:p text:style-name="P2"><text:span text:style-name="T1">Мне не хочется этого делать, </text:span></text:p>
            <text:p text:style-name="P2"><text:span text:style-name="T1">но если ты не прекратишь то вернёшься в палату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1.96cm" svg:y="80.88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5.579cm" svg:y1="79.74cm" svg:x2="65.833cm" svg:y2="80.883cm" draw:start-shape="id136" draw:start-glue-point="2" draw:end-shape="id137" draw:end-glue-point="0" svg:d="M65579 79740v572h254v571" svg:viewBox="0 0 255 1144">
          <text:p/>
        </draw:connector>
        <draw:connector draw:style-name="gr7" draw:text-style-name="P2" draw:layer="layout" svg:x1="61.96cm" svg:y1="81.645cm" svg:x2="59.547cm" svg:y2="79.994cm" draw:start-shape="id137" draw:start-glue-point="3" draw:end-shape="id134" draw:end-glue-point="1" svg:d="M61960 81645h-1207v-1651h-1206" svg:viewBox="0 0 2414 1652">
          <text:p/>
        </draw:connector>
        <draw:custom-shape draw:style-name="gr73" draw:text-style-name="P3" draw:layer="layout" svg:width="4.572cm" svg:height="1.016cm" svg:x="50.403cm" svg:y="85.074cm">
          <text:p text:style-name="P2"><text:span text:style-name="T1">Думаю что н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9" draw:id="id139" draw:layer="layout" svg:width="1.397cm" svg:height="0.508cm" svg:x="50.403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5" draw:id="id145" draw:layer="layout" svg:width="2.921cm" svg:height="0.508cm" svg:x="50.403cm" svg:y="86.09cm">
          <text:p text:style-name="P2"><text:span text:style-name="T2">Cant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38" draw:id="id138">
          <draw:custom-shape draw:style-name="gr4" draw:text-style-name="P3" draw:layer="layout" svg:width="5.842cm" svg:height="1.016cm" svg:x="53.197cm" svg:y="82.407cm">
            <text:p text:style-name="P2"><text:span text:style-name="T1">Справишься сама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3.197cm" svg:y="81.899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56.181cm" svg:y1="80.756cm" svg:x2="56.118cm" svg:y2="81.899cm" draw:start-shape="id134" draw:start-glue-point="2" draw:end-shape="id138" draw:end-glue-point="0" svg:d="M56181 80756v572h-63v571" svg:viewBox="0 0 64 1144">
          <text:p/>
        </draw:connector>
        <draw:connector draw:style-name="gr7" draw:text-style-name="P2" draw:layer="layout" svg:x1="56.118cm" svg:y1="83.423cm" svg:x2="51.101cm" svg:y2="84.566cm" draw:start-shape="id138" draw:start-glue-point="2" draw:end-shape="id139" draw:end-glue-point="0" svg:d="M56118 83423v572h-5017v571" svg:viewBox="0 0 5018 1144">
          <text:p/>
        </draw:connector>
        <draw:custom-shape draw:style-name="gr74" draw:text-style-name="P14" xml:id="id144" draw:id="id144" draw:layer="layout" svg:width="8.763cm" svg:height="1.27cm" svg:x="54.721cm" svg:y="87.36cm">
          <text:p text:style-name="P2"><text:span text:style-name="T1">Пробуете самостоятельно снять с себя одежду, но Вас трясёт,</text:span></text:p>
          <text:p text:style-name="P2"><text:span text:style-name="T1">а руки не слушаю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" draw:layer="layout" svg:width="4.572cm" svg:height="1.016cm" svg:x="38.465cm" svg:y="98.409cm">
          <text:p text:style-name="P2"><text:span text:style-name="T1">Почему мне так плохо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0" draw:id="id140" draw:layer="layout" svg:width="1.397cm" svg:height="0.508cm" svg:x="38.465cm" svg:y="97.90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7" draw:id="id147" draw:layer="layout" svg:width="2.921cm" svg:height="0.508cm" svg:x="38.465cm" svg:y="99.425cm">
          <text:p text:style-name="P2"><text:span text:style-name="T2">WhySoB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49.889cm" svg:y1="96.758cm" svg:x2="39.163cm" svg:y2="97.901cm" draw:start-shape="id103" draw:start-glue-point="2" draw:end-shape="id140" draw:end-glue-point="0" svg:d="M49889 96758v571h-10726v572" svg:viewBox="0 0 10727 1144">
          <text:p/>
        </draw:connector>
        <draw:connector draw:style-name="gr7" draw:text-style-name="P2" draw:layer="layout" svg:x1="40.37cm" svg:y1="103.489cm" svg:x2="40.497cm" svg:y2="104.378cm" draw:start-shape="id141" draw:start-glue-point="2" draw:end-shape="id91" draw:end-glue-point="0" svg:d="M40370 103489v445h127v444" svg:viewBox="0 0 128 890">
          <text:p/>
        </draw:connector>
        <draw:custom-shape draw:style-name="gr73" draw:text-style-name="P3" draw:layer="layout" svg:width="4.572cm" svg:height="1.016cm" svg:x="55.991cm" svg:y="85.074cm">
          <text:p text:style-name="P2"><text:span text:style-name="T1">Попробовать самостоятельн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2" draw:id="id142" draw:layer="layout" svg:width="1.397cm" svg:height="0.508cm" svg:x="55.991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3" draw:id="id143" draw:layer="layout" svg:width="2.921cm" svg:height="0.508cm" svg:x="55.991cm" svg:y="86.09cm">
          <text:p text:style-name="P2"><text:span text:style-name="T2">Try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6.118cm" svg:y1="83.423cm" svg:x2="56.689cm" svg:y2="84.566cm" draw:start-shape="id138" draw:start-glue-point="2" draw:end-shape="id142" draw:end-glue-point="0" svg:d="M56118 83423v572h571v571" svg:viewBox="0 0 572 1144">
          <text:p/>
        </draw:connector>
        <draw:connector draw:style-name="gr7" draw:text-style-name="P2" draw:layer="layout" svg:x1="57.451cm" svg:y1="86.598cm" svg:x2="59.102cm" svg:y2="87.36cm" draw:start-shape="id143" draw:start-glue-point="2" draw:end-shape="id144" draw:end-glue-point="0" svg:d="M57451 86598v381h1651v381" svg:viewBox="0 0 1652 763">
          <text:p/>
        </draw:connector>
        <draw:connector draw:style-name="gr7" draw:text-style-name="P2" draw:layer="layout" svg:x1="51.863cm" svg:y1="86.598cm" svg:x2="51.482cm" svg:y2="90.281cm" draw:start-shape="id145" draw:start-glue-point="2" draw:end-shape="id146" draw:end-glue-point="0" svg:d="M51863 86598v1842h-381v1841" svg:viewBox="0 0 382 3684">
          <text:p/>
        </draw:connector>
        <draw:connector draw:style-name="gr7" draw:text-style-name="P2" draw:layer="layout" svg:x1="54.721cm" svg:y1="87.995cm" svg:x2="51.482cm" svg:y2="90.281cm" draw:start-shape="id144" draw:start-glue-point="3" draw:end-shape="id146" draw:end-glue-point="0" svg:d="M54721 87995h-3239v2286" svg:viewBox="0 0 3240 2287">
          <text:p/>
        </draw:connector>
        <draw:connector draw:style-name="gr7" draw:text-style-name="P2" draw:layer="layout" svg:x1="39.925cm" svg:y1="99.933cm" svg:x2="39.544cm" svg:y2="101.711cm" draw:start-shape="id147" draw:start-glue-point="2" draw:end-shape="id148" draw:end-glue-point="0" svg:d="M39925 99933v889h-381v889" svg:viewBox="0 0 382 1779">
          <text:p/>
        </draw:connector>
      </draw:page>
      <draw:page draw:name="page4" draw:style-name="dp1" draw:master-page-name="Default">
        <draw:frame draw:style-name="gr75" draw:text-style-name="P1" draw:layer="layout" svg:width="7.47cm" svg:height="0.962cm" svg:x="144.13cm" svg:y="2.651cm">
          <draw:text-box>
            <text:p>Сцена 1. Размышления</text:p>
          </draw:text-box>
        </draw:frame>
        <draw:custom-shape draw:style-name="gr27" draw:text-style-name="P3" xml:id="id153" draw:id="id153" draw:layer="layout" svg:width="5.334cm" svg:height="1.016cm" svg:x="145.272cm" svg:y="5.445cm">
          <text:p text:style-name="P2"><text:span text:style-name="T1">Что за чертовщина тут твор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5.272cm" svg:y="4.9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xml:id="id199" draw:id="id199" draw:layer="layout" svg:width="3.556cm" svg:height="1.016cm" svg:x="137.779cm" svg:y="37.703cm">
          <text:p text:style-name="P2"><text:span text:style-name="T1">Не знаю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5" draw:id="id175" draw:layer="layout" svg:width="1.397cm" svg:height="0.508cm" svg:x="137.779cm" svg:y="37.19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49" draw:id="id149" draw:layer="layout" svg:width="2.032cm" svg:height="0.508cm" svg:x="137.779cm" svg:y="38.719cm"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xml:id="id197" draw:id="id197" draw:layer="layout" svg:width="3.556cm" svg:height="1.016cm" svg:x="152.13cm" svg:y="63.738cm">
          <text:p text:style-name="P2"><text:span text:style-name="T1">Научный эксперимент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2" draw:id="id202" draw:layer="layout" svg:width="1.397cm" svg:height="0.508cm" svg:x="152.13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2.13cm" svg:y="64.754cm">
          <text:p text:style-name="P2"><text:span text:style-name="T2">Experi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1.655cm" svg:y="63.738cm">
          <text:p text:style-name="P2"><text:span text:style-name="T1">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3" draw:id="id203" draw:layer="layout" svg:width="1.397cm" svg:height="0.508cm" svg:x="161.655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0" draw:id="id210" draw:layer="layout" svg:width="2.032cm" svg:height="0.508cm" svg:x="161.655cm" svg:y="64.754cm">
          <text:p text:style-name="P2"><text:span text:style-name="T2">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8.386cm" svg:y="63.611cm">
          <text:p text:style-name="P2"><text:span text:style-name="T1">Я сошла с у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4" draw:id="id204" draw:layer="layout" svg:width="1.397cm" svg:height="0.508cm" svg:x="168.386cm" svg:y="63.1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2" draw:id="id212" draw:layer="layout" svg:width="2.032cm" svg:height="0.508cm" svg:x="168.386cm" svg:y="64.627cm">
          <text:p text:style-name="P2"><text:span text:style-name="T2">Insa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21" draw:id="id221" draw:layer="layout" svg:width="5.334cm" svg:height="1.016cm" svg:x="136.636cm" svg:y="42.402cm">
          <text:p text:style-name="P2"><text:span text:style-name="T1">Давай, напряги извилины.</text:span></text:p>
          <text:p text:style-name="P2"><text:span text:style-name="T1">Попробуй вспомнит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0" draw:id="id150" draw:layer="layout" svg:width="4.445cm" svg:height="0.508cm" svg:x="136.636cm" svg:y="41.89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795cm" svg:y1="39.227cm" svg:x2="138.858cm" svg:y2="41.894cm" draw:start-shape="id149" draw:start-glue-point="2" draw:end-shape="id150" draw:end-glue-point="0" svg:d="M138795 39227v1334h63v1333" svg:viewBox="0 0 64 2668">
          <text:p/>
        </draw:connector>
        <draw:custom-shape draw:style-name="gr76" draw:text-style-name="P3" xml:id="id193" draw:id="id193" draw:layer="layout" svg:width="5.461cm" svg:height="1.143cm" svg:x="144.002cm" svg:y="70.85cm">
          <text:p text:style-name="P2"><text:span text:style-name="T1">Что то в этом есть.</text:span></text:p>
          <text:p text:style-name="P2"><text:span text:style-name="T1">Думаешь они хотят убедить тебя, </text:span></text:p>
          <text:p text:style-name="P2"><text:span text:style-name="T1">что ты другой человек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8" draw:id="id198" draw:layer="layout" svg:width="4.445cm" svg:height="0.508cm" svg:x="144.002cm" svg:y="70.34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7" draw:text-style-name="P3" xml:id="id207" draw:id="id207" draw:layer="layout" svg:width="5.969cm" svg:height="1.016cm" svg:x="154.67cm" svg:y="71.104cm">
          <text:p text:style-name="P2"><text:span text:style-name="T1">Возможно. </text:span></text:p>
          <text:p text:style-name="P2"><text:span text:style-name="T1">Но зачем весь этот цирк с больницей, </text:span></text:p>
          <text:p text:style-name="P2"><text:span text:style-name="T1">врачами, санитарам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1" draw:id="id211" draw:layer="layout" svg:width="4.445cm" svg:height="0.508cm" svg:x="154.67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8" draw:text-style-name="P3" xml:id="id214" draw:id="id214" draw:layer="layout" svg:width="7.874cm" svg:height="1.016cm" svg:x="163.179cm" svg:y="71.104cm">
          <text:p text:style-name="P2"><text:span text:style-name="T1">Это всё бы объяснило. </text:span></text:p>
          <text:p text:style-name="P2"><text:span text:style-name="T1">Самое простое объяснение может быть самым вер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3" draw:id="id213" draw:layer="layout" svg:width="4.445cm" svg:height="0.508cm" svg:x="163.179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6.604cm" svg:height="1.016cm" svg:x="162.798cm" svg:y="34.782cm">
          <text:p text:style-name="P2"><text:span text:style-name="T1">Я шла с работы. Я ведь доехала домой, так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24" draw:id="id224" draw:layer="layout" svg:width="1.397cm" svg:height="0.508cm" svg:x="162.798cm" svg:y="34.2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1" draw:id="id151" draw:layer="layout" svg:width="2.032cm" svg:height="0.508cm" svg:x="162.798cm" svg:y="35.798cm">
          <text:p text:style-name="P2"><text:span text:style-name="T2">Was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" xml:id="id187" draw:id="id187" draw:layer="layout" svg:width="6.612cm" svg:height="1.016cm" svg:x="162.798cm" svg:y="38.211cm">
          <text:p text:style-name="P2"><text:span text:style-name="T1">У меня не спрашивай. </text:span></text:p>
          <text:p text:style-name="P2"><text:span text:style-name="T1">Я это ты, знаю не больше чем ты зн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2" draw:id="id152" draw:layer="layout" svg:width="4.445cm" svg:height="0.508cm" svg:x="162.798cm" svg:y="37.70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814cm" svg:y1="36.306cm" svg:x2="165.02cm" svg:y2="37.703cm" draw:start-shape="id151" draw:start-glue-point="2" draw:end-shape="id152" draw:end-glue-point="0" svg:d="M163814 36306v699h1206v698" svg:viewBox="0 0 1207 1398">
          <text:p/>
        </draw:connector>
        <draw:custom-shape draw:style-name="gr31" draw:text-style-name="P3" draw:layer="layout" svg:width="3.556cm" svg:height="1.016cm" svg:x="146.415cm" svg:y="8.112cm">
          <text:p text:style-name="P2"><text:span text:style-name="T1">Ты кто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4" draw:id="id154" draw:layer="layout" svg:width="1.397cm" svg:height="0.508cm" svg:x="146.415cm" svg:y="7.6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5" draw:id="id155" draw:layer="layout" svg:width="2.032cm" svg:height="0.508cm" svg:x="146.415cm" svg:y="9.12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157" draw:id="id157" draw:layer="layout" svg:width="5.334cm" svg:height="1.016cm" svg:x="145.526cm" svg:y="11.16cm">
          <text:p text:style-name="P2"><text:span text:style-name="T1">А ты как думаешь? Я это т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6" draw:id="id156" draw:layer="layout" svg:width="4.445cm" svg:height="0.508cm" svg:x="145.526cm" svg:y="10.6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939cm" svg:y1="6.461cm" svg:x2="147.113cm" svg:y2="7.604cm" draw:start-shape="id153" draw:start-glue-point="2" draw:end-shape="id154" draw:end-glue-point="0" svg:d="M147939 6461v572h-826v571" svg:viewBox="0 0 827 1144">
          <text:p/>
        </draw:connector>
        <draw:connector draw:style-name="gr7" draw:text-style-name="P2" draw:layer="layout" svg:x1="147.431cm" svg:y1="9.636cm" svg:x2="147.748cm" svg:y2="10.652cm" draw:start-shape="id155" draw:start-glue-point="2" draw:end-shape="id156" draw:end-glue-point="0" svg:d="M147431 9636v508h317v508" svg:viewBox="0 0 318 1017">
          <text:p/>
        </draw:connector>
        <draw:custom-shape draw:style-name="gr80" draw:text-style-name="P3" draw:layer="layout" svg:width="5.141cm" svg:height="1.016cm" svg:x="138.795cm" svg:y="13.954cm">
          <text:p text:style-name="P2"><text:span text:style-name="T1">Только не это. Я слышу голос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8" draw:id="id158" draw:layer="layout" svg:width="1.397cm" svg:height="0.508cm" svg:x="138.795cm" svg:y="13.44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0" draw:id="id160" draw:layer="layout" svg:width="2.032cm" svg:height="0.508cm" svg:x="138.795cm" svg:y="14.97cm">
          <text:p text:style-name="P2"><text:span text:style-name="T2">Vo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26cm" svg:y1="11.668cm" svg:x2="139.493cm" svg:y2="13.446cm" draw:start-shape="id157" draw:start-glue-point="3" draw:end-shape="id158" draw:end-glue-point="0" svg:d="M145526 11668h-6033v1778" svg:viewBox="0 0 6034 1779">
          <text:p/>
        </draw:connector>
        <draw:custom-shape draw:style-name="gr80" draw:text-style-name="P3" draw:layer="layout" svg:width="5.141cm" svg:height="1.016cm" svg:x="156.133cm" svg:y="13.827cm">
          <text:p text:style-name="P2"><text:span text:style-name="T1">Не разговаривай со мн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9" draw:id="id159" draw:layer="layout" svg:width="1.397cm" svg:height="0.508cm" svg:x="156.133cm" svg:y="13.31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2" draw:id="id162" draw:layer="layout" svg:width="2.032cm" svg:height="0.508cm" svg:x="156.133cm" svg:y="14.843cm">
          <text:p text:style-name="P2"><text:span text:style-name="T2">Stop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0.86cm" svg:y1="11.668cm" svg:x2="156.831cm" svg:y2="13.319cm" draw:start-shape="id157" draw:start-glue-point="1" draw:end-shape="id159" draw:end-glue-point="0" svg:d="M150860 11668h5971v1651" svg:viewBox="0 0 5972 1652">
          <text:p/>
        </draw:connector>
        <draw:custom-shape draw:style-name="gr27" draw:text-style-name="P3" xml:id="id166" draw:id="id166" draw:layer="layout" svg:width="5.334cm" svg:height="1.016cm" svg:x="137.652cm" svg:y="17.383cm">
          <text:p text:style-name="P2"><text:span text:style-name="T1">[Смеется] Пока всего оди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1" draw:id="id161" draw:layer="layout" svg:width="4.445cm" svg:height="0.508cm" svg:x="137.652cm" svg:y="16.87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811cm" svg:y1="15.478cm" svg:x2="139.874cm" svg:y2="16.875cm" draw:start-shape="id160" draw:start-glue-point="2" draw:end-shape="id161" draw:end-glue-point="0" svg:d="M139811 15478v699h63v698" svg:viewBox="0 0 64 1398">
          <text:p/>
        </draw:connector>
        <draw:custom-shape draw:style-name="gr77" draw:text-style-name="P3" xml:id="id164" draw:id="id164" draw:layer="layout" svg:width="5.969cm" svg:height="1.016cm" svg:x="153.527cm" svg:y="17.51cm">
          <text:p text:style-name="P2"><text:span text:style-name="T1">Думаешь ты сможешь прогнать меня?</text:span></text:p>
          <text:p text:style-name="P2"><text:span text:style-name="T1">Удач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3" draw:id="id163" draw:layer="layout" svg:width="4.445cm" svg:height="0.508cm" svg:x="153.527cm" svg:y="17.0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149cm" svg:y1="15.351cm" svg:x2="155.749cm" svg:y2="17.002cm" draw:start-shape="id162" draw:start-glue-point="2" draw:end-shape="id163" draw:end-glue-point="0" svg:d="M157149 15351v826h-1400v825" svg:viewBox="0 0 1401 1652">
          <text:p/>
        </draw:connector>
        <draw:custom-shape draw:style-name="gr80" draw:text-style-name="P3" draw:layer="layout" svg:width="5.141cm" svg:height="1.016cm" svg:x="153.212cm" svg:y="20.685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5" draw:id="id165" draw:layer="layout" svg:width="1.397cm" svg:height="0.508cm" svg:x="153.212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6" draw:id="id176" draw:layer="layout" svg:width="2.032cm" svg:height="0.508cm" svg:x="153.212cm" svg:y="21.701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53.91cm" svg:y2="20.177cm" draw:start-shape="id164" draw:start-glue-point="2" draw:end-shape="id165" draw:end-glue-point="0" svg:d="M156511 18526v826h-2601v825" svg:viewBox="0 0 2602 1652">
          <text:p/>
        </draw:connector>
        <draw:custom-shape draw:style-name="gr80" draw:text-style-name="P3" draw:layer="layout" svg:width="5.141cm" svg:height="1.016cm" svg:x="137.373cm" svg:y="20.696cm">
          <text:p text:style-name="P2"><text:span text:style-name="T1">Черт. Они правы. Я сошла с ум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7" draw:id="id167" draw:layer="layout" svg:width="1.397cm" svg:height="0.508cm" svg:x="137.373cm" svg:y="20.18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8" draw:id="id168" draw:layer="layout" svg:width="2.032cm" svg:height="0.508cm" svg:x="137.373cm" svg:y="21.712cm">
          <text:p text:style-name="P2"><text:span text:style-name="T2">IAm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18.399cm" svg:x2="138.071cm" svg:y2="20.188cm" draw:start-shape="id166" draw:start-glue-point="2" draw:end-shape="id167" draw:end-glue-point="0" svg:d="M140319 18399v895h-2248v894" svg:viewBox="0 0 2249 1790">
          <text:p/>
        </draw:connector>
        <draw:custom-shape draw:style-name="gr27" draw:text-style-name="P3" xml:id="id170" draw:id="id170" draw:layer="layout" svg:width="5.334cm" svg:height="1.016cm" svg:x="137.398cm" svg:y="23.86cm">
          <text:p text:style-name="P2"><text:span text:style-name="T1">Не драматизируй.</text:span></text:p>
          <text:p text:style-name="P2"><text:span text:style-name="T1">Давай поговор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9" draw:id="id169" draw:layer="layout" svg:width="4.445cm" svg:height="0.508cm" svg:x="137.398cm" svg:y="23.3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389cm" svg:y1="22.22cm" svg:x2="139.62cm" svg:y2="23.352cm" draw:start-shape="id168" draw:start-glue-point="2" draw:end-shape="id169" draw:end-glue-point="0" svg:d="M138389 22220v566h1231v566" svg:viewBox="0 0 1232 1133">
          <text:p/>
        </draw:connector>
        <draw:custom-shape draw:style-name="gr80" draw:text-style-name="P3" draw:layer="layout" svg:width="5.141cm" svg:height="1.016cm" svg:x="137.464cm" svg:y="26.781cm">
          <text:p text:style-name="P2"><text:span text:style-name="T1">Хорошо. О чё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1" draw:id="id171" draw:layer="layout" svg:width="1.397cm" svg:height="0.508cm" svg:x="137.46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2" draw:id="id172" draw:layer="layout" svg:width="2.032cm" svg:height="0.508cm" svg:x="137.464cm" svg:y="27.797cm">
          <text:p text:style-name="P2"><text:span text:style-name="T2">Lets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065cm" svg:y1="24.876cm" svg:x2="138.162cm" svg:y2="26.273cm" draw:start-shape="id170" draw:start-glue-point="2" draw:end-shape="id171" draw:end-glue-point="0" svg:d="M140065 24876v699h-1903v698" svg:viewBox="0 0 1904 1398">
          <text:p/>
        </draw:connector>
        <draw:custom-shape draw:style-name="gr27" draw:text-style-name="P3" xml:id="id174" draw:id="id174" draw:layer="layout" svg:width="5.334cm" svg:height="1.016cm" svg:x="137.525cm" svg:y="30.845cm">
          <text:p text:style-name="P2"><text:span text:style-name="T1">О том что здесь происходит.</text:span></text:p>
          <text:p text:style-name="P2"><text:span text:style-name="T1">Почему ты зде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3" draw:id="id173" draw:layer="layout" svg:width="4.445cm" svg:height="0.508cm" svg:x="137.525cm" svg:y="30.3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8cm" svg:y1="28.305cm" svg:x2="139.747cm" svg:y2="30.337cm" draw:start-shape="id172" draw:start-glue-point="2" draw:end-shape="id173" svg:d="M138480 28305v1016h1267v1016" svg:viewBox="0 0 1268 2033">
          <text:p/>
        </draw:connector>
        <draw:connector draw:style-name="gr7" draw:text-style-name="P2" draw:layer="layout" svg:x1="140.192cm" svg:y1="31.861cm" svg:x2="138.477cm" svg:y2="37.195cm" draw:start-shape="id174" draw:start-glue-point="2" draw:end-shape="id175" draw:end-glue-point="0" svg:d="M140192 31861v2667h-1715v2667" svg:viewBox="0 0 1716 5335">
          <text:p/>
        </draw:connector>
        <draw:custom-shape draw:style-name="gr27" draw:text-style-name="P3" xml:id="id178" draw:id="id178" draw:layer="layout" svg:width="5.334cm" svg:height="1.016cm" svg:x="153.146cm" svg:y="24.368cm">
          <text:p text:style-name="P2"><text:span text:style-name="T1">Только поговори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7" draw:id="id177" draw:layer="layout" svg:width="4.445cm" svg:height="0.508cm" svg:x="153.146cm" svg:y="23.8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28cm" svg:y1="22.209cm" svg:x2="155.368cm" svg:y2="23.86cm" draw:start-shape="id176" draw:start-glue-point="2" draw:end-shape="id177" draw:end-glue-point="0" svg:d="M154228 22209v826h1140v825" svg:viewBox="0 0 1141 1652">
          <text:p/>
        </draw:connector>
        <draw:connector draw:style-name="gr7" draw:text-style-name="P2" draw:layer="layout" svg:x1="153.146cm" svg:y1="24.876cm" svg:x2="138.861cm" svg:y2="26.527cm" draw:start-shape="id178" draw:start-glue-point="3" draw:end-shape="id171" svg:d="M153146 24876h-7143v1651h-7142" svg:viewBox="0 0 14286 1652">
          <text:p/>
        </draw:connector>
        <draw:custom-shape draw:style-name="gr81" draw:text-style-name="P3" draw:layer="layout" svg:width="5.395cm" svg:height="1.016cm" svg:x="163.245cm" svg:y="20.685cm">
          <text:p text:style-name="P2"><text:span text:style-name="T1">Смогу. Убирайся. Я не сумасшедш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9" draw:id="id179" draw:layer="layout" svg:width="1.397cm" svg:height="0.508cm" svg:x="163.245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0" draw:id="id180" draw:layer="layout" svg:width="2.032cm" svg:height="0.508cm" svg:x="163.245cm" svg:y="21.701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63.943cm" svg:y2="20.177cm" draw:start-shape="id164" draw:start-glue-point="2" draw:end-shape="id179" draw:end-glue-point="0" svg:d="M156511 18526v826h7432v825" svg:viewBox="0 0 7433 1652">
          <text:p/>
        </draw:connector>
        <draw:custom-shape draw:style-name="gr27" draw:text-style-name="P3" xml:id="id182" draw:id="id182" draw:layer="layout" svg:width="5.334cm" svg:height="1.016cm" svg:x="162.036cm" svg:y="23.987cm">
          <text:p text:style-name="P2"><text:span text:style-name="T1">Не сможешь!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81" draw:id="id181" draw:layer="layout" svg:width="4.445cm" svg:height="0.508cm" svg:x="162.036cm" svg:y="23.47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261cm" svg:y1="22.209cm" svg:x2="164.258cm" svg:y2="23.479cm" draw:start-shape="id180" draw:start-glue-point="2" draw:end-shape="id181" svg:d="M164261 22209v635h-3v635" svg:viewBox="0 0 4 1271">
          <text:p/>
        </draw:connector>
        <draw:custom-shape draw:style-name="gr81" draw:text-style-name="P3" draw:layer="layout" svg:width="5.395cm" svg:height="1.016cm" svg:x="167.624cm" svg:y="26.781cm">
          <text:p text:style-name="P2"><text:span text:style-name="T1">Смог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4" draw:id="id184" draw:layer="layout" svg:width="1.397cm" svg:height="0.508cm" svg:x="167.62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6" draw:id="id186" draw:layer="layout" svg:width="2.032cm" svg:height="0.508cm" svg:x="167.624cm" svg:y="27.797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draw:layer="layout" svg:width="5.141cm" svg:height="1.016cm" svg:x="160.766cm" svg:y="26.733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3" draw:id="id183" draw:layer="layout" svg:width="1.397cm" svg:height="0.508cm" svg:x="160.766cm" svg:y="26.2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5" draw:id="id185" draw:layer="layout" svg:width="2.032cm" svg:height="0.508cm" svg:x="160.766cm" svg:y="27.749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4.703cm" svg:y1="25.003cm" svg:x2="161.464cm" svg:y2="26.225cm" draw:start-shape="id182" draw:start-glue-point="2" draw:end-shape="id183" draw:end-glue-point="0" svg:d="M164703 25003v611h-3239v611" svg:viewBox="0 0 3240 1223">
          <text:p/>
        </draw:connector>
        <draw:connector draw:style-name="gr7" draw:text-style-name="P2" draw:layer="layout" svg:x1="164.703cm" svg:y1="25.003cm" svg:x2="168.322cm" svg:y2="26.273cm" draw:start-shape="id182" draw:start-glue-point="2" draw:end-shape="id184" draw:end-glue-point="0" svg:d="M164703 25003v635h3619v635" svg:viewBox="0 0 3620 1271">
          <text:p/>
        </draw:connector>
        <draw:connector draw:style-name="gr7" draw:text-style-name="P2" draw:layer="layout" svg:x1="160.766cm" svg:y1="28.003cm" svg:x2="158.48cm" svg:y2="24.876cm" draw:start-shape="id185" draw:start-glue-point="3" draw:end-shape="id178" draw:end-glue-point="1" svg:d="M160766 28003h-1143v-3127h-1143" svg:viewBox="0 0 2287 3128">
          <text:p/>
        </draw:connector>
        <draw:connector draw:style-name="gr7" draw:text-style-name="P2" draw:layer="layout" draw:line-skew="3.69cm" svg:x1="169.656cm" svg:y1="28.051cm" svg:x2="167.37cm" svg:y2="24.495cm" draw:start-shape="id186" draw:start-glue-point="1" draw:end-shape="id182" svg:d="M169656 28051h4191v-3556h-6477" svg:viewBox="0 0 6478 3557">
          <text:p/>
        </draw:connector>
        <draw:custom-shape draw:style-name="gr82" draw:text-style-name="P3" draw:layer="layout" svg:width="6.814cm" svg:height="1.016cm" svg:x="164.957cm" svg:y="41.005cm">
          <text:p text:style-name="P2"><text:span text:style-name="T1">Зачем я тогда с тобой разговариваю, </text:span></text:p>
          <text:p text:style-name="P2"><text:span text:style-name="T1">если ты ничего не зна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8" draw:id="id188" draw:layer="layout" svg:width="1.397cm" svg:height="0.508cm" svg:x="164.957cm" svg:y="40.4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9" draw:id="id189" draw:layer="layout" svg:width="2.032cm" svg:height="0.508cm" svg:x="164.957cm" svg:y="42.021cm">
          <text:p text:style-name="P2"><text:span text:style-name="T2">Why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6.104cm" svg:y1="39.227cm" svg:x2="165.655cm" svg:y2="40.497cm" draw:start-shape="id187" draw:start-glue-point="2" draw:end-shape="id188" draw:end-glue-point="0" svg:d="M166104 39227v635h-449v635" svg:viewBox="0 0 450 1271">
          <text:p/>
        </draw:connector>
        <draw:custom-shape draw:style-name="gr83" draw:text-style-name="P3" xml:id="id191" draw:id="id191" draw:layer="layout" svg:width="8.597cm" svg:height="1.016cm" svg:x="164.488cm" svg:y="44.61cm">
          <text:p text:style-name="P2"><text:span text:style-name="T1">Ну может я смогу подкинуть пару интересных иде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0" draw:id="id190" draw:layer="layout" svg:width="4.445cm" svg:height="0.508cm" svg:x="164.488cm" svg:y="44.1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5.973cm" svg:y1="42.529cm" svg:x2="166.71cm" svg:y2="44.102cm" draw:start-shape="id189" draw:start-glue-point="2" draw:end-shape="id190" draw:end-glue-point="0" svg:d="M165973 42529v787h737v786" svg:viewBox="0 0 738 1574">
          <text:p/>
        </draw:connector>
        <draw:custom-shape draw:style-name="gr31" draw:text-style-name="P3" draw:layer="layout" svg:width="3.556cm" svg:height="1.016cm" svg:x="166.608cm" svg:y="47.228cm">
          <text:p text:style-name="P2"><text:span text:style-name="T1">Или нет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2" draw:id="id192" draw:layer="layout" svg:width="1.397cm" svg:height="0.508cm" svg:x="166.608cm" svg:y="46.7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8" draw:id="id228" draw:layer="layout" svg:width="2.032cm" svg:height="0.508cm" svg:x="166.608cm" svg:y="48.244cm">
          <text:p text:style-name="P2"><text:span text:style-name="T2">MaybeN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31" draw:id="id231" draw:layer="layout" svg:width="6.152cm" svg:height="1.016cm" svg:x="172.267cm" svg:y="54.213cm">
          <text:p text:style-name="P2"><text:span text:style-name="T1">Верно. Но вернемся к делу.</text:span></text:p>
          <text:p text:style-name="P2"><text:span text:style-name="T1">Что ещё думаешь про ситуацию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72.267cm" svg:y="53.70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8.786cm" svg:y1="45.626cm" svg:x2="167.306cm" svg:y2="46.72cm" draw:start-shape="id191" draw:start-glue-point="2" draw:end-shape="id192" draw:end-glue-point="0" svg:d="M168786 45626v547h-1480v547" svg:viewBox="0 0 1481 1095">
          <text:p/>
        </draw:connector>
        <draw:custom-shape draw:style-name="gr31" draw:text-style-name="P3" draw:layer="layout" svg:width="3.556cm" svg:height="1.016cm" svg:x="175.244cm" svg:y="63.357cm">
          <text:p text:style-name="P2"><text:span text:style-name="T1">Довольно этого бреда.</text:span></text:p>
          <text:p text:style-name="P2"><text:span text:style-name="T1">Я буду сп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7" draw:id="id217" draw:layer="layout" svg:width="1.397cm" svg:height="0.508cm" svg:x="175.244cm" svg:y="62.84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7" draw:id="id227" draw:layer="layout" svg:width="2.032cm" svg:height="0.508cm" svg:x="175.244cm" svg:y="64.373cm"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36" draw:id="id236" draw:layer="layout" svg:width="6.152cm" svg:height="1.016cm" svg:x="172.394cm" svg:y="83.423cm">
          <text:p text:style-name="P2"><text:span text:style-name="T1">Хорошо, поговорим завтр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5" draw:id="id235" draw:layer="layout" svg:width="4.445cm" svg:height="0.508cm" svg:x="172.394cm" svg:y="82.91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40.573cm" svg:y="74.406cm">
          <text:p text:style-name="P2"><text:span text:style-name="T1">Звучит как бред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4" draw:id="id194" draw:layer="layout" svg:width="1.397cm" svg:height="0.508cm" svg:x="140.573cm" svg:y="73.8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95" draw:id="id195" draw:layer="layout" svg:width="2.032cm" svg:height="0.508cm" svg:x="140.573cm" svg:y="75.422cm">
          <text:p text:style-name="P2"><text:span text:style-name="T2">De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6.732cm" svg:y1="71.993cm" svg:x2="141.271cm" svg:y2="73.898cm" draw:start-shape="id193" draw:start-glue-point="2" draw:end-shape="id194" draw:end-glue-point="0" svg:d="M146732 71993v952h-5461v953" svg:viewBox="0 0 5462 1906">
          <text:p/>
        </draw:connector>
        <draw:custom-shape draw:style-name="gr84" draw:text-style-name="P3" xml:id="id205" draw:id="id205" draw:layer="layout" svg:width="6.152cm" svg:height="1.016cm" svg:x="140.33cm" svg:y="77.867cm">
          <text:p text:style-name="P2"><text:span text:style-name="T1">Ещё варианты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6" draw:id="id196" draw:layer="layout" svg:width="4.445cm" svg:height="0.508cm" svg:x="140.33cm" svg:y="77.35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89cm" svg:y1="75.93cm" svg:x2="142.552cm" svg:y2="77.359cm" draw:start-shape="id195" draw:start-glue-point="2" draw:end-shape="id196" svg:d="M141589 75930v715h963v714" svg:viewBox="0 0 964 1430">
          <text:p/>
        </draw:connector>
        <draw:connector draw:style-name="gr7" draw:text-style-name="P2" draw:layer="layout" svg:x1="152.13cm" svg:y1="64.246cm" svg:x2="146.224cm" svg:y2="70.342cm" draw:start-shape="id197" draw:start-glue-point="3" draw:end-shape="id198" draw:end-glue-point="0" svg:d="M152130 64246h-5906v6096" svg:viewBox="0 0 5907 6097">
          <text:p/>
        </draw:connector>
        <draw:custom-shape draw:style-name="gr85" draw:text-style-name="P10" xml:id="id200" draw:id="id200" draw:layer="layout" svg:width="4.191cm" svg:height="1.143cm" svg:x="143.367cm" svg:y="37.576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335cm" svg:y1="38.211cm" svg:x2="143.367cm" svg:y2="38.147cm" draw:start-shape="id199" draw:start-glue-point="1" draw:end-shape="id200" draw:end-glue-point="3" svg:d="M141335 38211l2032-64" svg:viewBox="0 0 2033 65">
          <text:p/>
        </draw:connector>
        <draw:custom-shape draw:style-name="gr85" draw:text-style-name="P10" xml:id="id201" draw:id="id201" draw:layer="layout" svg:width="4.191cm" svg:height="1.143cm" svg:x="158.734cm" svg:y="58.404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0.829cm" svg:y1="59.547cm" svg:x2="152.828cm" svg:y2="63.23cm" draw:start-shape="id201" draw:start-glue-point="2" draw:end-shape="id202" draw:end-glue-point="0" svg:d="M160829 59547l-8001 3683" svg:viewBox="0 0 8002 3684">
          <text:p/>
        </draw:connector>
        <draw:connector draw:style-name="gr9" draw:text-style-name="P8" draw:layer="layout" draw:type="line" svg:x1="160.829cm" svg:y1="59.547cm" svg:x2="162.353cm" svg:y2="63.23cm" draw:start-shape="id201" draw:start-glue-point="2" draw:end-shape="id203" draw:end-glue-point="0" svg:d="M160829 59547l1524 3683" svg:viewBox="0 0 1525 3684">
          <text:p/>
        </draw:connector>
        <draw:connector draw:style-name="gr9" draw:text-style-name="P8" draw:layer="layout" draw:type="line" svg:x1="160.829cm" svg:y1="59.547cm" svg:x2="169.084cm" svg:y2="63.103cm" draw:start-shape="id201" draw:start-glue-point="2" draw:end-shape="id204" draw:end-glue-point="0" svg:d="M160829 59547l8255 3556" svg:viewBox="0 0 8256 3557">
          <text:p/>
        </draw:connector>
        <draw:custom-shape draw:style-name="gr85" draw:text-style-name="P10" xml:id="id206" draw:id="id206" draw:layer="layout" svg:width="4.191cm" svg:height="1.143cm" svg:x="141.335cm" svg:y="81.137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3.406cm" svg:y1="78.883cm" svg:x2="143.43cm" svg:y2="81.137cm" draw:start-shape="id205" draw:start-glue-point="2" draw:end-shape="id206" draw:end-glue-point="0" svg:d="M143406 78883l24 2254" svg:viewBox="0 0 25 2255">
          <text:p/>
        </draw:connector>
        <draw:custom-shape draw:style-name="gr4" draw:text-style-name="P3" draw:layer="layout" svg:width="5.842cm" svg:height="1.016cm" svg:x="154.752cm" svg:y="74.875cm">
          <text:p text:style-name="P2"><text:span text:style-name="T1">Для отвода гл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8" draw:id="id208" draw:layer="layout" svg:width="1.397cm" svg:height="0.508cm" svg:x="154.752cm" svg:y="74.36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9" draw:id="id209" draw:layer="layout" svg:width="2.032cm" svg:height="0.508cm" svg:x="154.752cm" svg:y="75.891cm">
          <text:p text:style-name="P2"><text:span text:style-name="T2">Illu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654cm" svg:y1="72.12cm" svg:x2="155.45cm" svg:y2="74.367cm" draw:start-shape="id207" draw:start-glue-point="2" draw:end-shape="id208" draw:end-glue-point="0" svg:d="M157654 72120v1124h-2204v1123" svg:viewBox="0 0 2205 2248">
          <text:p/>
        </draw:connector>
        <draw:connector draw:style-name="gr7" draw:text-style-name="P2" draw:layer="layout" svg:x1="154.752cm" svg:y1="76.145cm" svg:x2="146.482cm" svg:y2="78.375cm" draw:start-shape="id209" draw:start-glue-point="3" draw:end-shape="id205" draw:end-glue-point="1" svg:d="M154752 76145h-4135v2230h-4135" svg:viewBox="0 0 8271 2231">
          <text:p/>
        </draw:connector>
        <draw:custom-shape draw:style-name="gr4" draw:text-style-name="P3" draw:layer="layout" svg:width="5.842cm" svg:height="1.016cm" svg:x="163.446cm" svg:y="74.749cm">
          <text:p text:style-name="P2"><text:span text:style-name="T1">Я отказываюсь в это верить.</text:span></text:p>
          <text:p text:style-name="P2"><text:span text:style-name="T1">Хотя всё указывает на сумасшестви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5" draw:id="id215" draw:layer="layout" svg:width="1.397cm" svg:height="0.508cm" svg:x="163.446cm" svg:y="74.2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6" draw:id="id216" draw:layer="layout" svg:width="2.032cm" svg:height="0.508cm" svg:x="163.446cm" svg:y="75.765cm">
          <text:p text:style-name="P2"><text:span text:style-name="T2">DontBelie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1.655cm" svg:y1="65.008cm" svg:x2="156.892cm" svg:y2="70.596cm" draw:start-shape="id210" draw:start-glue-point="3" draw:end-shape="id211" draw:end-glue-point="0" svg:d="M161655 65008h-4763v5588" svg:viewBox="0 0 4764 5589">
          <text:p/>
        </draw:connector>
        <draw:connector draw:style-name="gr7" draw:text-style-name="P2" draw:layer="layout" svg:x1="169.402cm" svg:y1="65.135cm" svg:x2="165.401cm" svg:y2="70.596cm" draw:start-shape="id212" draw:start-glue-point="2" draw:end-shape="id213" svg:d="M169402 65135v2731h-4001v2730" svg:viewBox="0 0 4002 5462">
          <text:p/>
        </draw:connector>
        <draw:connector draw:style-name="gr7" draw:text-style-name="P2" draw:layer="layout" svg:x1="167.116cm" svg:y1="72.12cm" svg:x2="164.144cm" svg:y2="74.241cm" draw:start-shape="id214" draw:start-glue-point="2" draw:end-shape="id215" draw:end-glue-point="0" svg:d="M167116 72120v1061h-2972v1060" svg:viewBox="0 0 2973 2122">
          <text:p/>
        </draw:connector>
        <draw:connector draw:style-name="gr7" draw:text-style-name="P2" draw:layer="layout" svg:x1="164.462cm" svg:y1="76.273cm" svg:x2="146.482cm" svg:y2="78.375cm" draw:start-shape="id216" draw:start-glue-point="2" draw:end-shape="id205" draw:end-glue-point="1" svg:d="M164462 76273v2102h-17980" svg:viewBox="0 0 17981 2103">
          <text:p/>
        </draw:connector>
        <draw:connector draw:style-name="gr9" draw:text-style-name="P8" draw:layer="layout" draw:type="line" svg:x1="160.829cm" svg:y1="59.547cm" svg:x2="175.942cm" svg:y2="62.849cm" draw:start-shape="id201" draw:start-glue-point="2" draw:end-shape="id217" draw:end-glue-point="0" svg:d="M160829 59547l15113 3302" svg:viewBox="0 0 15114 3303">
          <text:p/>
        </draw:connector>
        <draw:custom-shape draw:style-name="gr86" draw:text-style-name="P15" xml:id="id218" draw:id="id218" draw:layer="layout" svg:width="4.064cm" svg:height="0.762cm" svg:x="177.022cm" svg:y="67.802cm">
          <text:p text:style-name="P2"><text:span text:style-name="T2">Проверить выбрано ли </text:span></text:p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75.371cm" svg:y2="71.993cm" draw:start-shape="id218" draw:start-glue-point="2" draw:end-shape="id219" draw:end-glue-point="0" svg:d="M179054 68564l-3683 3429" svg:viewBox="0 0 3684 3430">
          <text:p/>
        </draw:connector>
        <draw:custom-shape draw:style-name="gr84" draw:text-style-name="P3" xml:id="id225" draw:id="id225" draw:layer="layout" svg:width="6.152cm" svg:height="1.016cm" svg:x="183.245cm" svg:y="72.882cm">
          <text:p text:style-name="P2"><text:span text:style-name="T1">Погоди. Ты помниш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83.245cm" svg:y="72.37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0" draw:id="id220" draw:layer="layout" svg:width="2.032cm" svg:height="0.508cm" svg:x="183.245cm" svg:y="71.866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84.261cm" svg:y2="71.866cm" draw:start-shape="id218" draw:start-glue-point="2" draw:end-shape="id220" draw:end-glue-point="0" svg:d="M179054 68564l5207 3302" svg:viewBox="0 0 5208 3303">
          <text:p/>
        </draw:connector>
        <draw:custom-shape draw:style-name="gr85" draw:text-style-name="P10" xml:id="id223" draw:id="id223" draw:layer="layout" svg:width="4.191cm" svg:height="1.143cm" svg:x="162.925cm" svg:y="31.099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22" draw:id="id222" draw:layer="layout" svg:width="4.191cm" svg:height="1.143cm" svg:x="137.144cm" svg:y="44.815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9.303cm" svg:y1="43.418cm" svg:x2="139.239cm" svg:y2="44.815cm" draw:start-shape="id221" draw:start-glue-point="2" draw:end-shape="id222" draw:end-glue-point="0" svg:d="M139303 43418l-64 1397" svg:viewBox="0 0 65 1398">
          <text:p/>
        </draw:connector>
        <draw:connector draw:style-name="gr9" draw:text-style-name="P8" draw:layer="layout" draw:type="line" svg:x1="165.02cm" svg:y1="32.242cm" svg:x2="163.496cm" svg:y2="34.274cm" draw:start-shape="id223" draw:start-glue-point="2" draw:end-shape="id224" draw:end-glue-point="0" svg:d="M165020 32242l-1524 2032" svg:viewBox="0 0 1525 2033">
          <text:p/>
        </draw:connector>
        <draw:custom-shape draw:style-name="gr85" draw:text-style-name="P10" xml:id="id226" draw:id="id226" draw:layer="layout" svg:width="4.191cm" svg:height="1.143cm" svg:x="184.261cm" svg:y="75.676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86.321cm" svg:y1="73.898cm" svg:x2="186.356cm" svg:y2="75.676cm" draw:start-shape="id225" draw:start-glue-point="2" draw:end-shape="id226" draw:end-glue-point="0" svg:d="M186321 73898l35 1778" svg:viewBox="0 0 36 1779">
          <text:p/>
        </draw:connector>
        <draw:connector draw:style-name="gr7" draw:text-style-name="P2" draw:layer="layout" svg:x1="176.26cm" svg:y1="64.881cm" svg:x2="179.054cm" svg:y2="67.802cm" draw:start-shape="id227" draw:start-glue-point="2" draw:end-shape="id218" draw:end-glue-point="0" svg:d="M176260 64881v1461h2794v1460" svg:viewBox="0 0 2795 2922">
          <text:p/>
        </draw:connector>
        <draw:custom-shape draw:style-name="gr86" draw:text-style-name="P15" xml:id="id229" draw:id="id229" draw:layer="layout" svg:width="4.064cm" svg:height="0.762cm" svg:x="166.391cm" svg:y="50.437cm">
          <text:p text:style-name="P2"><text:span text:style-name="T2">Проверить выбрано ли </text:span></text:p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7.624cm" svg:y1="48.752cm" svg:x2="168.423cm" svg:y2="50.437cm" draw:start-shape="id228" draw:start-glue-point="2" draw:end-shape="id229" draw:end-glue-point="0" svg:d="M167624 48752v843h799v842" svg:viewBox="0 0 800 1686">
          <text:p/>
        </draw:connector>
        <draw:connector draw:style-name="gr9" draw:text-style-name="P8" draw:layer="layout" draw:type="line" svg:x1="168.423cm" svg:y1="51.199cm" svg:x2="173.283cm" svg:y2="53.197cm" draw:start-shape="id229" draw:start-glue-point="2" draw:end-shape="id230" draw:end-glue-point="0" svg:d="M168423 51199l4860 1998" svg:viewBox="0 0 4861 1999">
          <text:p/>
        </draw:connector>
        <draw:custom-shape draw:style-name="gr6" draw:text-style-name="P6" xml:id="id230" draw:id="id230" draw:layer="layout" svg:width="2.032cm" svg:height="0.508cm" svg:x="172.267cm" svg:y="53.197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32" draw:id="id232" draw:layer="layout" svg:width="4.191cm" svg:height="1.143cm" svg:x="180.705cm" svg:y="54.086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8.419cm" svg:y1="54.721cm" svg:x2="180.705cm" svg:y2="54.657cm" draw:start-shape="id231" draw:start-glue-point="1" draw:end-shape="id232" draw:end-glue-point="3" svg:d="M178419 54721l2286-64" svg:viewBox="0 0 2287 65">
          <text:p/>
        </draw:connector>
        <draw:custom-shape draw:style-name="gr85" draw:text-style-name="P10" xml:id="id233" draw:id="id233" draw:layer="layout" svg:width="4.191cm" svg:height="1.143cm" svg:x="160.639cm" svg:y="53.959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6.391cm" svg:y1="50.818cm" svg:x2="162.734cm" svg:y2="53.959cm" draw:start-shape="id229" draw:start-glue-point="3" draw:end-shape="id233" draw:end-glue-point="0" svg:d="M166391 50818l-3657 3141" svg:viewBox="0 0 3658 3142">
          <text:p/>
        </draw:connector>
        <draw:custom-shape draw:style-name="gr87" draw:text-style-name="P6" draw:layer="layout" svg:width="2.032cm" svg:height="0.504cm" svg:x="160.639cm" svg:y="53.451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draw:layer="layout" svg:width="4.191cm" svg:height="1.143cm" svg:x="174.355cm" svg:y="72.501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6" xml:id="id219" draw:id="id219" draw:layer="layout" svg:width="2.032cm" svg:height="0.504cm" svg:x="174.355cm" svg:y="71.993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34" draw:id="id234" draw:layer="layout" svg:width="4.191cm" svg:height="1.143cm" svg:x="172.577cm" svg:y="79.867cm">
          <text:p text:style-name="P2"><text:span text:style-name="T2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4.672cm" svg:y1="81.01cm" svg:x2="174.616cm" svg:y2="82.915cm" draw:start-shape="id234" draw:start-glue-point="2" draw:end-shape="id235" draw:end-glue-point="0" svg:d="M174672 81010l-56 1905" svg:viewBox="0 0 57 1906">
          <text:p/>
        </draw:connector>
        <draw:custom-shape draw:style-name="gr21" draw:text-style-name="P10" xml:id="id237" draw:id="id237" draw:layer="layout" svg:width="10.922cm" svg:height="1.651cm" svg:x="170.037cm" svg:y="86.344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Новый до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5.47cm" svg:y1="84.439cm" svg:x2="175.498cm" svg:y2="86.344cm" draw:start-shape="id236" draw:start-glue-point="2" draw:end-shape="id237" draw:end-glue-point="0" svg:d="M175470 84439l28 1905" svg:viewBox="0 0 29 1906">
          <text:p/>
        </draw:connector>
      </draw:page>
      <draw:page draw:name="page5" draw:style-name="dp1" draw:master-page-name="Default">
        <draw:frame draw:style-name="gr75" draw:text-style-name="P1" draw:layer="layout" svg:width="7.47cm" svg:height="0.962cm" svg:x="144.13cm" svg:y="2.651cm">
          <draw:text-box>
            <text:p>Сцена 2. Новый дом</text:p>
          </draw:text-box>
        </draw:frame>
        <draw:custom-shape draw:style-name="gr26" draw:text-style-name="P9" xml:id="id238" draw:id="id238" draw:layer="layout" svg:width="10.922cm" svg:height="1.143cm" svg:x="141.843cm" svg:y="4.81cm">
          <text:p text:style-name="P2"><text:span text:style-name="T1">Вас будит открывающаяся дверь в палату и голос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42" draw:id="id242" draw:layer="layout" svg:width="5.334cm" svg:height="1.016cm" svg:x="145.018cm" svg:y="7.604cm">
          <text:p text:style-name="P2"><text:span text:style-name="T1">Доброе утро, Элис.</text:span></text:p>
          <text:p text:style-name="P2"><text:span text:style-name="T1">Как спал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9" draw:id="id239" draw:layer="layout" svg:width="4.445cm" svg:height="0.508cm" svg:x="145.018cm" svg:y="7.09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304cm" svg:y1="5.953cm" svg:x2="147.24cm" svg:y2="7.096cm" draw:start-shape="id238" draw:start-glue-point="2" draw:end-shape="id239" draw:end-glue-point="0" svg:d="M147304 5953v571h-64v572" svg:viewBox="0 0 65 1144">
          <text:p/>
        </draw:connector>
        <draw:custom-shape draw:style-name="gr2" draw:text-style-name="P3" draw:layer="layout" svg:width="7.493cm" svg:height="1.016cm" svg:x="137.906cm" svg:y="11.795cm">
          <text:p text:style-name="P2"><text:span text:style-name="T1">Ну если не считать того, что не могу пошевелится, </text:span></text:p>
          <text:p text:style-name="P2"><text:span text:style-name="T1">то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4" draw:id="id244" draw:layer="layout" svg:width="1.397cm" svg:height="0.508cm" svg:x="137.906cm" svg:y="11.2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40" draw:id="id240" draw:layer="layout" svg:width="2.032cm" svg:height="0.508cm" svg:x="137.906cm" svg:y="12.811cm">
          <text:p text:style-name="P2"><text:span text:style-name="T2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" xml:id="id245" draw:id="id245" draw:layer="layout" svg:width="5.969cm" svg:height="1.016cm" svg:x="130.286cm" svg:y="15.732cm">
          <text:p text:style-name="P2"><text:span text:style-name="T1">Вот и славно. Давай мы тебя развяжем.</text:span></text:p>
          <text:p text:style-name="P2"><text:span text:style-name="T1">Только веди себя спокой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1" draw:id="id241" draw:layer="layout" svg:width="4.445cm" svg:height="0.508cm" svg:x="130.286cm" svg:y="15.22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906cm" svg:y1="13.065cm" svg:x2="132.508cm" svg:y2="15.224cm" draw:start-shape="id240" draw:start-glue-point="3" draw:end-shape="id241" draw:end-glue-point="0" svg:d="M137906 13065h-5398v2159" svg:viewBox="0 0 5399 2160">
          <text:p/>
        </draw:connector>
        <draw:custom-shape draw:style-name="gr88" draw:text-style-name="P9" xml:id="id243" draw:id="id243" draw:layer="layout" svg:width="7.874cm" svg:height="1.143cm" svg:x="136.382cm" svg:y="9.001cm">
          <text:p text:style-name="P2"><text:span text:style-name="T1">Видите как в палату зашла медсестра и двое санита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8.112cm" svg:x2="140.319cm" svg:y2="9.001cm" draw:start-shape="id242" draw:start-glue-point="3" draw:end-shape="id243" draw:end-glue-point="0" svg:d="M145018 8112h-4699v889" svg:viewBox="0 0 4700 890">
          <text:p/>
        </draw:connector>
        <draw:connector draw:style-name="gr7" draw:text-style-name="P2" draw:layer="layout" svg:x1="140.319cm" svg:y1="10.144cm" svg:x2="138.604cm" svg:y2="11.287cm" draw:start-shape="id243" draw:start-glue-point="2" draw:end-shape="id244" draw:end-glue-point="0" svg:d="M140319 10144v571h-1715v572" svg:viewBox="0 0 1716 1144">
          <text:p/>
        </draw:connector>
        <draw:custom-shape draw:style-name="gr89" draw:text-style-name="P9" xml:id="id246" draw:id="id246" draw:layer="layout" svg:width="11.43cm" svg:height="1.143cm" svg:x="127.492cm" svg:y="17.637cm">
          <text:p text:style-name="P2"><text:span text:style-name="T1">Вас наконец то отвязывают от кровати. </text:span></text:p>
          <text:p text:style-name="P2"><text:span text:style-name="T1">Вам страшно, сможете ли Вы самостоятельно встать и идти.</text:span></text:p>
          <text:p text:style-name="P2"><text:span text:style-name="T1">Но на Ваше удивление спокойно встаёте, чувствуя только небольшую слабо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27cm" svg:y1="16.748cm" svg:x2="133.207cm" svg:y2="17.637cm" draw:start-shape="id245" draw:start-glue-point="2" draw:end-shape="id246" draw:end-glue-point="0" svg:d="M133270 16748v444h-63v445" svg:viewBox="0 0 64 890">
          <text:p/>
        </draw:connector>
        <draw:custom-shape draw:style-name="gr77" draw:text-style-name="P3" xml:id="id248" draw:id="id248" draw:layer="layout" svg:width="5.969cm" svg:height="1.016cm" svg:x="130.177cm" svg:y="20.511cm">
          <text:p text:style-name="P2"><text:span text:style-name="T1">Как ты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7" draw:id="id247" draw:layer="layout" svg:width="4.445cm" svg:height="0.508cm" svg:x="130.177cm" svg:y="20.00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8.78cm" svg:x2="132.399cm" svg:y2="20.003cm" draw:start-shape="id246" draw:start-glue-point="2" draw:end-shape="id247" draw:end-glue-point="0" svg:d="M133207 18780v611h-808v612" svg:viewBox="0 0 809 1224">
          <text:p/>
        </draw:connector>
        <draw:custom-shape draw:style-name="gr43" draw:text-style-name="P3" draw:layer="layout" svg:width="4.699cm" svg:height="1.016cm" svg:x="131.937cm" svg:y="23.225cm">
          <text:p text:style-name="P2"><text:span text:style-name="T1">Голова немного кружи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9" draw:id="id249" draw:layer="layout" svg:width="1.397cm" svg:height="0.508cm" svg:x="131.937cm" svg:y="22.7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0" draw:id="id250" draw:layer="layout" svg:width="2.032cm" svg:height="0.508cm" svg:x="131.937cm" svg:y="24.241cm">
          <text:p text:style-name="P2"><text:span text:style-name="T2">My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161cm" svg:y1="21.527cm" svg:x2="132.635cm" svg:y2="22.717cm" draw:start-shape="id248" draw:start-glue-point="2" draw:end-shape="id249" draw:end-glue-point="0" svg:d="M133161 21527v595h-526v595" svg:viewBox="0 0 527 1191">
          <text:p/>
        </draw:connector>
        <draw:custom-shape draw:style-name="gr90" draw:text-style-name="P3" xml:id="id252" draw:id="id252" draw:layer="layout" svg:width="7.322cm" svg:height="0.962cm" svg:x="128.933cm" svg:y="26.835cm">
          <text:p text:style-name="P2"><text:span text:style-name="T1">Это пройдет. </text:span></text:p>
          <text:p text:style-name="P2"><text:span text:style-name="T1">Давай я провожу тебя до туалета и покажу где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1" draw:id="id251" draw:layer="layout" svg:width="4.445cm" svg:height="0.508cm" svg:x="128.933cm" svg:y="26.32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24.749cm" svg:x2="131.155cm" svg:y2="26.327cm" draw:start-shape="id250" draw:start-glue-point="2" draw:end-shape="id251" draw:end-glue-point="0" svg:d="M132953 24749v789h-1798v789" svg:viewBox="0 0 1799 1579">
          <text:p/>
        </draw:connector>
        <draw:custom-shape draw:style-name="gr37" draw:text-style-name="P3" draw:layer="layout" svg:width="3.175cm" svg:height="1.016cm" svg:x="131.556cm" svg:y="29.448cm">
          <text:p text:style-name="P2"><text:span text:style-name="T1">А пото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3" draw:id="id253" draw:layer="layout" svg:width="1.397cm" svg:height="0.508cm" svg:x="131.556cm" svg:y="28.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4" draw:id="id254" draw:layer="layout" svg:width="2.032cm" svg:height="0.508cm" svg:x="131.556cm" svg:y="30.464cm">
          <text:p text:style-name="P2"><text:span text:style-name="T2">What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94cm" svg:y1="27.797cm" svg:x2="132.254cm" svg:y2="28.94cm" draw:start-shape="id252" draw:start-glue-point="2" draw:end-shape="id253" draw:end-glue-point="0" svg:d="M132594 27797v572h-340v571" svg:viewBox="0 0 341 1144">
          <text:p/>
        </draw:connector>
        <draw:custom-shape draw:style-name="gr90" draw:text-style-name="P3" xml:id="id256" draw:id="id256" draw:layer="layout" svg:width="7.322cm" svg:height="0.962cm" svg:x="130.335cm" svg:y="32.607cm">
          <text:p text:style-name="P2"><text:span text:style-name="T1">Отведу тебя в столовую, а затем на прием к доктор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5" draw:id="id255" draw:layer="layout" svg:width="4.445cm" svg:height="0.508cm" svg:x="130.335cm" svg:y="32.09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572cm" svg:y1="30.972cm" svg:x2="132.557cm" svg:y2="32.099cm" draw:start-shape="id254" draw:start-glue-point="2" draw:end-shape="id255" draw:end-glue-point="0" svg:d="M132572 30972v564h-15v563" svg:viewBox="0 0 16 1128">
          <text:p/>
        </draw:connector>
        <draw:custom-shape draw:style-name="gr91" draw:text-style-name="P3" draw:layer="layout" svg:width="4.318cm" svg:height="1.016cm" svg:x="131.249cm" svg:y="35.386cm">
          <text:p text:style-name="P2"><text:span text:style-name="T1">Хорошо. Я объясню доктору, </text:span></text:p>
          <text:p text:style-name="P2"><text:span text:style-name="T1">что произошла ошибк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7" draw:id="id257" draw:layer="layout" svg:width="1.397cm" svg:height="0.508cm" svg:x="131.249cm" svg:y="34.8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8" draw:id="id258" draw:layer="layout" svg:width="2.032cm" svg:height="0.508cm" svg:x="131.249cm" svg:y="36.402cm">
          <text:p text:style-name="P2"><text:span text:style-name="T2">Gr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996cm" svg:y1="33.569cm" svg:x2="131.947cm" svg:y2="34.878cm" draw:start-shape="id256" draw:start-glue-point="2" draw:end-shape="id257" draw:end-glue-point="0" svg:d="M133996 33569v655h-2049v654" svg:viewBox="0 0 2050 1310">
          <text:p/>
        </draw:connector>
        <draw:custom-shape draw:style-name="gr92" draw:text-style-name="P3" xml:id="id260" draw:id="id260" draw:layer="layout" svg:width="5.099cm" svg:height="0.962cm" svg:x="130.794cm" svg:y="38.646cm">
          <text:p text:style-name="P2"><text:span text:style-name="T1">Не сомневаюсь. Пойде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9" draw:id="id259" draw:layer="layout" svg:width="4.445cm" svg:height="0.508cm" svg:x="130.794cm" svg:y="38.13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265cm" svg:y1="36.91cm" svg:x2="133.016cm" svg:y2="38.138cm" draw:start-shape="id258" draw:start-glue-point="2" draw:end-shape="id259" draw:end-glue-point="0" svg:d="M132265 36910v614h751v614" svg:viewBox="0 0 752 1229">
          <text:p/>
        </draw:connector>
        <draw:custom-shape draw:style-name="gr93" draw:text-style-name="P9" xml:id="id261" draw:id="id261" draw:layer="layout" svg:width="7.62cm" svg:height="1.143cm" svg:x="129.524cm" svg:y="40.624cm">
          <text:p text:style-name="P2"><text:span text:style-name="T1">Медсестра ведет Вас в знакомый уже туалет.</text:span></text:p>
          <text:p text:style-name="P2"><text:span text:style-name="T1">Санитары не идут за Вами, а уходят по своим дел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343cm" svg:y1="39.608cm" svg:x2="133.334cm" svg:y2="40.624cm" draw:start-shape="id260" draw:start-glue-point="2" draw:end-shape="id261" draw:end-glue-point="0" svg:d="M133343 39608v508h-9v508" svg:viewBox="0 0 10 1017">
          <text:p/>
        </draw:connector>
        <draw:custom-shape draw:style-name="gr92" draw:text-style-name="P3" xml:id="id263" draw:id="id263" draw:layer="layout" svg:width="5.099cm" svg:height="0.962cm" svg:x="131.048cm" svg:y="43.418cm">
          <text:p text:style-name="P2"><text:span text:style-name="T1">Приступай. Пожалуйста, </text:span></text:p>
          <text:p text:style-name="P2"><text:span text:style-name="T1">у меня ещё много де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2" draw:id="id262" draw:layer="layout" svg:width="4.445cm" svg:height="0.508cm" svg:x="131.048cm" svg:y="42.9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334cm" svg:y1="41.767cm" svg:x2="133.27cm" svg:y2="42.91cm" draw:start-shape="id261" draw:start-glue-point="2" draw:end-shape="id262" draw:end-glue-point="0" svg:d="M133334 41767v571h-64v572" svg:viewBox="0 0 65 1144">
          <text:p/>
        </draw:connector>
        <draw:custom-shape draw:style-name="gr91" draw:text-style-name="P3" draw:layer="layout" svg:width="4.318cm" svg:height="1.016cm" svg:x="127.746cm" svg:y="45.831cm">
          <text:p text:style-name="P2"><text:span text:style-name="T1">Справить нужд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4" draw:id="id264" draw:layer="layout" svg:width="1.397cm" svg:height="0.508cm" svg:x="127.746cm" svg:y="45.3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5" draw:id="id265" draw:layer="layout" svg:width="2.032cm" svg:height="0.508cm" svg:x="127.746cm" svg:y="46.847cm">
          <text:p text:style-name="P2"><text:span text:style-name="T2">P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48cm" svg:y1="43.899cm" svg:x2="128.444cm" svg:y2="45.323cm" draw:start-shape="id263" draw:start-glue-point="3" draw:end-shape="id264" draw:end-glue-point="0" svg:d="M131048 43899h-2604v1424" svg:viewBox="0 0 2605 1425">
          <text:p/>
        </draw:connector>
        <draw:custom-shape draw:style-name="gr93" draw:text-style-name="P9" xml:id="id266" draw:id="id266" draw:layer="layout" svg:width="7.62cm" svg:height="1.143cm" svg:x="126.095cm" svg:y="48.625cm">
          <text:p text:style-name="P2"><text:span text:style-name="T1">Заходите в свободную кабинку и делаете свое дел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8.762cm" svg:y1="47.355cm" svg:x2="129.905cm" svg:y2="48.625cm" draw:start-shape="id265" draw:start-glue-point="2" draw:end-shape="id266" svg:d="M128762 47355v635h1143v635" svg:viewBox="0 0 1144 1271">
          <text:p/>
        </draw:connector>
        <draw:custom-shape draw:style-name="gr91" draw:text-style-name="P3" draw:layer="layout" svg:width="4.318cm" svg:height="1.016cm" svg:x="128.508cm" svg:y="51.419cm">
          <text:p text:style-name="P2"><text:span text:style-name="T1">Помыть рук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7" draw:id="id267" draw:layer="layout" svg:width="1.397cm" svg:height="0.508cm" svg:x="128.508cm" svg:y="50.91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8" draw:id="id268" draw:layer="layout" svg:width="2.032cm" svg:height="0.508cm" svg:x="128.508cm" svg:y="52.435cm">
          <text:p text:style-name="P2"><text:span text:style-name="T2">WashH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905cm" svg:y1="49.768cm" svg:x2="129.206cm" svg:y2="50.911cm" draw:start-shape="id266" draw:start-glue-point="2" draw:end-shape="id267" draw:end-glue-point="0" svg:d="M129905 49768v571h-699v572" svg:viewBox="0 0 700 1144">
          <text:p/>
        </draw:connector>
        <draw:custom-shape draw:style-name="gr94" draw:text-style-name="P9" xml:id="id269" draw:id="id269" draw:layer="layout" svg:width="8.763cm" svg:height="1.778cm" svg:x="126.222cm" svg:y="53.705cm">
          <text:p text:style-name="P2"><text:span text:style-name="T1">Выходите из кабинки и подходите к раковине.</text:span></text:p>
          <text:p text:style-name="P2"><text:span text:style-name="T1">Смотрите в зеркало у раковины и вскрикиваете от увиденного.</text:span></text:p>
          <text:p text:style-name="P2"><text:span text:style-name="T1">Перед Вами лицо совершенно неизвестной девушки.</text:span></text:p>
          <text:p text:style-name="P2"><text:span text:style-name="T1">От испуга Вы замираете на месте, </text:span></text:p>
          <text:p text:style-name="P2"><text:span text:style-name="T1">глазами разглядывая лицо незнакомк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524cm" svg:y1="52.943cm" svg:x2="130.603cm" svg:y2="53.705cm" draw:start-shape="id268" draw:start-glue-point="2" draw:end-shape="id269" draw:end-glue-point="0" svg:d="M129524 52943v381h1079v381" svg:viewBox="0 0 1080 763">
          <text:p/>
        </draw:connector>
        <draw:custom-shape draw:style-name="gr92" draw:text-style-name="P3" xml:id="id271" draw:id="id271" draw:layer="layout" svg:width="5.099cm" svg:height="0.962cm" svg:x="128.108cm" svg:y="57.442cm">
          <text:p text:style-name="P2"><text:span text:style-name="T1">Что с тобой, Элис? Тебе плох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0" draw:id="id270" draw:layer="layout" svg:width="4.445cm" svg:height="0.508cm" svg:x="128.108cm" svg:y="56.93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03cm" svg:y1="55.483cm" svg:x2="130.33cm" svg:y2="56.934cm" draw:start-shape="id269" draw:start-glue-point="2" draw:end-shape="id270" draw:end-glue-point="0" svg:d="M130603 55483v726h-273v725" svg:viewBox="0 0 274 1452">
          <text:p/>
        </draw:connector>
        <draw:custom-shape draw:style-name="gr95" draw:text-style-name="P9" xml:id="id272" draw:id="id272" draw:layer="layout" svg:width="7.211cm" svg:height="1.143cm" svg:x="127.492cm" svg:y="59.293cm">
          <text:p text:style-name="P2"><text:span text:style-name="T1">Руки Агаты нырнули в карман за успокоительны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57cm" svg:y1="58.404cm" svg:x2="131.097cm" svg:y2="59.293cm" draw:start-shape="id271" draw:start-glue-point="2" draw:end-shape="id272" draw:end-glue-point="0" svg:d="M130657 58404v444h440v445" svg:viewBox="0 0 441 890">
          <text:p/>
        </draw:connector>
        <draw:custom-shape draw:style-name="gr91" draw:text-style-name="P3" draw:layer="layout" svg:width="4.318cm" svg:height="1.016cm" svg:x="130.043cm" svg:y="62.495cm">
          <text:p text:style-name="P2"><text:span text:style-name="T1">[Соврать] Всё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73" draw:id="id273" draw:layer="layout" svg:width="1.397cm" svg:height="0.508cm" svg:x="130.043cm" svg:y="61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74" draw:id="id274" draw:layer="layout" svg:width="2.032cm" svg:height="0.508cm" svg:x="130.043cm" svg:y="63.511cm">
          <text:p text:style-name="P2"><text:span text:style-name="T2">Lie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97cm" svg:y1="60.436cm" svg:x2="130.741cm" svg:y2="61.987cm" draw:start-shape="id272" draw:start-glue-point="2" draw:end-shape="id273" draw:end-glue-point="0" svg:d="M131097 60436v775h-356v776" svg:viewBox="0 0 357 1552">
          <text:p/>
        </draw:connector>
        <draw:custom-shape draw:style-name="gr92" draw:text-style-name="P3" xml:id="id276" draw:id="id276" draw:layer="layout" svg:width="5.099cm" svg:height="0.962cm" svg:x="128.87cm" svg:y="66.024cm">
          <text:p text:style-name="P2"><text:span text:style-name="T1">Хорошо. Пойдем покажу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5" draw:id="id275" draw:layer="layout" svg:width="4.445cm" svg:height="0.508cm" svg:x="128.87cm" svg:y="65.51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059cm" svg:y1="64.019cm" svg:x2="131.092cm" svg:y2="65.516cm" draw:start-shape="id274" draw:start-glue-point="2" draw:end-shape="id275" svg:d="M131059 64019v749h33v748" svg:viewBox="0 0 34 1498">
          <text:p/>
        </draw:connector>
        <draw:custom-shape draw:style-name="gr96" draw:text-style-name="P9" xml:id="id277" draw:id="id277" draw:layer="layout" svg:width="8.636cm" svg:height="1.905cm" svg:x="127.111cm" svg:y="68.183cm">
          <text:p text:style-name="P2"><text:span text:style-name="T1">Выходите обратно в коридор и заходите <text:s/>в дверь напротив.</text:span></text:p>
          <text:p text:style-name="P2"><text:span text:style-name="T1">В комнате под душем уже моется две пациентки.</text:span></text:p>
          <text:p text:style-name="P2"><text:span text:style-name="T1">Все открыто, все видно. </text:span></text:p>
          <text:p text:style-name="P2"><text:span text:style-name="T1">Вам становится не по себе от мысли, что нужно будет мыться</text:span></text:p>
          <text:p text:style-name="P2"><text:span text:style-name="T1">когда все Вас видя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419cm" svg:y1="66.986cm" svg:x2="131.429cm" svg:y2="68.183cm" draw:start-shape="id276" draw:start-glue-point="2" draw:end-shape="id277" draw:end-glue-point="0" svg:d="M131419 66986v598h10v599" svg:viewBox="0 0 11 1198">
          <text:p/>
        </draw:connector>
        <draw:custom-shape draw:style-name="gr97" draw:text-style-name="P3" xml:id="id279" draw:id="id279" draw:layer="layout" svg:width="7.232cm" svg:height="0.962cm" svg:x="128.254cm" svg:y="71.666cm">
          <text:p text:style-name="P2"><text:span text:style-name="T1">Раздевайся. </text:span></text:p>
          <text:p text:style-name="P2"><text:span text:style-name="T1">Пока ты моешься я принесу тебе чистую одеж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8" draw:id="id278" draw:layer="layout" svg:width="4.445cm" svg:height="0.508cm" svg:x="128.254cm" svg:y="71.15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429cm" svg:y1="70.088cm" svg:x2="130.476cm" svg:y2="71.158cm" draw:start-shape="id277" draw:start-glue-point="2" draw:end-shape="id278" draw:end-glue-point="0" svg:d="M131429 70088v535h-953v535" svg:viewBox="0 0 954 1071">
          <text:p/>
        </draw:connector>
        <draw:custom-shape draw:style-name="gr91" draw:text-style-name="P3" draw:layer="layout" svg:width="4.318cm" svg:height="1.016cm" svg:x="129.651cm" svg:y="74.914cm">
          <text:p text:style-name="P2"><text:span text:style-name="T1">Раздеться и начать мыть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0" draw:id="id280" draw:layer="layout" svg:width="1.397cm" svg:height="0.508cm" svg:x="129.651cm" svg:y="74.4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1" draw:id="id281" draw:layer="layout" svg:width="2.032cm" svg:height="0.508cm" svg:x="129.651cm" svg:y="75.93cm">
          <text:p text:style-name="P2"><text:span text:style-name="T2">BeginW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87cm" svg:y1="72.628cm" svg:x2="130.349cm" svg:y2="74.406cm" draw:start-shape="id279" draw:start-glue-point="2" draw:end-shape="id280" draw:end-glue-point="0" svg:d="M131870 72628v889h-1521v889" svg:viewBox="0 0 1522 1779">
          <text:p/>
        </draw:connector>
        <draw:custom-shape draw:style-name="gr95" draw:text-style-name="P9" xml:id="id282" draw:id="id282" draw:layer="layout" svg:width="7.211cm" svg:height="1.143cm" svg:x="128.409cm" svg:y="77.835cm">
          <text:p text:style-name="P2"><text:span text:style-name="T1">Медсестра забрала грязную одежду </text:span></text:p>
          <text:p text:style-name="P2"><text:span text:style-name="T1">и пошла за н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67cm" svg:y1="76.438cm" svg:x2="132.014cm" svg:y2="77.835cm" draw:start-shape="id281" draw:start-glue-point="2" draw:end-shape="id282" draw:end-glue-point="0" svg:d="M130667 76438v698h1347v699" svg:viewBox="0 0 1348 1398">
          <text:p/>
        </draw:connector>
        <draw:custom-shape draw:style-name="gr98" draw:text-style-name="P3" xml:id="id284" draw:id="id284" draw:layer="layout" svg:width="4.826cm" svg:height="0.962cm" svg:x="129.524cm" svg:y="80.883cm">
          <text:p text:style-name="P2"><text:span text:style-name="T1">Эй, буй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3" draw:id="id283" draw:layer="layout" svg:width="4.445cm" svg:height="0.508cm" svg:x="129.524cm" svg:y="80.375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014cm" svg:y1="78.978cm" svg:x2="131.746cm" svg:y2="80.375cm" draw:start-shape="id282" draw:start-glue-point="2" draw:end-shape="id283" svg:d="M132014 78978v698h-268v699" svg:viewBox="0 0 269 1398">
          <text:p/>
        </draw:connector>
        <draw:custom-shape draw:style-name="gr91" draw:text-style-name="P3" draw:layer="layout" svg:width="4.318cm" svg:height="1.016cm" svg:x="130.54cm" svg:y="85.963cm">
          <text:p text:style-name="P2"><text:span text:style-name="T1">Я не буйн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6" draw:id="id286" draw:layer="layout" svg:width="1.397cm" svg:height="0.508cm" svg:x="130.54cm" svg:y="85.4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7" draw:id="id287" draw:layer="layout" svg:width="2.032cm" svg:height="0.508cm" svg:x="130.54cm" svg:y="86.979cm">
          <text:p text:style-name="P2"><text:span text:style-name="T2">Not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9" xml:id="id285" draw:id="id285" draw:layer="layout" svg:width="7.211cm" svg:height="1.143cm" svg:x="128.381cm" svg:y="82.915cm">
          <text:p text:style-name="P2"><text:span text:style-name="T1">Вы немного удивлены, что с Вами</text:span></text:p>
          <text:p text:style-name="P2"><text:span text:style-name="T1">заговорили в таком месте, когда Вы моетесь.</text:span></text:p>
          <text:p text:style-name="P2"><text:span text:style-name="T1">Ответили первое, что пришло в голов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937cm" svg:y1="81.845cm" svg:x2="131.986cm" svg:y2="82.915cm" draw:start-shape="id284" draw:start-glue-point="2" draw:end-shape="id285" draw:end-glue-point="0" svg:d="M131937 81845v535h49v535" svg:viewBox="0 0 50 1071">
          <text:p/>
        </draw:connector>
        <draw:connector draw:style-name="gr7" draw:text-style-name="P2" draw:layer="layout" svg:x1="131.986cm" svg:y1="84.058cm" svg:x2="131.238cm" svg:y2="85.455cm" draw:start-shape="id285" draw:start-glue-point="2" draw:end-shape="id286" draw:end-glue-point="0" svg:d="M131986 84058v698h-748v699" svg:viewBox="0 0 749 1398">
          <text:p/>
        </draw:connector>
        <draw:custom-shape draw:style-name="gr98" draw:text-style-name="P3" xml:id="id289" draw:id="id289" draw:layer="layout" svg:width="4.826cm" svg:height="0.962cm" svg:x="130.159cm" svg:y="89.065cm">
          <text:p text:style-name="P2"><text:span text:style-name="T1">Не хочешь мне ничего сказат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8" draw:id="id288" draw:layer="layout" svg:width="4.445cm" svg:height="0.508cm" svg:x="130.159cm" svg:y="88.557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556cm" svg:y1="87.487cm" svg:x2="132.381cm" svg:y2="88.557cm" draw:start-shape="id287" draw:start-glue-point="2" draw:end-shape="id288" draw:end-glue-point="0" svg:d="M131556 87487v535h825v535" svg:viewBox="0 0 826 1071">
          <text:p/>
        </draw:connector>
        <draw:custom-shape draw:style-name="gr91" draw:text-style-name="P3" draw:layer="layout" svg:width="4.318cm" svg:height="1.016cm" svg:x="130.667cm" svg:y="91.678cm">
          <text:p text:style-name="P2"><text:span text:style-name="T1">Нет. А должн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0" draw:id="id290" draw:layer="layout" svg:width="1.397cm" svg:height="0.508cm" svg:x="130.667cm" svg:y="91.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1" draw:id="id291" draw:layer="layout" svg:width="2.032cm" svg:height="0.508cm" svg:x="130.667cm" svg:y="92.694cm">
          <text:p text:style-name="P2"><text:span text:style-name="T2">NoW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72cm" svg:y1="90.027cm" svg:x2="131.365cm" svg:y2="91.17cm" draw:start-shape="id289" draw:start-glue-point="2" draw:end-shape="id290" draw:end-glue-point="0" svg:d="M132572 90027v572h-1207v571" svg:viewBox="0 0 1208 1144">
          <text:p/>
        </draw:connector>
        <draw:custom-shape draw:style-name="gr98" draw:text-style-name="P3" xml:id="id293" draw:id="id293" draw:layer="layout" svg:width="4.826cm" svg:height="0.962cm" svg:x="130.286cm" svg:y="94.853cm">
          <text:p text:style-name="P2"><text:span text:style-name="T1">Ты что, ничего не помни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2" draw:id="id292" draw:layer="layout" svg:width="4.445cm" svg:height="0.508cm" svg:x="130.286cm" svg:y="94.345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683cm" svg:y1="93.202cm" svg:x2="132.508cm" svg:y2="94.345cm" draw:start-shape="id291" draw:start-glue-point="2" draw:end-shape="id292" draw:end-glue-point="0" svg:d="M131683 93202v572h825v571" svg:viewBox="0 0 826 1144">
          <text:p/>
        </draw:connector>
        <draw:custom-shape draw:style-name="gr91" draw:text-style-name="P3" draw:layer="layout" svg:width="4.318cm" svg:height="1.016cm" svg:x="130.794cm" svg:y="97.647cm">
          <text:p text:style-name="P2"><text:span text:style-name="T1">Не понимаю о чем ты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4" draw:id="id294" draw:layer="layout" svg:width="1.397cm" svg:height="0.508cm" svg:x="130.794cm" svg:y="97.13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5" draw:id="id295" draw:layer="layout" svg:width="2.032cm" svg:height="0.508cm" svg:x="130.794cm" svg:y="98.663cm">
          <text:p text:style-name="P2"><text:span text:style-name="T2">DontUnderst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699cm" svg:y1="95.815cm" svg:x2="131.492cm" svg:y2="97.139cm" draw:start-shape="id293" draw:start-glue-point="2" draw:end-shape="id294" draw:end-glue-point="0" svg:d="M132699 95815v662h-1207v662" svg:viewBox="0 0 1208 1325">
          <text:p/>
        </draw:connector>
        <draw:custom-shape draw:style-name="gr98" draw:text-style-name="P3" xml:id="id297" draw:id="id297" draw:layer="layout" svg:width="4.826cm" svg:height="0.962cm" svg:x="130.794cm" svg:y="100.822cm">
          <text:p text:style-name="P2"><text:span text:style-name="T1">Ну лад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6" draw:id="id296" draw:layer="layout" svg:width="4.445cm" svg:height="0.508cm" svg:x="130.794cm" svg:y="100.314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81cm" svg:y1="99.171cm" svg:x2="133.016cm" svg:y2="100.314cm" draw:start-shape="id295" draw:start-glue-point="2" draw:end-shape="id296" draw:end-glue-point="0" svg:d="M131810 99171v572h1206v571" svg:viewBox="0 0 1207 1144">
          <text:p/>
        </draw:connector>
        <draw:custom-shape draw:style-name="gr95" draw:text-style-name="P9" xml:id="id298" draw:id="id298" draw:layer="layout" svg:width="7.211cm" svg:height="1.143cm" svg:x="129.933cm" svg:y="102.727cm">
          <text:p text:style-name="P2"><text:span text:style-name="T1">Незнакомка хочет сказать ещё, но входит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" xml:id="id300" draw:id="id300" draw:layer="layout" svg:width="7.232cm" svg:height="0.962cm" svg:x="131.182cm" svg:y="105.575cm">
          <text:p text:style-name="P2"><text:span text:style-name="T1">Лора приставала к тебе, Элис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9" draw:id="id299" draw:layer="layout" svg:width="4.445cm" svg:height="0.508cm" svg:x="131.182cm" svg:y="105.06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01.784cm" svg:x2="133.538cm" svg:y2="102.727cm" draw:start-shape="id297" draw:start-glue-point="2" draw:end-shape="id298" draw:end-glue-point="0" svg:d="M133207 101784v471h331v472" svg:viewBox="0 0 332 944">
          <text:p/>
        </draw:connector>
        <draw:connector draw:style-name="gr7" draw:text-style-name="P2" draw:layer="layout" svg:x1="133.538cm" svg:y1="103.87cm" svg:x2="133.404cm" svg:y2="105.067cm" draw:start-shape="id298" draw:start-glue-point="2" draw:end-shape="id299" draw:end-glue-point="0" svg:d="M133538 103870v598h-134v599" svg:viewBox="0 0 135 1198">
          <text:p/>
        </draw:connector>
        <draw:custom-shape draw:style-name="gr99" draw:text-style-name="P3" draw:layer="layout" svg:width="5.461cm" svg:height="1.016cm" svg:x="131.302cm" svg:y="108.315cm">
          <text:p text:style-name="P2"><text:span text:style-name="T1">[Сарказм] Кажется мы подружилис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1" draw:id="id301" draw:layer="layout" svg:width="1.397cm" svg:height="0.508cm" svg:x="131.302cm" svg:y="107.80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2" draw:id="id302" draw:layer="layout" svg:width="2.032cm" svg:height="0.508cm" svg:x="131.302cm" svg:y="109.331cm">
          <text:p text:style-name="P2"><text:span text:style-name="T2">SarcasmFrie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798cm" svg:y1="106.537cm" svg:x2="132cm" svg:y2="107.807cm" draw:start-shape="id300" draw:start-glue-point="2" draw:end-shape="id301" draw:end-glue-point="0" svg:d="M134798 106537v635h-2798v635" svg:viewBox="0 0 2799 1271">
          <text:p/>
        </draw:connector>
        <draw:custom-shape draw:style-name="gr97" draw:text-style-name="P3" xml:id="id304" draw:id="id304" draw:layer="layout" svg:width="7.232cm" svg:height="0.962cm" svg:x="131.194cm" svg:y="111.451cm">
          <text:p text:style-name="P2"><text:span text:style-name="T4">Ну и замечательно. </text:span><text:span text:style-name="T1">Пожалуйста, заканчивай мыться.</text:span></text:p>
          <text:p text:style-name="P2"><text:span text:style-name="T1">И пойдем в столову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3" draw:id="id303" draw:layer="layout" svg:width="4.445cm" svg:height="0.508cm" svg:x="131.194cm" svg:y="110.94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318cm" svg:y1="109.839cm" svg:x2="133.416cm" svg:y2="110.943cm" draw:start-shape="id302" draw:start-glue-point="2" draw:end-shape="id303" draw:end-glue-point="0" svg:d="M132318 109839v552h1098v552" svg:viewBox="0 0 1099 1105">
          <text:p/>
        </draw:connector>
        <draw:custom-shape draw:style-name="gr95" draw:text-style-name="P9" xml:id="id305" draw:id="id305" draw:layer="layout" svg:width="7.211cm" svg:height="1.143cm" svg:x="131.203cm" svg:y="113.522cm">
          <text:p text:style-name="P2"><text:span text:style-name="T1">Вы выключаете воду, вытираетесь и надеваете</text:span></text:p>
          <text:p text:style-name="P2"><text:span text:style-name="T1">чистую одежду. Медсестра выводит Вас в коридор </text:span></text:p>
          <text:p text:style-name="P2"><text:span text:style-name="T1">и ведёт в столовую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81cm" svg:y1="112.413cm" svg:x2="134.808cm" svg:y2="113.522cm" draw:start-shape="id304" draw:start-glue-point="2" draw:end-shape="id305" draw:end-glue-point="0" svg:d="M134810 112413v554h-2v555" svg:viewBox="0 0 3 1110">
          <text:p/>
        </draw:connector>
        <draw:custom-shape draw:style-name="gr99" draw:text-style-name="P3" draw:layer="layout" svg:width="5.461cm" svg:height="1.016cm" svg:x="132.445cm" svg:y="117.078cm">
          <text:p text:style-name="P2"><text:span text:style-name="T1">А кто эта Лор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6" draw:id="id306" draw:layer="layout" svg:width="1.397cm" svg:height="0.508cm" svg:x="132.445cm" svg:y="116.5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7" draw:id="id307" draw:layer="layout" svg:width="2.032cm" svg:height="0.508cm" svg:x="132.445cm" svg:y="118.094cm">
          <text:p text:style-name="P2"><text:span text:style-name="T2">WhoIsLo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808cm" svg:y1="114.665cm" svg:x2="133.143cm" svg:y2="116.57cm" draw:start-shape="id305" draw:start-glue-point="2" draw:end-shape="id306" draw:end-glue-point="0" svg:d="M134808 114665v952h-1665v953" svg:viewBox="0 0 1666 1906">
          <text:p/>
        </draw:connector>
        <draw:custom-shape draw:style-name="gr100" draw:text-style-name="P3" xml:id="id309" draw:id="id309" draw:layer="layout" svg:width="7.994cm" svg:height="0.962cm" svg:x="131.563cm" svg:y="120.253cm">
          <text:p text:style-name="P2"><text:span text:style-name="T1">Извини, я не хочу обсуждать с тобой других пациентов.</text:span></text:p>
          <text:p text:style-name="P2"><text:span text:style-name="T1">Просто, постарайся не задевать её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8" draw:id="id308" draw:layer="layout" svg:width="4.445cm" svg:height="0.508cm" svg:x="131.563cm" svg:y="119.745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461cm" svg:y1="118.602cm" svg:x2="133.785cm" svg:y2="119.745cm" draw:start-shape="id307" draw:start-glue-point="2" draw:end-shape="id308" draw:end-glue-point="0" svg:d="M133461 118602v572h324v571" svg:viewBox="0 0 325 1144">
          <text:p/>
        </draw:connector>
        <draw:custom-shape draw:style-name="gr101" draw:text-style-name="P9" xml:id="id310" draw:id="id310" draw:layer="layout" svg:width="10.16cm" svg:height="2.286cm" svg:x="130.413cm" svg:y="122.412cm">
          <text:p text:style-name="P2"><text:span text:style-name="T1">Скоро дошли до столовой. </text:span></text:p>
          <text:p text:style-name="P2"><text:span text:style-name="T1">Вы осмотрели помещение в которое зашли.</text:span></text:p>
          <text:p text:style-name="P2"><text:span text:style-name="T1">В центре обеденного зала столики, за которыми </text:span></text:p>
          <text:p text:style-name="P2"><text:span text:style-name="T1">уже сидели пациентки. </text:span></text:p>
          <text:p text:style-name="P2"><text:span text:style-name="T1">У одной стены была линия раздачи, </text:span></text:p>
          <text:p text:style-name="P2"><text:span text:style-name="T1">за которой стояла очередь, а на линии работала буфетчица.</text:span></text:p>
          <text:p text:style-name="P2"><text:span text:style-name="T1">Полная женщина, лет 50-т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5.56cm" svg:y1="121.215cm" svg:x2="135.493cm" svg:y2="122.412cm" draw:start-shape="id309" draw:start-glue-point="2" draw:end-shape="id310" draw:end-glue-point="0" svg:d="M135560 121215v599h-67v598" svg:viewBox="0 0 68 1198">
          <text:p/>
        </draw:connector>
        <draw:custom-shape draw:style-name="gr102" draw:text-style-name="P3" xml:id="id313" draw:id="id313" draw:layer="layout" svg:width="5.247cm" svg:height="0.962cm" svg:x="133.461cm" svg:y="126.149cm">
          <text:p text:style-name="P2"><text:span text:style-name="T1">Элис, вставай в очеред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1" draw:id="id311" draw:layer="layout" svg:width="4.445cm" svg:height="0.508cm" svg:x="133.461cm" svg:y="125.64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493cm" svg:y1="124.698cm" svg:x2="135.683cm" svg:y2="125.641cm" draw:start-shape="id310" draw:start-glue-point="2" draw:end-shape="id311" draw:end-glue-point="0" svg:d="M135493 124698v472h190v471" svg:viewBox="0 0 191 944">
          <text:p/>
        </draw:connector>
        <draw:custom-shape draw:style-name="gr99" draw:text-style-name="P3" draw:layer="layout" svg:width="5.461cm" svg:height="1.016cm" svg:x="133.715cm" svg:y="129.016cm">
          <text:p text:style-name="P2"><text:span text:style-name="T1">Встать в очередь за ед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2" draw:id="id312" draw:layer="layout" svg:width="1.397cm" svg:height="0.508cm" svg:x="133.715cm" svg:y="128.5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4" draw:id="id314" draw:layer="layout" svg:width="2.032cm" svg:height="0.508cm" svg:x="133.715cm" svg:y="130.032cm">
          <text:p text:style-name="P2"><text:span text:style-name="T2">GetIn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413cm" svg:y1="128.508cm" svg:x2="136.084cm" svg:y2="127.111cm" draw:start-shape="id312" draw:start-glue-point="0" draw:end-shape="id313" draw:end-glue-point="2" svg:d="M134413 128508v-698h1671v-699" svg:viewBox="0 0 1672 1398">
          <text:p/>
        </draw:connector>
        <draw:custom-shape draw:style-name="gr103" draw:text-style-name="P9" xml:id="id315" draw:id="id315" draw:layer="layout" svg:width="8.354cm" svg:height="1.27cm" svg:x="132.854cm" svg:y="131.556cm">
          <text:p text:style-name="P2"><text:span text:style-name="T1">Очередь медленно двигается. </text:span></text:p>
          <text:p text:style-name="P2"><text:span text:style-name="T1">Перед Вами осталась одна девушка. </text:span></text:p>
          <text:p text:style-name="P2"><text:span text:style-name="T1">Она подошла к подготовленному подносу с едой и засты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731cm" svg:y1="130.54cm" svg:x2="137.031cm" svg:y2="131.556cm" draw:start-shape="id314" draw:start-glue-point="2" draw:end-shape="id315" draw:end-glue-point="0" svg:d="M134731 130540v508h2300v508" svg:viewBox="0 0 2301 1017">
          <text:p/>
        </draw:connector>
        <draw:custom-shape draw:style-name="gr99" draw:text-style-name="P3" draw:layer="layout" svg:width="5.461cm" svg:height="1.016cm" svg:x="134.604cm" svg:y="139.188cm">
          <text:p text:style-name="P2"><text:span text:style-name="T1">Пожалуйста, можно побыстре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8" draw:id="id318" draw:layer="layout" svg:width="2.032cm" svg:height="0.508cm" svg:x="134.604cm" svg:y="140.204cm">
          <text:p text:style-name="P2"><text:span text:style-name="T2">Hurry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34.605cm" svg:y="138.69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xml:id="id316" draw:id="id316" draw:layer="layout" svg:width="8.763cm" svg:height="1.016cm" svg:x="132.191cm" svg:y="141.601cm">
          <text:p text:style-name="P2"><text:span text:style-name="T1">К застывшей пациентке подходит незнакомая Вам медсестра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3" xml:id="id319" draw:id="id319" draw:layer="layout" svg:width="7.787cm" svg:height="0.962cm" svg:x="133.294cm" svg:y="144.195cm">
          <text:p text:style-name="P2"><text:span text:style-name="T1">Элис, потерпи немного. Сейчас я её отведу за сто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7" draw:id="id317" draw:layer="layout" svg:width="4.445cm" svg:height="0.508cm" svg:x="133.294cm" svg:y="143.687cm">
          <text:p text:style-name="P2"><text:span text:style-name="T1">НЕИЗВЕСТНАЯ МЕДСЕСТ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572cm" svg:y1="142.617cm" svg:x2="135.516cm" svg:y2="143.687cm" draw:start-shape="id316" draw:start-glue-point="2" draw:end-shape="id317" svg:d="M136572 142617v535h-1056v535" svg:viewBox="0 0 1057 1071">
          <text:p/>
        </draw:connector>
        <draw:connector draw:style-name="gr7" draw:text-style-name="P2" draw:layer="layout" svg:x1="135.62cm" svg:y1="140.712cm" svg:x2="136.572cm" svg:y2="141.601cm" draw:start-shape="id318" draw:start-glue-point="2" draw:end-shape="id316" draw:end-glue-point="0" svg:d="M135620 140712v445h952v444" svg:viewBox="0 0 953 890">
          <text:p/>
        </draw:connector>
        <draw:custom-shape draw:style-name="gr49" draw:text-style-name="P9" xml:id="id320" draw:id="id320" draw:layer="layout" svg:width="8.763cm" svg:height="1.651cm" svg:x="132.826cm" svg:y="146.173cm">
          <text:p text:style-name="P2"><text:span text:style-name="T1">Медсестра взялась руками за плечи девушки, </text:span></text:p>
          <text:p text:style-name="P2"><text:span text:style-name="T1">развернула в сторону зала и повела к столику. </text:span></text:p>
          <text:p text:style-name="P2"><text:span text:style-name="T1">Затем вернулась за едой и отнесла её пациентке.</text:span></text:p>
          <text:p text:style-name="P2"><text:span text:style-name="T1">Наконец наступает Ваша очередь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87cm" svg:y1="145.157cm" svg:x2="137.207cm" svg:y2="146.173cm" draw:start-shape="id319" draw:start-glue-point="2" draw:end-shape="id320" svg:d="M137187 145157v508h20v508" svg:viewBox="0 0 21 1017">
          <text:p/>
        </draw:connector>
        <draw:frame draw:style-name="gr106" draw:text-style-name="P1" draw:layer="layout" svg:width="10.493cm" svg:height="0.962cm" svg:x="124.825cm" svg:y="136.255cm">
          <draw:text-box>
            <text:p>Немного расширить и доработать</text:p>
          </draw:text-box>
        </draw:frame>
        <draw:custom-shape draw:style-name="gr99" draw:text-style-name="P3" draw:layer="layout" svg:width="5.461cm" svg:height="1.016cm" svg:x="134.477cm" svg:y="149.59cm">
          <text:p text:style-name="P2"><text:span text:style-name="T1">Добрый ден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3" draw:id="id323" draw:layer="layout" svg:width="2.032cm" svg:height="0.508cm" svg:x="134.477cm" svg:y="150.606cm">
          <text:p text:style-name="P2"><text:span text:style-name="T2">Hel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1" draw:id="id321" draw:layer="layout" svg:width="1.397cm" svg:height="0.508cm" svg:x="134.478cm" svg:y="149.0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207cm" svg:y1="147.824cm" svg:x2="135.176cm" svg:y2="149.094cm" draw:start-shape="id320" draw:start-glue-point="2" draw:end-shape="id321" draw:end-glue-point="0" svg:d="M137207 147824v635h-2031v635" svg:viewBox="0 0 2032 1271">
          <text:p/>
        </draw:connector>
        <draw:custom-shape draw:style-name="gr105" draw:text-style-name="P3" draw:layer="layout" svg:width="7.787cm" svg:height="0.962cm" svg:x="133.461cm" svg:y="134.477cm">
          <text:p text:style-name="P2"><text:span text:style-name="T1">Привет, Эрика, всё нормальн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2" draw:id="id322" draw:layer="layout" svg:width="4.445cm" svg:height="0.508cm" svg:x="133.461cm" svg:y="133.96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031cm" svg:y1="132.826cm" svg:x2="135.683cm" svg:y2="133.969cm" draw:start-shape="id315" draw:start-glue-point="2" draw:end-shape="id322" draw:end-glue-point="0" svg:d="M137031 132826v572h-1348v571" svg:viewBox="0 0 1349 1144">
          <text:p/>
        </draw:connector>
        <draw:custom-shape draw:style-name="gr105" draw:text-style-name="P3" xml:id="id325" draw:id="id325" draw:layer="layout" svg:width="7.787cm" svg:height="0.962cm" svg:x="134.206cm" svg:y="152.867cm">
          <text:p text:style-name="P2"><text:span text:style-name="T1">Привет. Ты новенькая? Как тебя зовут? Меня Битс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4" draw:id="id324" draw:layer="layout" svg:width="4.445cm" svg:height="0.508cm" svg:x="134.206cm" svg:y="152.35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493cm" svg:y1="151.114cm" svg:x2="136.428cm" svg:y2="152.359cm" draw:start-shape="id323" draw:start-glue-point="2" draw:end-shape="id324" draw:end-glue-point="0" svg:d="M135493 151114v623h935v622" svg:viewBox="0 0 936 1246">
          <text:p/>
        </draw:connector>
        <draw:custom-shape draw:style-name="gr99" draw:text-style-name="P3" draw:layer="layout" svg:width="5.461cm" svg:height="1.016cm" svg:x="135.366cm" svg:y="155.305cm">
          <text:p text:style-name="P2"><text:span text:style-name="T1">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7" draw:id="id327" draw:layer="layout" svg:width="2.032cm" svg:height="0.508cm" svg:x="135.366cm" svg:y="156.321cm">
          <text:p text:style-name="P2"><text:span text:style-name="T2">MyNam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6" draw:id="id326" draw:layer="layout" svg:width="1.397cm" svg:height="0.508cm" svg:x="135.367cm" svg:y="154.8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099cm" svg:y1="153.829cm" svg:x2="136.065cm" svg:y2="154.809cm" draw:start-shape="id325" draw:start-glue-point="2" draw:end-shape="id326" draw:end-glue-point="0" svg:d="M138099 153829v490h-2034v490" svg:viewBox="0 0 2035 981">
          <text:p/>
        </draw:connector>
        <draw:custom-shape draw:style-name="gr105" draw:text-style-name="P3" xml:id="id329" draw:id="id329" draw:layer="layout" svg:width="7.787cm" svg:height="0.962cm" svg:x="135.072cm" svg:y="158.607cm">
          <text:p text:style-name="P2"><text:span text:style-name="T1">Какую кашу любишь?</text:span></text:p>
          <text:p text:style-name="P2"><text:span text:style-name="T1">Есть манная, овсяная и гречневая с молок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8" draw:id="id328" draw:layer="layout" svg:width="4.445cm" svg:height="0.508cm" svg:x="135.072cm" svg:y="158.099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382cm" svg:y1="156.829cm" svg:x2="137.294cm" svg:y2="158.099cm" draw:start-shape="id327" draw:start-glue-point="2" draw:end-shape="id328" draw:end-glue-point="0" svg:d="M136382 156829v635h912v635" svg:viewBox="0 0 913 1271">
          <text:p/>
        </draw:connector>
        <draw:custom-shape draw:style-name="gr99" draw:text-style-name="P3" draw:layer="layout" svg:width="5.461cm" svg:height="1.016cm" svg:x="136.382cm" svg:y="161.516cm">
          <text:p text:style-name="P2"><text:span text:style-name="T1">Гречневую с молоком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1" draw:id="id331" draw:layer="layout" svg:width="2.032cm" svg:height="0.508cm" svg:x="136.382cm" svg:y="162.532cm">
          <text:p text:style-name="P2"><text:span text:style-name="T2">Buckwh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0" draw:id="id330" draw:layer="layout" svg:width="1.397cm" svg:height="0.508cm" svg:x="136.383cm" svg:y="161.0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965cm" svg:y1="159.569cm" svg:x2="137.081cm" svg:y2="161.02cm" draw:start-shape="id329" draw:start-glue-point="2" draw:end-shape="id330" draw:end-glue-point="0" svg:d="M138965 159569v726h-1884v725" svg:viewBox="0 0 1885 1452">
          <text:p/>
        </draw:connector>
        <draw:custom-shape draw:style-name="gr104" draw:text-style-name="P9" xml:id="id332" draw:id="id332" draw:layer="layout" svg:width="8.763cm" svg:height="1.016cm" svg:x="133.588cm" svg:y="164.322cm">
          <text:p text:style-name="P2"><text:span text:style-name="T1">Битси приносит тарелку с кашей. </text:span></text:p>
          <text:p text:style-name="P2"><text:span text:style-name="T1">Ставит кашу, стакан с компотом и кусок белого хлеба на подно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163.04cm" svg:x2="137.969cm" svg:y2="164.322cm" draw:start-shape="id331" draw:start-glue-point="2" draw:end-shape="id332" draw:end-glue-point="0" svg:d="M137398 163040v641h571v641" svg:viewBox="0 0 572 1283">
          <text:p/>
        </draw:connector>
        <draw:custom-shape draw:style-name="gr99" draw:text-style-name="P3" draw:layer="layout" svg:width="5.461cm" svg:height="1.016cm" svg:x="136.255cm" svg:y="167.104cm">
          <text:p text:style-name="P2"><text:span text:style-name="T1">Спасибо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36.255cm" svg:y="168.12cm">
          <text:p text:style-name="P2"><text:span text:style-name="T2">Than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3" draw:id="id333" draw:layer="layout" svg:width="1.397cm" svg:height="0.508cm" svg:x="136.256cm" svg:y="166.6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969cm" svg:y1="165.338cm" svg:x2="136.954cm" svg:y2="166.608cm" draw:start-shape="id332" draw:start-glue-point="2" draw:end-shape="id333" draw:end-glue-point="0" svg:d="M137969 165338v635h-1015v635" svg:viewBox="0 0 1016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0-31T22:00:24.035249589</dc:date>
    <meta:editing-duration>P3DT6H14M27S</meta:editing-duration>
    <meta:editing-cycles>473</meta:editing-cycles>
    <meta:generator>LibreOffice/6.0.7.3$Linux_X86_64 LibreOffice_project/00m0$Build-3</meta:generator>
    <meta:document-statistic meta:object-count="678"/>
  </office:meta>
</office:document-meta>
</file>